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style:font-name="Times New Roman1" officeooo:rsid="0001d2c9" officeooo:paragraph-rsid="00062e85"/>
    </style:style>
    <style:style style:name="P2" style:family="paragraph" style:parent-style-name="Standard">
      <style:paragraph-properties fo:line-height="100%"/>
      <style:text-properties style:font-name="Times New Roman1" fo:font-size="14pt" fo:font-weight="bold" officeooo:rsid="0001d2c9" officeooo:paragraph-rsid="00062e85" style:font-size-asian="14pt" style:font-weight-asian="bold" style:font-size-complex="14pt" style:font-weight-complex="bold"/>
    </style:style>
    <style:style style:name="P3" style:family="paragraph" style:parent-style-name="Standard">
      <style:paragraph-properties fo:line-height="100%"/>
      <style:text-properties style:font-name="Times New Roman1"/>
    </style:style>
    <style:style style:name="P4" style:family="paragraph" style:parent-style-name="Standard">
      <style:paragraph-properties fo:line-height="100%"/>
      <style:text-properties style:font-name="Times New Roman1" fo:font-size="11pt" officeooo:rsid="000731cd" style:font-size-asian="11pt" style:font-size-complex="11pt"/>
    </style:style>
    <style:style style:name="P5" style:family="paragraph" style:parent-style-name="Standard">
      <style:paragraph-properties fo:line-height="100%"/>
      <style:text-properties style:font-name="Times New Roman1" fo:font-size="11pt" officeooo:rsid="000731cd" officeooo:paragraph-rsid="000731cd" style:font-size-asian="11pt" style:font-size-complex="11pt"/>
    </style:style>
    <style:style style:name="P6" style:family="paragraph" style:parent-style-name="Standard">
      <style:paragraph-properties fo:line-height="100%"/>
      <style:text-properties style:font-name="Times New Roman1" fo:font-size="11pt" officeooo:rsid="0001d2c9" officeooo:paragraph-rsid="00062e85" style:font-size-asian="11pt" style:font-size-complex="11pt"/>
    </style:style>
    <style:style style:name="P7" style:family="paragraph" style:parent-style-name="Standard">
      <style:paragraph-properties fo:line-height="100%"/>
      <style:text-properties style:font-name="Times New Roman1" officeooo:rsid="000c1943" officeooo:paragraph-rsid="000c1943"/>
    </style:style>
    <style:style style:name="P8" style:family="paragraph" style:parent-style-name="Standard">
      <style:paragraph-properties fo:line-height="100%"/>
      <style:text-properties style:font-name="Times New Roman1" officeooo:rsid="00135121" officeooo:paragraph-rsid="00135121"/>
    </style:style>
    <style:style style:name="P9" style:family="paragraph" style:parent-style-name="Standard">
      <style:text-properties officeooo:paragraph-rsid="000731cd"/>
    </style:style>
    <style:style style:name="P10" style:family="paragraph" style:parent-style-name="Standard">
      <style:paragraph-properties fo:line-height="100%"/>
      <style:text-properties fo:font-size="11pt" style:font-size-asian="11pt" style:font-size-complex="11pt"/>
    </style:style>
    <style:style style:name="P11" style:family="paragraph" style:parent-style-name="Standard">
      <style:text-properties fo:font-size="11pt" officeooo:paragraph-rsid="000e18ea" style:font-size-asian="11pt" style:font-size-complex="11pt"/>
    </style:style>
    <style:style style:name="P12" style:family="paragraph" style:parent-style-name="Standard">
      <style:paragraph-properties fo:line-height="100%" fo:break-before="page"/>
      <style:text-properties style:font-name="Times New Roman1" officeooo:rsid="0001d2c9" officeooo:paragraph-rsid="00062e85"/>
    </style:style>
    <style:style style:name="P13" style:family="paragraph" style:parent-style-name="Standard">
      <style:paragraph-properties fo:line-height="100%" fo:break-before="page"/>
      <style:text-properties style:font-name="Times New Roman1" fo:font-size="14pt" fo:font-weight="bold" officeooo:rsid="000c1943" officeooo:paragraph-rsid="000c1943" style:font-size-asian="14pt" style:font-weight-asian="bold" style:font-size-complex="14pt" style:font-weight-complex="bold"/>
    </style:style>
    <style:style style:name="P14" style:family="paragraph" style:parent-style-name="Text_20_body">
      <style:paragraph-properties fo:line-height="100%"/>
      <style:text-properties fo:font-variant="normal" fo:text-transform="none" fo:color="#000000" style:text-line-through-style="none" style:text-line-through-type="none" style:font-name="Times New Roman1" fo:font-size="14pt" fo:font-style="normal" style:text-underline-style="none" fo:font-weight="bold" officeooo:rsid="000731cd" officeooo:paragraph-rsid="000731cd" style:text-blinking="false" fo:background-color="transparent"/>
    </style:style>
    <style:style style:name="P15" style:family="paragraph" style:parent-style-name="Text_20_body">
      <style:paragraph-properties fo:line-height="100%"/>
      <style:text-properties style:font-name="Times New Roman1" officeooo:rsid="000731cd"/>
    </style:style>
    <style:style style:name="P16"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Times New Roman1" fo:font-size="11pt" fo:font-style="normal" style:text-underline-style="none" fo:font-weight="bold" style:text-blinking="false" fo:background-color="transparent"/>
    </style:style>
    <style:style style:name="P17"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8"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Times New Roman1" fo:font-size="11pt" fo:font-style="normal" style:text-underline-style="none" fo:font-weight="normal" officeooo:paragraph-rsid="00135121" style:text-blinking="false" fo:background-color="transparent"/>
    </style:style>
    <style:style style:name="P19" style:family="paragraph" style:parent-style-name="Text_20_body">
      <style:paragraph-properties fo:margin-top="0in" fo:margin-bottom="0in" loext:contextual-spacing="false" fo:line-height="100%" style:writing-mode="lr-tb"/>
      <style:text-properties style:font-name="Times New Roman1"/>
    </style:style>
    <style:style style:name="P20" style:family="paragraph" style:parent-style-name="Text_20_body">
      <style:paragraph-properties fo:margin-top="0in" fo:margin-bottom="0in" loext:contextual-spacing="false" fo:line-height="100%" style:writing-mode="lr-tb"/>
    </style:style>
    <style:style style:name="P21" style:family="paragraph">
      <style:paragraph-properties style:writing-mode="lr-tb"/>
    </style:style>
    <style:style style:name="P22" style:family="paragraph" style:parent-style-name="Text_20_body">
      <style:paragraph-properties style:writing-mode="lr-tb"/>
      <style:text-properties officeooo:paragraph-rsid="000ab30b"/>
    </style:style>
    <style:style style:name="P23" style:family="paragraph" style:parent-style-name="Text_20_body">
      <style:paragraph-properties style:writing-mode="lr-tb"/>
      <style:text-properties officeooo:paragraph-rsid="00135121"/>
    </style:style>
    <style:style style:name="P24" style:family="paragraph">
      <style:paragraph-properties style:writing-mode="lr-tb"/>
      <style:text-properties officeooo:paragraph-rsid="00135121"/>
    </style:style>
    <style:style style:name="T1" style:family="text">
      <style:text-properties officeooo:rsid="000731cd"/>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bold" officeooo:rsid="000ab30b"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1" fo:font-size="11pt" fo:font-style="normal" style:text-underline-style="none" fo:font-weight="normal" officeooo:rsid="000ab30b"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1" fo:font-size="11pt" fo:font-style="normal" style:text-underline-style="none" fo:font-weight="normal" officeooo:rsid="000ab30b" style:text-blinking="false" fo:background-color="transparent" loext:char-shading-value="0" style:font-style-asian="normal" style:font-style-complex="normal"/>
    </style:style>
    <style:style style:name="T8" style:family="text">
      <style:text-properties fo:font-variant="normal" fo:text-transform="none" fo:color="#000000" style:text-line-through-style="none" style:text-line-through-type="none" style:font-name="Times New Roman1" fo:font-size="11pt" fo:font-style="normal" style:text-underline-style="none" fo:font-weight="normal" officeooo:rsid="00135121"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1" fo:font-size="11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1" fo:font-size="11pt" fo:font-style="italic"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1" fo:font-size="11pt" fo:font-style="italic" style:text-underline-style="none" fo:font-weight="normal" officeooo:rsid="000ab30b" style:text-blinking="false" fo:background-color="transparent" loext:char-shading-value="0" style:font-style-asian="italic" style:font-style-complex="italic"/>
    </style:style>
    <style:style style:name="T12" style:family="text">
      <style:text-properties fo:font-variant="normal" fo:text-transform="none" fo:color="#000000" style:text-line-through-style="none" style:text-line-through-type="none" style:font-name="Times New Roman1" style:text-underline-style="none" style:text-blinking="false" fo:background-color="transparent" loext:char-shading-value="0"/>
    </style:style>
    <style:style style:name="T13" style:family="text">
      <style:text-properties fo:font-variant="normal" fo:text-transform="none" fo:color="#1155cc" style:text-line-through-style="none" style:text-line-through-type="none" style:font-name="Times New Roman1" fo:font-size="11pt" fo:font-style="normal" style:text-underline-style="solid" style:text-underline-width="auto" style:text-underline-color="font-color" fo:font-weight="normal" style:text-blinking="false" fo:background-color="transparent" loext:char-shading-value="0"/>
    </style:style>
    <style:style style:name="T14" style:family="text">
      <style:text-properties fo:font-variant="normal" fo:text-transform="none" style:text-position="0% 100%" style:font-name="Times New Roman1" fo:font-size="11pt" fo:font-style="normal" style:text-underline-style="none" fo:font-weight="normal" style:font-size-asian="11pt" style:font-size-complex="11pt"/>
    </style:style>
    <style:style style:name="T15" style:family="text">
      <style:text-properties fo:font-variant="normal" fo:text-transform="none" style:text-position="0% 100%" style:font-name="Times New Roman1" fo:font-size="11pt" fo:font-style="normal" style:text-underline-style="none" fo:font-weight="normal" officeooo:rsid="000731cd" style:font-size-asian="11pt" style:font-size-complex="11pt"/>
    </style:style>
    <style:style style:name="T16" style:family="text">
      <style:text-properties fo:font-variant="normal" fo:text-transform="none" style:text-position="0% 100%" style:font-name="Times New Roman1" fo:font-size="11pt" fo:font-style="normal" style:text-underline-style="none" fo:font-weight="normal" officeooo:rsid="000f86f9" style:font-size-asian="11pt" style:font-size-complex="11pt"/>
    </style:style>
    <style:style style:name="T17" style:family="text">
      <style:text-properties fo:font-variant="normal" fo:text-transform="none" style:text-position="0% 100%" style:font-name="Times New Roman1" fo:font-style="normal" style:text-underline-style="none" fo:font-weight="normal" officeooo:rsid="000e18ea"/>
    </style:style>
    <style:style style:name="T18" style:family="text">
      <style:text-properties fo:font-variant="normal" fo:text-transform="none" style:text-position="0% 100%" fo:font-style="normal" style:text-underline-style="none" fo:font-weight="normal"/>
    </style:style>
    <style:style style:name="T19" style:family="text">
      <style:text-properties fo:color="#000000" style:text-line-through-style="none" style:text-line-through-type="none" style:font-name="Times New Roman1" fo:font-size="11pt" officeooo:rsid="000ab30b" style:text-blinking="false" fo:background-color="transparent" loext:char-shading-value="0" style:font-style-asian="normal" style:font-style-complex="normal"/>
    </style:style>
    <style:style style:name="T20" style:family="text">
      <style:text-properties fo:font-size="11pt" style:font-size-asian="11pt" style:font-size-complex="11pt"/>
    </style:style>
    <style:style style:name="T21" style:family="text">
      <style:text-properties fo:font-style="italic" style:font-style-asian="italic"/>
    </style:style>
    <style:style style:name="T22" style:family="text">
      <style:text-properties fo:font-style="italic" officeooo:rsid="000731cd" style:font-style-asian="italic" style:font-style-complex="italic"/>
    </style:style>
    <style:style style:name="T23" style:family="text">
      <style:text-properties style:font-name="Times New Roman1"/>
    </style:style>
    <style:style style:name="T24" style:family="text">
      <style:text-properties style:font-name="Times New Roman1" fo:font-size="11pt" style:font-size-asian="11pt" style:font-size-complex="11pt"/>
    </style:style>
    <style:style style:name="T25" style:family="text">
      <style:text-properties style:font-name="Times New Roman1" fo:font-size="11pt" officeooo:rsid="000731cd" style:font-size-asian="11pt" style:font-size-complex="11pt"/>
    </style:style>
    <style:style style:name="T26" style:family="text">
      <style:text-properties style:font-name="Times New Roman1" fo:font-size="11pt" officeooo:rsid="0008e2b2" style:font-size-asian="11pt" style:font-size-complex="11pt"/>
    </style:style>
    <style:style style:name="T27" style:family="text">
      <style:text-properties style:font-name="Times New Roman1" fo:font-size="11pt" officeooo:rsid="0001d2c9" style:font-size-asian="11pt" style:font-size-complex="11pt"/>
    </style:style>
    <style:style style:name="T28" style:family="text">
      <style:text-properties style:font-name="Times New Roman1" fo:font-size="11pt" officeooo:rsid="00062e85" style:font-size-asian="11pt" style:font-size-complex="11pt"/>
    </style:style>
    <style:style style:name="T29" style:family="text">
      <style:text-properties style:font-name="Times New Roman1" fo:font-size="11pt" officeooo:rsid="000f3b48" style:font-size-asian="11pt" style:font-size-complex="11pt"/>
    </style:style>
    <style:style style:name="T30" style:family="text">
      <style:text-properties style:font-name="Times New Roman1" fo:font-size="11pt" officeooo:rsid="000f86f9" style:font-size-asian="11pt" style:font-size-complex="11pt"/>
    </style:style>
    <style:style style:name="T31" style:family="text">
      <style:text-properties style:font-name="Times New Roman1" fo:font-size="11pt" officeooo:rsid="00111f1c" style:font-size-asian="11pt" style:font-size-complex="11pt"/>
    </style:style>
    <style:style style:name="T32" style:family="text">
      <style:text-properties style:font-name="Times New Roman1" fo:font-size="11pt" officeooo:rsid="00114244" style:font-size-asian="11pt" style:font-size-complex="11pt"/>
    </style:style>
    <style:style style:name="T33" style:family="text">
      <style:text-properties style:font-name="Times New Roman1" fo:font-size="11pt" officeooo:rsid="0011af63" style:font-size-asian="11pt" style:font-size-complex="11pt"/>
    </style:style>
    <style:style style:name="T34" style:family="text">
      <style:text-properties style:font-name="Times New Roman1" officeooo:rsid="000731cd"/>
    </style:style>
    <style:style style:name="T35" style:family="text">
      <style:text-properties style:font-name="Times New Roman1" officeooo:rsid="000c1943"/>
    </style:style>
    <style:style style:name="T36" style:family="text">
      <style:text-properties style:font-name="Times New Roman1" officeooo:rsid="000e18ea"/>
    </style:style>
    <style:style style:name="T37" style:family="text">
      <style:text-properties style:font-name="Times New Roman1" officeooo:rsid="00062e85"/>
    </style:style>
    <style:style style:name="T38" style:family="text">
      <style:text-properties style:font-name="Times New Roman1" officeooo:rsid="00111f1c"/>
    </style:style>
    <style:style style:name="T39" style:family="text">
      <style:text-properties style:font-name="Times New Roman1" officeooo:rsid="0011af63"/>
    </style:style>
    <style:style style:name="T40" style:family="text">
      <style:text-properties officeooo:rsid="000ab30b"/>
    </style:style>
    <style:style style:name="T41" style:family="text">
      <style:text-properties officeooo:rsid="000f86f9"/>
    </style:style>
    <style:style style:name="T42" style:family="text">
      <style:text-properties officeooo:rsid="00111f1c"/>
    </style:style>
    <style:style style:name="T43" style:family="text">
      <style:text-properties officeooo:rsid="00135121"/>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6"/>
      <text:p text:style-name="Standard"><text:span text:style-name="T27"><text:tab/></text:span><text:span text:style-name="T29">Soil m</text:span><text:span text:style-name="T27">icrobial communities can take decades to recover to their pre-fire states after a wildfire </text:span><text:reference-mark-start text:name="ZOTERO_ITEM CSL_CITATION {&quot;citationID&quot;:&quot;tGM19t58&quot;,&quot;properties&quot;:{&quot;formattedCitation&quot;:&quot;(Barreiro et al., 2016; Pressler, Moore &amp; Cotrufo, 2019)&quot;,&quot;plainCitation&quot;:&quot;(Barreiro et al., 2016; Pressler, Moore &amp; Cotrufo, 2019)&quot;,&quot;noteIndex&quot;:0},&quot;citationItems&quot;:[{&quot;id&quot;:5552,&quot;uris&quot;:[&quot;http://zotero.org/groups/1889055/items/6ZRUXKKF&quot;],&quot;uri&quot;:[&quot;http://zotero.org/groups/1889055/items/6ZRUXKKF&quot;],&quot;itemData&quot;:{&quot;id&quot;:5552,&quot;type&quot;:&quot;article-journal&quot;,&quot;title&quot;:&quot;Belowground community responses to fire: meta-analysis reveals contrasting responses of soil microorganisms and mesofauna&quot;,&quot;container-title&quot;:&quot;Oikos&quot;,&quot;volume&quot;:&quot;0&quot;,&quot;issue&quot;:&quot;ja&quot;,&quot;source&quot;:&quot;Wiley Online Library&quot;,&quot;abstract&quot;:&quot;Global fire regimes are shifting due to climate and land use changes. Understanding the responses of belowground communities to fire is key to predicting changes in the ecosystem processes they regulate. We conducted a comprehensive meta-analysis of 1634 observations from 131 empirical studies to investigate the effect of fire on soil microorganisms and mesofauna. Fire had a strong negative effect on soil biota biomass, abundance, richness, evenness, and diversity. Fire reduced microorganism biomass and abundance by up to 96%. Bacteria were more resistant to fire than fungi. Fire reduced nematode abundance by 88% but had no significant effect on soil arthropods. Fire reduced richness, evenness and diversity of soil microorganisms and mesofauna by up to 99%. We found little evidence of temporal trends towards recovery within 10 years post-disturbance suggesting little resilience of the soil community to fire. Interactions between biome, fire type, and depth explained few of these negative trends. Future research at the intersection of fire ecology and soil biology should aim to integrate soil community structure with the ecosystem processes they mediate under changing global fire regimes. This article is protected by copyright. All rights reserved.&quot;,&quot;URL&quot;:&quot;https://onlinelibrary.wiley.com/doi/abs/10.1111/oik.05738&quot;,&quot;DOI&quot;:&quot;10.1111/oik.05738&quot;,&quot;ISSN&quot;:&quot;1600-0706&quot;,&quot;title-short&quot;:&quot;Belowground community responses to fire&quot;,&quot;language&quot;:&quot;en&quot;,&quot;author&quot;:[{&quot;family&quot;:&quot;Pressler&quot;,&quot;given&quot;:&quot;Yamina&quot;},{&quot;family&quot;:&quot;Moore&quot;,&quot;given&quot;:&quot;John C.&quot;},{&quot;family&quot;:&quot;Cotrufo&quot;,&quot;given&quot;:&quot;M. Francesca&quot;}],&quot;issued&quot;:{&quot;date-parts&quot;:[[&quot;2019&quot;]]},&quot;accessed&quot;:{&quot;date-parts&quot;:[[&quot;2018&quot;,9,26]]}}},{&quot;id&quot;:5864,&quot;uris&quot;:[&quot;http://zotero.org/groups/1889055/items/UD2CF2B6&quot;],&quot;uri&quot;:[&quot;http://zotero.org/groups/1889055/items/UD2CF2B6&quot;],&quot;itemData&quot;:{&quot;id&quot;:5864,&quot;type&quot;:&quot;article-journal&quot;,&quot;title&quot;:&quot;Long-term response of soil microbial communities to fire and fire-fighting chemicals&quot;,&quot;container-title&quot;:&quot;Biology and Fertility of Soils&quot;,&quot;page&quot;:&quot;963–975&quot;,&quot;volume&quot;:&quot;52&quot;,&quot;issue&quot;:&quot;7&quot;,&quot;source&quot;:&quot;Google Scholar&quot;,&quot;author&quot;:[{&quot;family&quot;:&quot;Barreiro&quot;,&quot;given&quot;:&quot;A.&quot;},{&quot;family&quot;:&quot;Martín&quot;,&quot;given&quot;:&quot;A.&quot;},{&quot;family&quot;:&quot;Carballas&quot;,&quot;given&quot;:&quot;T.&quot;},{&quot;family&quot;:&quot;Díaz-Raviña&quot;,&quot;given&quot;:&quot;M.&quot;}],&quot;issued&quot;:{&quot;date-parts&quot;:[[&quot;2016&quot;]]}}}],&quot;schema&quot;:&quot;https://github.com/citation-style-language/schema/raw/master/csl-citation.json&quot;} RND767MollPrG"/><text:span text:style-name="T20">(Barreiro et al., 2016; Pressler, Moore &amp; Cotrufo, 2019)</text:span><text:reference-mark-end text:name="ZOTERO_ITEM CSL_CITATION {&quot;citationID&quot;:&quot;tGM19t58&quot;,&quot;properties&quot;:{&quot;formattedCitation&quot;:&quot;(Barreiro et al., 2016; Pressler, Moore &amp; Cotrufo, 2019)&quot;,&quot;plainCitation&quot;:&quot;(Barreiro et al., 2016; Pressler, Moore &amp; Cotrufo, 2019)&quot;,&quot;noteIndex&quot;:0},&quot;citationItems&quot;:[{&quot;id&quot;:5552,&quot;uris&quot;:[&quot;http://zotero.org/groups/1889055/items/6ZRUXKKF&quot;],&quot;uri&quot;:[&quot;http://zotero.org/groups/1889055/items/6ZRUXKKF&quot;],&quot;itemData&quot;:{&quot;id&quot;:5552,&quot;type&quot;:&quot;article-journal&quot;,&quot;title&quot;:&quot;Belowground community responses to fire: meta-analysis reveals contrasting responses of soil microorganisms and mesofauna&quot;,&quot;container-title&quot;:&quot;Oikos&quot;,&quot;volume&quot;:&quot;0&quot;,&quot;issue&quot;:&quot;ja&quot;,&quot;source&quot;:&quot;Wiley Online Library&quot;,&quot;abstract&quot;:&quot;Global fire regimes are shifting due to climate and land use changes. Understanding the responses of belowground communities to fire is key to predicting changes in the ecosystem processes they regulate. We conducted a comprehensive meta-analysis of 1634 observations from 131 empirical studies to investigate the effect of fire on soil microorganisms and mesofauna. Fire had a strong negative effect on soil biota biomass, abundance, richness, evenness, and diversity. Fire reduced microorganism biomass and abundance by up to 96%. Bacteria were more resistant to fire than fungi. Fire reduced nematode abundance by 88% but had no significant effect on soil arthropods. Fire reduced richness, evenness and diversity of soil microorganisms and mesofauna by up to 99%. We found little evidence of temporal trends towards recovery within 10 years post-disturbance suggesting little resilience of the soil community to fire. Interactions between biome, fire type, and depth explained few of these negative trends. Future research at the intersection of fire ecology and soil biology should aim to integrate soil community structure with the ecosystem processes they mediate under changing global fire regimes. This article is protected by copyright. All rights reserved.&quot;,&quot;URL&quot;:&quot;https://onlinelibrary.wiley.com/doi/abs/10.1111/oik.05738&quot;,&quot;DOI&quot;:&quot;10.1111/oik.05738&quot;,&quot;ISSN&quot;:&quot;1600-0706&quot;,&quot;title-short&quot;:&quot;Belowground community responses to fire&quot;,&quot;language&quot;:&quot;en&quot;,&quot;author&quot;:[{&quot;family&quot;:&quot;Pressler&quot;,&quot;given&quot;:&quot;Yamina&quot;},{&quot;family&quot;:&quot;Moore&quot;,&quot;given&quot;:&quot;John C.&quot;},{&quot;family&quot;:&quot;Cotrufo&quot;,&quot;given&quot;:&quot;M. Francesca&quot;}],&quot;issued&quot;:{&quot;date-parts&quot;:[[&quot;2019&quot;]]},&quot;accessed&quot;:{&quot;date-parts&quot;:[[&quot;2018&quot;,9,26]]}}},{&quot;id&quot;:5864,&quot;uris&quot;:[&quot;http://zotero.org/groups/1889055/items/UD2CF2B6&quot;],&quot;uri&quot;:[&quot;http://zotero.org/groups/1889055/items/UD2CF2B6&quot;],&quot;itemData&quot;:{&quot;id&quot;:5864,&quot;type&quot;:&quot;article-journal&quot;,&quot;title&quot;:&quot;Long-term response of soil microbial communities to fire and fire-fighting chemicals&quot;,&quot;container-title&quot;:&quot;Biology and Fertility of Soils&quot;,&quot;page&quot;:&quot;963–975&quot;,&quot;volume&quot;:&quot;52&quot;,&quot;issue&quot;:&quot;7&quot;,&quot;source&quot;:&quot;Google Scholar&quot;,&quot;author&quot;:[{&quot;family&quot;:&quot;Barreiro&quot;,&quot;given&quot;:&quot;A.&quot;},{&quot;family&quot;:&quot;Martín&quot;,&quot;given&quot;:&quot;A.&quot;},{&quot;family&quot;:&quot;Carballas&quot;,&quot;given&quot;:&quot;T.&quot;},{&quot;family&quot;:&quot;Díaz-Raviña&quot;,&quot;given&quot;:&quot;M.&quot;}],&quot;issued&quot;:{&quot;date-parts&quot;:[[&quot;2016&quot;]]}}}],&quot;schema&quot;:&quot;https://github.com/citation-style-language/schema/raw/master/csl-citation.json&quot;} RND767MollPrG"/><text:span text:style-name="T24">. </text:span><text:span text:style-name="T30">This is important, given the many important ecological roles filled by below-ground microbes, and the increase in wildfire occurrence due to climate change. Fungi and bacteria are drivers of soil nutrient availability </text:span><text:reference-mark-start text:name="ZOTERO_ITEM CSL_CITATION {&quot;citationID&quot;:&quot;2QnjJ6S3&quot;,&quot;properties&quot;:{&quot;formattedCitation&quot;:&quot;(Llado, L\\uc0\\u243{}pez-Mond\\uc0\\u233{}jar &amp; Baldrian, 2017)&quot;,&quot;plainCitation&quot;:&quot;(Llado, López-Mondéjar &amp; Baldrian, 2017)&quot;,&quot;noteIndex&quot;:0},&quot;citationItems&quot;:[{&quot;id&quot;:5907,&quot;uris&quot;:[&quot;http://zotero.org/groups/1889055/items/C3LNSI6S&quot;],&quot;uri&quot;:[&quot;http://zotero.org/groups/1889055/items/C3LNSI6S&quot;],&quot;itemData&quot;:{&quot;id&quot;:5907,&quot;type&quot;:&quot;article-journal&quot;,&quot;title&quot;:&quot;Forest soil bacteria: diversity, involvement in ecosystem processes, and response to global change&quot;,&quot;container-title&quot;:&quot;Microbiol. Mol. Biol. Rev.&quot;,&quot;page&quot;:&quot;e00063–16&quot;,&quot;volume&quot;:&quot;81&quot;,&quot;issue&quot;:&quot;2&quot;,&quot;source&quot;:&quot;Google Scholar&quot;,&quot;title-short&quot;:&quot;Forest soil bacteria&quot;,&quot;author&quot;:[{&quot;family&quot;:&quot;Llado&quot;,&quot;given&quot;:&quot;Salvador&quot;},{&quot;family&quot;:&quot;López-Mondéjar&quot;,&quot;given&quot;:&quot;Rubén&quot;},{&quot;family&quot;:&quot;Baldrian&quot;,&quot;given&quot;:&quot;Petr&quot;}],&quot;issued&quot;:{&quot;date-parts&quot;:[[&quot;2017&quot;]]}}}],&quot;schema&quot;:&quot;https://github.com/citation-style-language/schema/raw/master/csl-citation.json&quot;} RNDEFnLxIiogH"/><text:span text:style-name="T16">(Llado, L</text:span><text:span text:style-name="T18">ópez-Mondéjar &amp; Baldrian, 2017)</text:span><text:reference-mark-end text:name="ZOTERO_ITEM CSL_CITATION {&quot;citationID&quot;:&quot;2QnjJ6S3&quot;,&quot;properties&quot;:{&quot;formattedCitation&quot;:&quot;(Llado, L\\uc0\\u243{}pez-Mond\\uc0\\u233{}jar &amp; Baldrian, 2017)&quot;,&quot;plainCitation&quot;:&quot;(Llado, López-Mondéjar &amp; Baldrian, 2017)&quot;,&quot;noteIndex&quot;:0},&quot;citationItems&quot;:[{&quot;id&quot;:5907,&quot;uris&quot;:[&quot;http://zotero.org/groups/1889055/items/C3LNSI6S&quot;],&quot;uri&quot;:[&quot;http://zotero.org/groups/1889055/items/C3LNSI6S&quot;],&quot;itemData&quot;:{&quot;id&quot;:5907,&quot;type&quot;:&quot;article-journal&quot;,&quot;title&quot;:&quot;Forest soil bacteria: diversity, involvement in ecosystem processes, and response to global change&quot;,&quot;container-title&quot;:&quot;Microbiol. Mol. Biol. Rev.&quot;,&quot;page&quot;:&quot;e00063–16&quot;,&quot;volume&quot;:&quot;81&quot;,&quot;issue&quot;:&quot;2&quot;,&quot;source&quot;:&quot;Google Scholar&quot;,&quot;title-short&quot;:&quot;Forest soil bacteria&quot;,&quot;author&quot;:[{&quot;family&quot;:&quot;Llado&quot;,&quot;given&quot;:&quot;Salvador&quot;},{&quot;family&quot;:&quot;López-Mondéjar&quot;,&quot;given&quot;:&quot;Rubén&quot;},{&quot;family&quot;:&quot;Baldrian&quot;,&quot;given&quot;:&quot;Petr&quot;}],&quot;issued&quot;:{&quot;date-parts&quot;:[[&quot;2017&quot;]]}}}],&quot;schema&quot;:&quot;https://github.com/citation-style-language/schema/raw/master/csl-citation.json&quot;} RNDEFnLxIiogH"/>, <text:span text:style-name="T41">plant recruitment </text:span><text:reference-mark-start text:name="ZOTERO_ITEM CSL_CITATION {&quot;citationID&quot;:&quot;huo7mzLG&quot;,&quot;properties&quot;:{&quot;formattedCitation&quot;:&quot;(Koziol &amp; Bever, 2017; Tobias et al., 2017; Tonn &amp; Ib\\uc0\\u225{}\\uc0\\u241{}ez, 2017)&quot;,&quot;plainCitation&quot;:&quot;(Koziol &amp; Bever, 2017; Tobias et al., 2017; Tonn &amp; Ibáñez, 2017)&quot;,&quot;noteIndex&quot;:0},&quot;citationItems&quot;:[{&quot;id&quot;:5916,&quot;uris&quot;:[&quot;http://zotero.org/groups/1889055/items/LBBF52GM&quot;],&quot;uri&quot;:[&quot;http://zotero.org/groups/1889055/items/LBBF52GM&quot;],&quot;itemData&quot;:{&quot;id&quot;:5916,&quot;type&quot;:&quot;article-journal&quot;,&quot;title&quot;:&quot;The missing link in grassland restoration: arbuscular mycorrhizal fungi inoculation increases plant diversity and accelerates succession&quot;,&quot;container-title&quot;:&quot;Journal of applied ecology&quot;,&quot;page&quot;:&quot;1301–1309&quot;,&quot;volume&quot;:&quot;54&quot;,&quot;issue&quot;:&quot;5&quot;,&quot;source&quot;:&quot;Google Scholar&quot;,&quot;title-short&quot;:&quot;The missing link in grassland restoration&quot;,&quot;author&quot;:[{&quot;family&quot;:&quot;Koziol&quot;,&quot;given&quot;:&quot;Liz&quot;},{&quot;family&quot;:&quot;Bever&quot;,&quot;given&quot;:&quot;James D.&quot;}],&quot;issued&quot;:{&quot;date-parts&quot;:[[&quot;2017&quot;]]}}},{&quot;id&quot;:5914,&quot;uris&quot;:[&quot;http://zotero.org/groups/1889055/items/6KFKTKY3&quot;],&quot;uri&quot;:[&quot;http://zotero.org/groups/1889055/items/6KFKTKY3&quot;],&quot;itemData&quot;:{&quot;id&quot;:5914,&quot;type&quot;:&quot;article-journal&quot;,&quot;title&quot;:&quot;Seed-associated fungi in the alpine tundra: Both mutualists and pathogens could impact plant recruitment&quot;,&quot;container-title&quot;:&quot;Fungal ecology&quot;,&quot;page&quot;:&quot;10–18&quot;,&quot;volume&quot;:&quot;30&quot;,&quot;source&quot;:&quot;Google Scholar&quot;,&quot;title-short&quot;:&quot;Seed-associated fungi in the alpine tundra&quot;,&quot;author&quot;:[{&quot;family&quot;:&quot;Tobias&quot;,&quot;given&quot;:&quot;Terri Billingsley&quot;},{&quot;family&quot;:&quot;Farrer&quot;,&quot;given&quot;:&quot;Emily C.&quot;},{&quot;family&quot;:&quot;Rosales&quot;,&quot;given&quot;:&quot;Antonio&quot;},{&quot;family&quot;:&quot;Sinsabaugh&quot;,&quot;given&quot;:&quot;Robert L.&quot;},{&quot;family&quot;:&quot;Suding&quot;,&quot;given&quot;:&quot;Katharine N.&quot;},{&quot;family&quot;:&quot;Porras-Alfaro&quot;,&quot;given&quot;:&quot;Andrea&quot;}],&quot;issued&quot;:{&quot;date-parts&quot;:[[&quot;2017&quot;]]}}},{&quot;id&quot;:5915,&quot;uris&quot;:[&quot;http://zotero.org/groups/1889055/items/L28YPHAH&quot;],&quot;uri&quot;:[&quot;http://zotero.org/groups/1889055/items/L28YPHAH&quot;],&quot;itemData&quot;:{&quot;id&quot;:5915,&quot;type&quot;:&quot;article-journal&quot;,&quot;title&quot;:&quot;Plant-mycorrhizal fungi associations along an urbanization gradient: implications for tree seedling survival&quot;,&quot;container-title&quot;:&quot;Urban ecosystems&quot;,&quot;page&quot;:&quot;823–837&quot;,&quot;volume&quot;:&quot;20&quot;,&quot;issue&quot;:&quot;4&quot;,&quot;source&quot;:&quot;Google Scholar&quot;,&quot;title-short&quot;:&quot;Plant-mycorrhizal fungi associations along an urbanization gradient&quot;,&quot;author&quot;:[{&quot;family&quot;:&quot;Tonn&quot;,&quot;given&quot;:&quot;Natalie&quot;},{&quot;family&quot;:&quot;Ibáñez&quot;,&quot;given&quot;:&quot;Inés&quot;}],&quot;issued&quot;:{&quot;date-parts&quot;:[[&quot;2017&quot;]]}}}],&quot;schema&quot;:&quot;https://github.com/citation-style-language/schema/raw/master/csl-citation.json&quot;} RNDBWwRbJuSvn"/><text:span text:style-name="T18">(Koziol &amp; Bever, 2017; Tobias et al., 2017; Tonn &amp; Ibáñez, 2017)</text:span><text:reference-mark-end text:name="ZOTERO_ITEM CSL_CITATION {&quot;citationID&quot;:&quot;huo7mzLG&quot;,&quot;properties&quot;:{&quot;formattedCitation&quot;:&quot;(Koziol &amp; Bever, 2017; Tobias et al., 2017; Tonn &amp; Ib\\uc0\\u225{}\\uc0\\u241{}ez, 2017)&quot;,&quot;plainCitation&quot;:&quot;(Koziol &amp; Bever, 2017; Tobias et al., 2017; Tonn &amp; Ibáñez, 2017)&quot;,&quot;noteIndex&quot;:0},&quot;citationItems&quot;:[{&quot;id&quot;:5916,&quot;uris&quot;:[&quot;http://zotero.org/groups/1889055/items/LBBF52GM&quot;],&quot;uri&quot;:[&quot;http://zotero.org/groups/1889055/items/LBBF52GM&quot;],&quot;itemData&quot;:{&quot;id&quot;:5916,&quot;type&quot;:&quot;article-journal&quot;,&quot;title&quot;:&quot;The missing link in grassland restoration: arbuscular mycorrhizal fungi inoculation increases plant diversity and accelerates succession&quot;,&quot;container-title&quot;:&quot;Journal of applied ecology&quot;,&quot;page&quot;:&quot;1301–1309&quot;,&quot;volume&quot;:&quot;54&quot;,&quot;issue&quot;:&quot;5&quot;,&quot;source&quot;:&quot;Google Scholar&quot;,&quot;title-short&quot;:&quot;The missing link in grassland restoration&quot;,&quot;author&quot;:[{&quot;family&quot;:&quot;Koziol&quot;,&quot;given&quot;:&quot;Liz&quot;},{&quot;family&quot;:&quot;Bever&quot;,&quot;given&quot;:&quot;James D.&quot;}],&quot;issued&quot;:{&quot;date-parts&quot;:[[&quot;2017&quot;]]}}},{&quot;id&quot;:5914,&quot;uris&quot;:[&quot;http://zotero.org/groups/1889055/items/6KFKTKY3&quot;],&quot;uri&quot;:[&quot;http://zotero.org/groups/1889055/items/6KFKTKY3&quot;],&quot;itemData&quot;:{&quot;id&quot;:5914,&quot;type&quot;:&quot;article-journal&quot;,&quot;title&quot;:&quot;Seed-associated fungi in the alpine tundra: Both mutualists and pathogens could impact plant recruitment&quot;,&quot;container-title&quot;:&quot;Fungal ecology&quot;,&quot;page&quot;:&quot;10–18&quot;,&quot;volume&quot;:&quot;30&quot;,&quot;source&quot;:&quot;Google Scholar&quot;,&quot;title-short&quot;:&quot;Seed-associated fungi in the alpine tundra&quot;,&quot;author&quot;:[{&quot;family&quot;:&quot;Tobias&quot;,&quot;given&quot;:&quot;Terri Billingsley&quot;},{&quot;family&quot;:&quot;Farrer&quot;,&quot;given&quot;:&quot;Emily C.&quot;},{&quot;family&quot;:&quot;Rosales&quot;,&quot;given&quot;:&quot;Antonio&quot;},{&quot;family&quot;:&quot;Sinsabaugh&quot;,&quot;given&quot;:&quot;Robert L.&quot;},{&quot;family&quot;:&quot;Suding&quot;,&quot;given&quot;:&quot;Katharine N.&quot;},{&quot;family&quot;:&quot;Porras-Alfaro&quot;,&quot;given&quot;:&quot;Andrea&quot;}],&quot;issued&quot;:{&quot;date-parts&quot;:[[&quot;2017&quot;]]}}},{&quot;id&quot;:5915,&quot;uris&quot;:[&quot;http://zotero.org/groups/1889055/items/L28YPHAH&quot;],&quot;uri&quot;:[&quot;http://zotero.org/groups/1889055/items/L28YPHAH&quot;],&quot;itemData&quot;:{&quot;id&quot;:5915,&quot;type&quot;:&quot;article-journal&quot;,&quot;title&quot;:&quot;Plant-mycorrhizal fungi associations along an urbanization gradient: implications for tree seedling survival&quot;,&quot;container-title&quot;:&quot;Urban ecosystems&quot;,&quot;page&quot;:&quot;823–837&quot;,&quot;volume&quot;:&quot;20&quot;,&quot;issue&quot;:&quot;4&quot;,&quot;source&quot;:&quot;Google Scholar&quot;,&quot;title-short&quot;:&quot;Plant-mycorrhizal fungi associations along an urbanization gradient&quot;,&quot;author&quot;:[{&quot;family&quot;:&quot;Tonn&quot;,&quot;given&quot;:&quot;Natalie&quot;},{&quot;family&quot;:&quot;Ibáñez&quot;,&quot;given&quot;:&quot;Inés&quot;}],&quot;issued&quot;:{&quot;date-parts&quot;:[[&quot;2017&quot;]]}}}],&quot;schema&quot;:&quot;https://github.com/citation-style-language/schema/raw/master/csl-citation.json&quot;} RNDBWwRbJuSvn"/>, <text:span text:style-name="T42">and the physical structure of soils </text:span><text:reference-mark-start text:name="ZOTERO_ITEM CSL_CITATION {&quot;citationID&quot;:&quot;xTQtQTFw&quot;,&quot;properties&quot;:{&quot;formattedCitation&quot;:&quot;(Bearden &amp; Petersen, 2000)&quot;,&quot;plainCitation&quot;:&quot;(Bearden &amp; Petersen, 2000)&quot;,&quot;noteIndex&quot;:0},&quot;citationItems&quot;:[{&quot;id&quot;:5921,&quot;uris&quot;:[&quot;http://zotero.org/groups/1889055/items/DK2BX6S3&quot;],&quot;uri&quot;:[&quot;http://zotero.org/groups/1889055/items/DK2BX6S3&quot;],&quot;itemData&quot;:{&quot;id&quot;:5921,&quot;type&quot;:&quot;article-journal&quot;,&quot;title&quot;:&quot;Influence of arbuscular mycorrhizal fungi on soil structure and aggregate stability of a vertisol&quot;,&quot;container-title&quot;:&quot;Plant and Soil&quot;,&quot;page&quot;:&quot;173-183&quot;,&quot;volume&quot;:&quot;218&quot;,&quot;issue&quot;:&quot;1&quot;,&quot;source&quot;:&quot;Springer Link&quot;,&quot;abstract&quot;:&quot;The influence of arbuscular mycorrhizal (AM) fungi on aggregate stability of a semi-arid Indian vertisol was studied in a pot experiment in which Sorghum bicolor (L.) was grown as test plant for 10 weeks. Pasteurized soil inoculated with AM fungi was studied with pasteurized and unpasteurized soils as references. A part of the soil in each pot was placed in nylon mesh bags to separate effects of roots and hyphae. The sorghum plants were planted outside the mesh bags which permitted AM hyphae to enter while excluding roots. Aggregate stability of the soil was determined by wet-sieving and turbidimetric measurements. Development of the AM fungi was quantified as colonized root length and external hyphal length. Soil exposed to growth of roots and hyphae (outside mesh bags) showed aggregates with larger geometric mean diameter (GMD) in pasteurized soil inoculated with AM fungi than in pasteurized uninoculated soil. There was no significant difference in GMD of the inoculated, pasteurized soil and the unpasteurized soil. No significant effects of inoculation or plant growth were found in pasteurized soil exposed to hyphal growth only (inside the mesh bags). However, the unpasteurized soil had significantly higher GMD than the pasteurized soil, irrespective of plants and inoculum. Turbidimetric measurements of soil exposed to roots and hyphae (outside mesh bags) showed the highest aggregate stability for the inoculated pasteurized soil. These results demonstrate that AM fungi contribute to the stabilization of soil aggregates in a vertisol, and that the effect is significant after only one growing season. The effect was associated with both AM hyphae and the stimulation of root growth by AM fungi. The contribution from plant roots and AM hyphae to aggregate stability of different size fractions is discussed.&quot;,&quot;DOI&quot;:&quot;10.1023/A:1014923911324&quot;,&quot;ISSN&quot;:&quot;1573-5036&quot;,&quot;journalAbbreviation&quot;:&quot;Plant and Soil&quot;,&quot;language&quot;:&quot;en&quot;,&quot;author&quot;:[{&quot;family&quot;:&quot;Bearden&quot;,&quot;given&quot;:&quot;Birgitte Neergaard&quot;},{&quot;family&quot;:&quot;Petersen&quot;,&quot;given&quot;:&quot;Leif&quot;}],&quot;issued&quot;:{&quot;date-parts&quot;:[[&quot;2000&quot;,1,1]]}}}],&quot;schema&quot;:&quot;https://github.com/citation-style-language/schema/raw/master/csl-citation.json&quot;} RNDVnK9XqucTy"/><text:span text:style-name="T42">(Bearden &amp; Petersen, 2000)</text:span><text:reference-mark-end text:name="ZOTERO_ITEM CSL_CITATION {&quot;citationID&quot;:&quot;xTQtQTFw&quot;,&quot;properties&quot;:{&quot;formattedCitation&quot;:&quot;(Bearden &amp; Petersen, 2000)&quot;,&quot;plainCitation&quot;:&quot;(Bearden &amp; Petersen, 2000)&quot;,&quot;noteIndex&quot;:0},&quot;citationItems&quot;:[{&quot;id&quot;:5921,&quot;uris&quot;:[&quot;http://zotero.org/groups/1889055/items/DK2BX6S3&quot;],&quot;uri&quot;:[&quot;http://zotero.org/groups/1889055/items/DK2BX6S3&quot;],&quot;itemData&quot;:{&quot;id&quot;:5921,&quot;type&quot;:&quot;article-journal&quot;,&quot;title&quot;:&quot;Influence of arbuscular mycorrhizal fungi on soil structure and aggregate stability of a vertisol&quot;,&quot;container-title&quot;:&quot;Plant and Soil&quot;,&quot;page&quot;:&quot;173-183&quot;,&quot;volume&quot;:&quot;218&quot;,&quot;issue&quot;:&quot;1&quot;,&quot;source&quot;:&quot;Springer Link&quot;,&quot;abstract&quot;:&quot;The influence of arbuscular mycorrhizal (AM) fungi on aggregate stability of a semi-arid Indian vertisol was studied in a pot experiment in which Sorghum bicolor (L.) was grown as test plant for 10 weeks. Pasteurized soil inoculated with AM fungi was studied with pasteurized and unpasteurized soils as references. A part of the soil in each pot was placed in nylon mesh bags to separate effects of roots and hyphae. The sorghum plants were planted outside the mesh bags which permitted AM hyphae to enter while excluding roots. Aggregate stability of the soil was determined by wet-sieving and turbidimetric measurements. Development of the AM fungi was quantified as colonized root length and external hyphal length. Soil exposed to growth of roots and hyphae (outside mesh bags) showed aggregates with larger geometric mean diameter (GMD) in pasteurized soil inoculated with AM fungi than in pasteurized uninoculated soil. There was no significant difference in GMD of the inoculated, pasteurized soil and the unpasteurized soil. No significant effects of inoculation or plant growth were found in pasteurized soil exposed to hyphal growth only (inside the mesh bags). However, the unpasteurized soil had significantly higher GMD than the pasteurized soil, irrespective of plants and inoculum. Turbidimetric measurements of soil exposed to roots and hyphae (outside mesh bags) showed the highest aggregate stability for the inoculated pasteurized soil. These results demonstrate that AM fungi contribute to the stabilization of soil aggregates in a vertisol, and that the effect is significant after only one growing season. The effect was associated with both AM hyphae and the stimulation of root growth by AM fungi. The contribution from plant roots and AM hyphae to aggregate stability of different size fractions is discussed.&quot;,&quot;DOI&quot;:&quot;10.1023/A:1014923911324&quot;,&quot;ISSN&quot;:&quot;1573-5036&quot;,&quot;journalAbbreviation&quot;:&quot;Plant and Soil&quot;,&quot;language&quot;:&quot;en&quot;,&quot;author&quot;:[{&quot;family&quot;:&quot;Bearden&quot;,&quot;given&quot;:&quot;Birgitte Neergaard&quot;},{&quot;family&quot;:&quot;Petersen&quot;,&quot;given&quot;:&quot;Leif&quot;}],&quot;issued&quot;:{&quot;date-parts&quot;:[[&quot;2000&quot;,1,1]]}}}],&quot;schema&quot;:&quot;https://github.com/citation-style-language/schema/raw/master/csl-citation.json&quot;} RNDVnK9XqucTy"/><text:span text:style-name="T42">. </text:span><text:span text:style-name="T25">Fungi are more sensitive to fire than bacteria </text:span><text:reference-mark-start text:name="ZOTERO_ITEM CSL_CITATION {&quot;citationID&quot;:&quot;AKYrnQfz&quot;,&quot;properties&quot;:{&quot;formattedCitation&quot;:&quot;(B\\uc0\\u225{}rcenas-Moreno et al., 2011)&quot;,&quot;plainCitation&quot;:&quot;(Bárcenas-Moreno et al., 2011)&quot;,&quot;noteIndex&quot;:0},&quot;citationItems&quot;:[{&quot;id&quot;:5209,&quot;uris&quot;:[&quot;http://zotero.org/groups/1889055/items/82VG46QU&quot;],&quot;uri&quot;:[&quot;http://zotero.org/groups/1889055/items/82VG46QU&quot;],&quot;itemData&quot;:{&quot;id&quot;:5209,&quot;type&quot;:&quot;article-journal&quot;,&quot;title&quot;:&quot;Soil microbial recolonisation after a fire in a Mediterranean forest&quot;,&quot;container-title&quot;:&quot;Biology and Fertility of Soils&quot;,&quot;page&quot;:&quot;261-272&quot;,&quot;volume&quot;:&quot;47&quot;,&quot;issue&quot;:&quot;3&quot;,&quot;source&quot;:&quot;link.springer.com&quot;,&quot;abstract&quot;:&quot;The capacity of different microbial groups to recolonise soil after a fire event will be decisive in determining the microbial community after the fire. Microbial recovery after a wildfire that occurred in Sierra la Grana (Alicante province, southeast Spain) was tracked for 32 months after the fire. Colony forming units (CFUs) of different microbial groups, microbial biomass, soil respiration, bacterial growth (leucine incorporation) and changes in the microbial community structure (phospholipid fatty acid (PLFA) analysis) were determined directly after the fire and four times during the recovery period. Direct effects were reflected by low values of most microbiological variables measured immediately after the fire. Microbial biomass increased during the first year after the fire but was below the unburned reference site 32 months after the fire. Bacterial activity and soil respiration showed the highest values immediately after the fire, but decreased to values similar to that of the unburned reference site or even lower (respiration) 32 months after the fire. Colony forming units of bacterial groups estimated by the plate count method peaked 8 months after the fire, but then decreased, showing values similar to the unburned reference site at the end of the study, with the exception of spore formers, which were 20 times higher than the reference site 32 months after the fire. Fungal CFUs were more sensitive to the fire and recovered more slowly than bacteria. Fungi recovering less rapidly than bacteria were also indicated by the PLFA pattern, with PLFAs indicative of fungi being less common after the fire. The recovery of microbial biomass and activity was mirrored by the initially very high levels of dissolved organic carbon being consumed and decreasing within 8 months after the fire. The wildfire event had thus resulted in a decrease in microbial biomass, with a more bacteria-dominated microbial community.&quot;,&quot;DOI&quot;:&quot;10.1007/s00374-010-0532-2&quot;,&quot;ISSN&quot;:&quot;0178-2762, 1432-0789&quot;,&quot;journalAbbreviation&quot;:&quot;Biol Fertil Soils&quot;,&quot;language&quot;:&quot;en&quot;,&quot;author&quot;:[{&quot;family&quot;:&quot;Bárcenas-Moreno&quot;,&quot;given&quot;:&quot;Gema&quot;},{&quot;family&quot;:&quot;García-Orenes&quot;,&quot;given&quot;:&quot;Fuensanta&quot;},{&quot;family&quot;:&quot;Mataix-Solera&quot;,&quot;given&quot;:&quot;Jorge&quot;},{&quot;family&quot;:&quot;Mataix-Beneyto&quot;,&quot;given&quot;:&quot;Jorge&quot;},{&quot;family&quot;:&quot;Bååth&quot;,&quot;given&quot;:&quot;Erland&quot;}],&quot;issued&quot;:{&quot;date-parts&quot;:[[&quot;2011&quot;,4,1]]}}}],&quot;schema&quot;:&quot;https://github.com/citation-style-language/schema/raw/master/csl-citation.json&quot;} RND1DrVoRqXhy"/><text:span text:style-name="T15">(B</text:span><text:span text:style-name="T14">árcenas-Moreno et al., 2011)</text:span><text:reference-mark-end text:name="ZOTERO_ITEM CSL_CITATION {&quot;citationID&quot;:&quot;AKYrnQfz&quot;,&quot;properties&quot;:{&quot;formattedCitation&quot;:&quot;(B\\uc0\\u225{}rcenas-Moreno et al., 2011)&quot;,&quot;plainCitation&quot;:&quot;(Bárcenas-Moreno et al., 2011)&quot;,&quot;noteIndex&quot;:0},&quot;citationItems&quot;:[{&quot;id&quot;:5209,&quot;uris&quot;:[&quot;http://zotero.org/groups/1889055/items/82VG46QU&quot;],&quot;uri&quot;:[&quot;http://zotero.org/groups/1889055/items/82VG46QU&quot;],&quot;itemData&quot;:{&quot;id&quot;:5209,&quot;type&quot;:&quot;article-journal&quot;,&quot;title&quot;:&quot;Soil microbial recolonisation after a fire in a Mediterranean forest&quot;,&quot;container-title&quot;:&quot;Biology and Fertility of Soils&quot;,&quot;page&quot;:&quot;261-272&quot;,&quot;volume&quot;:&quot;47&quot;,&quot;issue&quot;:&quot;3&quot;,&quot;source&quot;:&quot;link.springer.com&quot;,&quot;abstract&quot;:&quot;The capacity of different microbial groups to recolonise soil after a fire event will be decisive in determining the microbial community after the fire. Microbial recovery after a wildfire that occurred in Sierra la Grana (Alicante province, southeast Spain) was tracked for 32 months after the fire. Colony forming units (CFUs) of different microbial groups, microbial biomass, soil respiration, bacterial growth (leucine incorporation) and changes in the microbial community structure (phospholipid fatty acid (PLFA) analysis) were determined directly after the fire and four times during the recovery period. Direct effects were reflected by low values of most microbiological variables measured immediately after the fire. Microbial biomass increased during the first year after the fire but was below the unburned reference site 32 months after the fire. Bacterial activity and soil respiration showed the highest values immediately after the fire, but decreased to values similar to that of the unburned reference site or even lower (respiration) 32 months after the fire. Colony forming units of bacterial groups estimated by the plate count method peaked 8 months after the fire, but then decreased, showing values similar to the unburned reference site at the end of the study, with the exception of spore formers, which were 20 times higher than the reference site 32 months after the fire. Fungal CFUs were more sensitive to the fire and recovered more slowly than bacteria. Fungi recovering less rapidly than bacteria were also indicated by the PLFA pattern, with PLFAs indicative of fungi being less common after the fire. The recovery of microbial biomass and activity was mirrored by the initially very high levels of dissolved organic carbon being consumed and decreasing within 8 months after the fire. The wildfire event had thus resulted in a decrease in microbial biomass, with a more bacteria-dominated microbial community.&quot;,&quot;DOI&quot;:&quot;10.1007/s00374-010-0532-2&quot;,&quot;ISSN&quot;:&quot;0178-2762, 1432-0789&quot;,&quot;journalAbbreviation&quot;:&quot;Biol Fertil Soils&quot;,&quot;language&quot;:&quot;en&quot;,&quot;author&quot;:[{&quot;family&quot;:&quot;Bárcenas-Moreno&quot;,&quot;given&quot;:&quot;Gema&quot;},{&quot;family&quot;:&quot;García-Orenes&quot;,&quot;given&quot;:&quot;Fuensanta&quot;},{&quot;family&quot;:&quot;Mataix-Solera&quot;,&quot;given&quot;:&quot;Jorge&quot;},{&quot;family&quot;:&quot;Mataix-Beneyto&quot;,&quot;given&quot;:&quot;Jorge&quot;},{&quot;family&quot;:&quot;Bååth&quot;,&quot;given&quot;:&quot;Erland&quot;}],&quot;issued&quot;:{&quot;date-parts&quot;:[[&quot;2011&quot;,4,1]]}}}],&quot;schema&quot;:&quot;https://github.com/citation-style-language/schema/raw/master/csl-citation.json&quot;} RND1DrVoRqXhy"/><text:span text:style-name="T24">, </text:span><text:span text:style-name="T25">but fungi (mycorrhizal fungi, in particular) are currently understood have a larger role to play in plant recruitment, and thus, </text:span><text:span text:style-name="T32">in easily measurable </text:span><text:span text:style-name="T25">ecosystem recovery. </text:span><text:span text:style-name="T30">These differences </text:span><text:span text:style-name="T31">in </text:span><text:span text:style-name="T32">fire sensitivity </text:span><text:span text:style-name="T31">are largely driven by broad ecological differences in stress tolerance, substrate utilization, and growth rates</text:span><text:span text:style-name="T30"> </text:span><text:reference-mark-start text:name="ZOTERO_ITEM CSL_CITATION {&quot;citationID&quot;:&quot;fuCsShWj&quot;,&quot;properties&quot;:{&quot;formattedCitation&quot;:&quot;(Sun et al., 2017)&quot;,&quot;plainCitation&quot;:&quot;(Sun et al., 2017)&quot;,&quot;noteIndex&quot;:0},&quot;citationItems&quot;:[{&quot;id&quot;:5910,&quot;uris&quot;:[&quot;http://zotero.org/groups/1889055/items/9Z4MUZ5A&quot;],&quot;uri&quot;:[&quot;http://zotero.org/groups/1889055/items/9Z4MUZ5A&quot;],&quot;itemData&quot;:{&quot;id&quot;:5910,&quot;type&quot;:&quot;article-journal&quot;,&quot;title&quot;:&quot;Soil Bacterial and Fungal Communities Show Distinct Recovery Patterns during Forest Ecosystem Restoration&quot;,&quot;container-title&quot;:&quot;Applied and Environmental Microbiology&quot;,&quot;page&quot;:&quot;e00966-17&quot;,&quot;volume&quot;:&quot;83&quot;,&quot;issue&quot;:&quot;14&quot;,&quot;source&quot;:&quot;aem.asm.org&quot;,&quot;abstract&quot;:&quot;Bacteria and fungi are important mediators of biogeochemical processes and play essential roles in the establishment of plant communities, which makes knowledge about their recovery after extreme disturbances valuable for understanding ecosystem development. However, broad ecological differences between bacterial and fungal organisms, such as growth rates, stress tolerance, and substrate utilization, suggest they could follow distinct trajectories and show contrasting dynamics during recovery. In this study, we analyzed both the intra-annual variability and decade-scale recovery of bacterial and fungal communities in a chronosequence of reclaimed mined soils using next-generation sequencing to quantify their abundance, richness, β-diversity, taxonomic composition, and cooccurrence network properties. Bacterial communities shifted gradually, with overlapping β-diversity patterns across chronosequence ages, while shifts in fungal communities were more distinct among different ages. In addition, the magnitude of intra-annual variability in bacterial β-diversity was comparable to the changes across decades of chronosequence age, while fungal communities changed minimally across months. Finally, the complexity of bacterial cooccurrence networks increased with chronosequence age, while fungal networks did not show clear age-related trends. We hypothesize that these contrasting dynamics of bacteria and fungi in the chronosequence result from (i) higher growth rates for bacteria, leading to higher intra-annual variability; (ii) higher tolerance to environmental changes for fungi; and (iii) stronger influence of vegetation on fungal communities.\nIMPORTANCE Both bacteria and fungi play essential roles in ecosystem functions, and information about their recovery after extreme disturbances is important for understanding whole-ecosystem development. Given their many differences in phenotype, phylogeny, and life history, a comparison of different bacterial and fungal recovery patterns improves the understanding of how different components of the soil microbiota respond to ecosystem recovery. In this study, we highlight key differences between soil bacteria and fungi during the restoration of reclaimed mine soils in the form of long-term diversity patterns, intra-annual variability, and potential interaction networks. Cooccurrence networks revealed increasingly complex bacterial community interactions during recovery, in contrast to much simpler and more isolated fungal network patterns. This study compares bacterial and fungal cooccurrence networks and reveals cooccurrences persisting through successional ages.&quot;,&quot;DOI&quot;:&quot;10.1128/AEM.00966-17&quot;,&quot;ISSN&quot;:&quot;0099-2240, 1098-5336&quot;,&quot;note&quot;:&quot;PMID: 28476769&quot;,&quot;journalAbbreviation&quot;:&quot;Appl. Environ. Microbiol.&quot;,&quot;language&quot;:&quot;en&quot;,&quot;author&quot;:[{&quot;family&quot;:&quot;Sun&quot;,&quot;given&quot;:&quot;Shan&quot;},{&quot;family&quot;:&quot;Li&quot;,&quot;given&quot;:&quot;Song&quot;},{&quot;family&quot;:&quot;Avera&quot;,&quot;given&quot;:&quot;Bethany N.&quot;},{&quot;family&quot;:&quot;Strahm&quot;,&quot;given&quot;:&quot;Brian D.&quot;},{&quot;family&quot;:&quot;Badgley&quot;,&quot;given&quot;:&quot;Brian D.&quot;}],&quot;issued&quot;:{&quot;date-parts&quot;:[[&quot;2017&quot;,7,15]]}}}],&quot;schema&quot;:&quot;https://github.com/citation-style-language/schema/raw/master/csl-citation.json&quot;} RNDBseQVnyVL4"/><text:span text:style-name="T30">(Sun et al., 2017)</text:span><text:reference-mark-end text:name="ZOTERO_ITEM CSL_CITATION {&quot;citationID&quot;:&quot;fuCsShWj&quot;,&quot;properties&quot;:{&quot;formattedCitation&quot;:&quot;(Sun et al., 2017)&quot;,&quot;plainCitation&quot;:&quot;(Sun et al., 2017)&quot;,&quot;noteIndex&quot;:0},&quot;citationItems&quot;:[{&quot;id&quot;:5910,&quot;uris&quot;:[&quot;http://zotero.org/groups/1889055/items/9Z4MUZ5A&quot;],&quot;uri&quot;:[&quot;http://zotero.org/groups/1889055/items/9Z4MUZ5A&quot;],&quot;itemData&quot;:{&quot;id&quot;:5910,&quot;type&quot;:&quot;article-journal&quot;,&quot;title&quot;:&quot;Soil Bacterial and Fungal Communities Show Distinct Recovery Patterns during Forest Ecosystem Restoration&quot;,&quot;container-title&quot;:&quot;Applied and Environmental Microbiology&quot;,&quot;page&quot;:&quot;e00966-17&quot;,&quot;volume&quot;:&quot;83&quot;,&quot;issue&quot;:&quot;14&quot;,&quot;source&quot;:&quot;aem.asm.org&quot;,&quot;abstract&quot;:&quot;Bacteria and fungi are important mediators of biogeochemical processes and play essential roles in the establishment of plant communities, which makes knowledge about their recovery after extreme disturbances valuable for understanding ecosystem development. However, broad ecological differences between bacterial and fungal organisms, such as growth rates, stress tolerance, and substrate utilization, suggest they could follow distinct trajectories and show contrasting dynamics during recovery. In this study, we analyzed both the intra-annual variability and decade-scale recovery of bacterial and fungal communities in a chronosequence of reclaimed mined soils using next-generation sequencing to quantify their abundance, richness, β-diversity, taxonomic composition, and cooccurrence network properties. Bacterial communities shifted gradually, with overlapping β-diversity patterns across chronosequence ages, while shifts in fungal communities were more distinct among different ages. In addition, the magnitude of intra-annual variability in bacterial β-diversity was comparable to the changes across decades of chronosequence age, while fungal communities changed minimally across months. Finally, the complexity of bacterial cooccurrence networks increased with chronosequence age, while fungal networks did not show clear age-related trends. We hypothesize that these contrasting dynamics of bacteria and fungi in the chronosequence result from (i) higher growth rates for bacteria, leading to higher intra-annual variability; (ii) higher tolerance to environmental changes for fungi; and (iii) stronger influence of vegetation on fungal communities.\nIMPORTANCE Both bacteria and fungi play essential roles in ecosystem functions, and information about their recovery after extreme disturbances is important for understanding whole-ecosystem development. Given their many differences in phenotype, phylogeny, and life history, a comparison of different bacterial and fungal recovery patterns improves the understanding of how different components of the soil microbiota respond to ecosystem recovery. In this study, we highlight key differences between soil bacteria and fungi during the restoration of reclaimed mine soils in the form of long-term diversity patterns, intra-annual variability, and potential interaction networks. Cooccurrence networks revealed increasingly complex bacterial community interactions during recovery, in contrast to much simpler and more isolated fungal network patterns. This study compares bacterial and fungal cooccurrence networks and reveals cooccurrences persisting through successional ages.&quot;,&quot;DOI&quot;:&quot;10.1128/AEM.00966-17&quot;,&quot;ISSN&quot;:&quot;0099-2240, 1098-5336&quot;,&quot;note&quot;:&quot;PMID: 28476769&quot;,&quot;journalAbbreviation&quot;:&quot;Appl. Environ. Microbiol.&quot;,&quot;language&quot;:&quot;en&quot;,&quot;author&quot;:[{&quot;family&quot;:&quot;Sun&quot;,&quot;given&quot;:&quot;Shan&quot;},{&quot;family&quot;:&quot;Li&quot;,&quot;given&quot;:&quot;Song&quot;},{&quot;family&quot;:&quot;Avera&quot;,&quot;given&quot;:&quot;Bethany N.&quot;},{&quot;family&quot;:&quot;Strahm&quot;,&quot;given&quot;:&quot;Brian D.&quot;},{&quot;family&quot;:&quot;Badgley&quot;,&quot;given&quot;:&quot;Brian D.&quot;}],&quot;issued&quot;:{&quot;date-parts&quot;:[[&quot;2017&quot;,7,15]]}}}],&quot;schema&quot;:&quot;https://github.com/citation-style-language/schema/raw/master/csl-citation.json&quot;} RNDBseQVnyVL4"/><text:span text:style-name="T25">, </text:span><text:span text:style-name="T31">and vary greatly even among fungi. </text:span><text:span text:style-name="T25">Although some fungal groups quickly return after a burn </text:span><text:reference-mark-start text:name="ZOTERO_ITEM CSL_CITATION {&quot;citationID&quot;:&quot;BCzjKNFA&quot;,&quot;properties&quot;:{&quot;formattedCitation&quot;:&quot;(Watts et al., 2018)&quot;,&quot;plainCitation&quot;:&quot;(Watts et al., 2018)&quot;,&quot;noteIndex&quot;:0},&quot;citationItems&quot;:[{&quot;id&quot;:5871,&quot;uris&quot;:[&quot;http://zotero.org/groups/1889055/items/BQC28855&quot;],&quot;uri&quot;:[&quot;http://zotero.org/groups/1889055/items/BQC28855&quot;],&quot;itemData&quot;:{&quot;id&quot;:5871,&quot;type&quot;:&quot;article-journal&quot;,&quot;title&quot;:&quot;The recovery of soil fungi following a fire&quot;,&quot;container-title&quot;:&quot;Science Findings 207. Portland, OR: U.S. Department of Agriculture, Forest Service, Pacific Northwest Research Station. 5 p.&quot;,&quot;page&quot;:&quot;1-5&quot;,&quot;volume&quot;:&quot;207&quot;,&quot;source&quot;:&quot;www.fs.usda.gov&quot;,&quot;language&quot;:&quot;en&quot;,&quot;author&quot;:[{&quot;family&quot;:&quot;Watts&quot;,&quot;given&quot;:&quot;Andrea&quot;},{&quot;family&quot;:&quot;Smith&quot;,&quot;given&quot;:&quot;Jane E.&quot;},{&quot;family&quot;:&quot;Cowan&quot;,&quot;given&quot;:&quot;Ariel D.&quot;},{&quot;family&quot;:&quot;Jumpponen&quot;,&quot;given&quot;:&quot;Ari&quot;}],&quot;issued&quot;:{&quot;date-parts&quot;:[[&quot;2018&quot;]]}}}],&quot;schema&quot;:&quot;https://github.com/citation-style-language/schema/raw/master/csl-citation.json&quot;} RNDPThwudvTQ3"/><text:span text:style-name="T25">(Watts et al., 2018)</text:span><text:reference-mark-end text:name="ZOTERO_ITEM CSL_CITATION {&quot;citationID&quot;:&quot;BCzjKNFA&quot;,&quot;properties&quot;:{&quot;formattedCitation&quot;:&quot;(Watts et al., 2018)&quot;,&quot;plainCitation&quot;:&quot;(Watts et al., 2018)&quot;,&quot;noteIndex&quot;:0},&quot;citationItems&quot;:[{&quot;id&quot;:5871,&quot;uris&quot;:[&quot;http://zotero.org/groups/1889055/items/BQC28855&quot;],&quot;uri&quot;:[&quot;http://zotero.org/groups/1889055/items/BQC28855&quot;],&quot;itemData&quot;:{&quot;id&quot;:5871,&quot;type&quot;:&quot;article-journal&quot;,&quot;title&quot;:&quot;The recovery of soil fungi following a fire&quot;,&quot;container-title&quot;:&quot;Science Findings 207. Portland, OR: U.S. Department of Agriculture, Forest Service, Pacific Northwest Research Station. 5 p.&quot;,&quot;page&quot;:&quot;1-5&quot;,&quot;volume&quot;:&quot;207&quot;,&quot;source&quot;:&quot;www.fs.usda.gov&quot;,&quot;language&quot;:&quot;en&quot;,&quot;author&quot;:[{&quot;family&quot;:&quot;Watts&quot;,&quot;given&quot;:&quot;Andrea&quot;},{&quot;family&quot;:&quot;Smith&quot;,&quot;given&quot;:&quot;Jane E.&quot;},{&quot;family&quot;:&quot;Cowan&quot;,&quot;given&quot;:&quot;Ariel D.&quot;},{&quot;family&quot;:&quot;Jumpponen&quot;,&quot;given&quot;:&quot;Ari&quot;}],&quot;issued&quot;:{&quot;date-parts&quot;:[[&quot;2018&quot;]]}}}],&quot;schema&quot;:&quot;https://github.com/citation-style-language/schema/raw/master/csl-citation.json&quot;} RNDPThwudvTQ3"/><text:span text:style-name="T24">, </text:span><text:span text:style-name="T28">alpha diversity and abundance are severely impacted for many years in most ecosystems </text:span><text:reference-mark-start text:name="ZOTERO_ITEM CSL_CITATION {&quot;citationID&quot;:&quot;1suaD8MB&quot;,&quot;properties&quot;:{&quot;formattedCitation&quot;:&quot;(Pressler, Moore &amp; Cotrufo, 2019)&quot;,&quot;plainCitation&quot;:&quot;(Pressler, Moore &amp; Cotrufo, 2019)&quot;,&quot;noteIndex&quot;:0},&quot;citationItems&quot;:[{&quot;id&quot;:5552,&quot;uris&quot;:[&quot;http://zotero.org/groups/1889055/items/6ZRUXKKF&quot;],&quot;uri&quot;:[&quot;http://zotero.org/groups/1889055/items/6ZRUXKKF&quot;],&quot;itemData&quot;:{&quot;id&quot;:5552,&quot;type&quot;:&quot;article-journal&quot;,&quot;title&quot;:&quot;Belowground community responses to fire: meta-analysis reveals contrasting responses of soil microorganisms and mesofauna&quot;,&quot;container-title&quot;:&quot;Oikos&quot;,&quot;volume&quot;:&quot;0&quot;,&quot;issue&quot;:&quot;ja&quot;,&quot;source&quot;:&quot;Wiley Online Library&quot;,&quot;abstract&quot;:&quot;Global fire regimes are shifting due to climate and land use changes. Understanding the responses of belowground communities to fire is key to predicting changes in the ecosystem processes they regulate. We conducted a comprehensive meta-analysis of 1634 observations from 131 empirical studies to investigate the effect of fire on soil microorganisms and mesofauna. Fire had a strong negative effect on soil biota biomass, abundance, richness, evenness, and diversity. Fire reduced microorganism biomass and abundance by up to 96%. Bacteria were more resistant to fire than fungi. Fire reduced nematode abundance by 88% but had no significant effect on soil arthropods. Fire reduced richness, evenness and diversity of soil microorganisms and mesofauna by up to 99%. We found little evidence of temporal trends towards recovery within 10 years post-disturbance suggesting little resilience of the soil community to fire. Interactions between biome, fire type, and depth explained few of these negative trends. Future research at the intersection of fire ecology and soil biology should aim to integrate soil community structure with the ecosystem processes they mediate under changing global fire regimes. This article is protected by copyright. All rights reserved.&quot;,&quot;URL&quot;:&quot;https://onlinelibrary.wiley.com/doi/abs/10.1111/oik.05738&quot;,&quot;DOI&quot;:&quot;10.1111/oik.05738&quot;,&quot;ISSN&quot;:&quot;1600-0706&quot;,&quot;title-short&quot;:&quot;Belowground community responses to fire&quot;,&quot;language&quot;:&quot;en&quot;,&quot;author&quot;:[{&quot;family&quot;:&quot;Pressler&quot;,&quot;given&quot;:&quot;Yamina&quot;},{&quot;family&quot;:&quot;Moore&quot;,&quot;given&quot;:&quot;John C.&quot;},{&quot;family&quot;:&quot;Cotrufo&quot;,&quot;given&quot;:&quot;M. Francesca&quot;}],&quot;issued&quot;:{&quot;date-parts&quot;:[[&quot;2019&quot;]]},&quot;accessed&quot;:{&quot;date-parts&quot;:[[&quot;2018&quot;,9,26]]}}}],&quot;schema&quot;:&quot;https://github.com/citation-style-language/schema/raw/master/csl-citation.json&quot;} RNDsyXefTIikl"/><text:span text:style-name="T28">(Pressler, Moore &amp; Cotrufo, 2019)</text:span><text:reference-mark-end text:name="ZOTERO_ITEM CSL_CITATION {&quot;citationID&quot;:&quot;1suaD8MB&quot;,&quot;properties&quot;:{&quot;formattedCitation&quot;:&quot;(Pressler, Moore &amp; Cotrufo, 2019)&quot;,&quot;plainCitation&quot;:&quot;(Pressler, Moore &amp; Cotrufo, 2019)&quot;,&quot;noteIndex&quot;:0},&quot;citationItems&quot;:[{&quot;id&quot;:5552,&quot;uris&quot;:[&quot;http://zotero.org/groups/1889055/items/6ZRUXKKF&quot;],&quot;uri&quot;:[&quot;http://zotero.org/groups/1889055/items/6ZRUXKKF&quot;],&quot;itemData&quot;:{&quot;id&quot;:5552,&quot;type&quot;:&quot;article-journal&quot;,&quot;title&quot;:&quot;Belowground community responses to fire: meta-analysis reveals contrasting responses of soil microorganisms and mesofauna&quot;,&quot;container-title&quot;:&quot;Oikos&quot;,&quot;volume&quot;:&quot;0&quot;,&quot;issue&quot;:&quot;ja&quot;,&quot;source&quot;:&quot;Wiley Online Library&quot;,&quot;abstract&quot;:&quot;Global fire regimes are shifting due to climate and land use changes. Understanding the responses of belowground communities to fire is key to predicting changes in the ecosystem processes they regulate. We conducted a comprehensive meta-analysis of 1634 observations from 131 empirical studies to investigate the effect of fire on soil microorganisms and mesofauna. Fire had a strong negative effect on soil biota biomass, abundance, richness, evenness, and diversity. Fire reduced microorganism biomass and abundance by up to 96%. Bacteria were more resistant to fire than fungi. Fire reduced nematode abundance by 88% but had no significant effect on soil arthropods. Fire reduced richness, evenness and diversity of soil microorganisms and mesofauna by up to 99%. We found little evidence of temporal trends towards recovery within 10 years post-disturbance suggesting little resilience of the soil community to fire. Interactions between biome, fire type, and depth explained few of these negative trends. Future research at the intersection of fire ecology and soil biology should aim to integrate soil community structure with the ecosystem processes they mediate under changing global fire regimes. This article is protected by copyright. All rights reserved.&quot;,&quot;URL&quot;:&quot;https://onlinelibrary.wiley.com/doi/abs/10.1111/oik.05738&quot;,&quot;DOI&quot;:&quot;10.1111/oik.05738&quot;,&quot;ISSN&quot;:&quot;1600-0706&quot;,&quot;title-short&quot;:&quot;Belowground community responses to fire&quot;,&quot;language&quot;:&quot;en&quot;,&quot;author&quot;:[{&quot;family&quot;:&quot;Pressler&quot;,&quot;given&quot;:&quot;Yamina&quot;},{&quot;family&quot;:&quot;Moore&quot;,&quot;given&quot;:&quot;John C.&quot;},{&quot;family&quot;:&quot;Cotrufo&quot;,&quot;given&quot;:&quot;M. Francesca&quot;}],&quot;issued&quot;:{&quot;date-parts&quot;:[[&quot;2019&quot;]]},&quot;accessed&quot;:{&quot;date-parts&quot;:[[&quot;2018&quot;,9,26]]}}}],&quot;schema&quot;:&quot;https://github.com/citation-style-language/schema/raw/master/csl-citation.json&quot;} RNDsyXefTIikl"/><text:span text:style-name="T28">, </text:span><text:span text:style-name="T32">and fires can have long-term effects on the biochemical</text:span><text:span text:style-name="T28"> </text:span><text:span text:style-name="T32">potential of microbial communities </text:span><text:reference-mark-start text:name="ZOTERO_ITEM CSL_CITATION {&quot;citationID&quot;:&quot;0R4kcFGf&quot;,&quot;properties&quot;:{&quot;formattedCitation&quot;:&quot;(Pourreza et al., 2014)&quot;,&quot;plainCitation&quot;:&quot;(Pourreza et al., 2014)&quot;,&quot;noteIndex&quot;:0},&quot;citationItems&quot;:[{&quot;id&quot;:5922,&quot;uris&quot;:[&quot;http://zotero.org/groups/1889055/items/78RKWLUJ&quot;],&quot;uri&quot;:[&quot;http://zotero.org/groups/1889055/items/78RKWLUJ&quot;],&quot;itemData&quot;:{&quot;id&quot;:5922,&quot;type&quot;:&quot;article-journal&quot;,&quot;title&quot;:&quot;Soil microbial activity in response to fire severity in Zagros oak (Quercus brantii Lindl.) forests, Iran, after one year&quot;,&quot;container-title&quot;:&quot;Geoderma&quot;,&quot;page&quot;:&quot;95-102&quot;,&quot;volume&quot;:&quot;213&quot;,&quot;source&quot;:&quot;ScienceDirect&quot;,&quot;abstract&quot;:&quot;The Zagros forest ecosystem is being threatened by increasing number of forest fires. These forests are generally in coppice form and oak sprout clumps occupy forest area like patches. We examined some microbial and physical–chemical properties of burned soil to understand the response of soil microbial activity to different fire severities one year after burning. Soil collected from areas subjected to different fire severities was visually classified as: unburned-inside of sprout clumps (UI), unburned-outside of sprout clumps (UO), burned with low severity-outside of sprout clumps (BLO), burned with moderate severity-inside of sprout clumps (BMI), and burned with high severity-inside of sprout clumps (BHI). Increases in soil pH and available P and decreases in soil N and C/N ratio occurred only at BHI. SOC decreased in BHI and BMI compared to UI but no change was observed in BLO compared to UO. The areas subjected to high severity burn contained the most bacterial and the least fungal colony forming units (CFUs). Basal respiration decreased in BMI and BHI while substrate-induced respiration (SIR), and alkaline and acid phosphatase activities were only decreased in BHI compared UI. Discriminate analysis showed that the linear combination of acid and alkaline phosphatase activity, fungal CFUs, and SIR were respectively the most effective variables to differentiate the treatments. We concluded that acid and alkaline phosphatase activities can efficiently represent the degree of fire impact on soil even one year after fire.&quot;,&quot;DOI&quot;:&quot;10.1016/j.geoderma.2013.07.024&quot;,&quot;ISSN&quot;:&quot;0016-7061&quot;,&quot;journalAbbreviation&quot;:&quot;Geoderma&quot;,&quot;author&quot;:[{&quot;family&quot;:&quot;Pourreza&quot;,&quot;given&quot;:&quot;Morteza&quot;},{&quot;family&quot;:&quot;Hosseini&quot;,&quot;given&quot;:&quot;Seyed Mohsen&quot;},{&quot;family&quot;:&quot;Safari Sinegani&quot;,&quot;given&quot;:&quot;Ali Akbar&quot;},{&quot;family&quot;:&quot;Matinizadeh&quot;,&quot;given&quot;:&quot;Mohammad&quot;},{&quot;family&quot;:&quot;Dick&quot;,&quot;given&quot;:&quot;Warren A.&quot;}],&quot;issued&quot;:{&quot;date-parts&quot;:[[&quot;2014&quot;,1,1]]}}}],&quot;schema&quot;:&quot;https://github.com/citation-style-language/schema/raw/master/csl-citation.json&quot;} RND2FeBe01gNM"/><text:span text:style-name="T32">(Pourreza et al., 2014)</text:span><text:reference-mark-end text:name="ZOTERO_ITEM CSL_CITATION {&quot;citationID&quot;:&quot;0R4kcFGf&quot;,&quot;properties&quot;:{&quot;formattedCitation&quot;:&quot;(Pourreza et al., 2014)&quot;,&quot;plainCitation&quot;:&quot;(Pourreza et al., 2014)&quot;,&quot;noteIndex&quot;:0},&quot;citationItems&quot;:[{&quot;id&quot;:5922,&quot;uris&quot;:[&quot;http://zotero.org/groups/1889055/items/78RKWLUJ&quot;],&quot;uri&quot;:[&quot;http://zotero.org/groups/1889055/items/78RKWLUJ&quot;],&quot;itemData&quot;:{&quot;id&quot;:5922,&quot;type&quot;:&quot;article-journal&quot;,&quot;title&quot;:&quot;Soil microbial activity in response to fire severity in Zagros oak (Quercus brantii Lindl.) forests, Iran, after one year&quot;,&quot;container-title&quot;:&quot;Geoderma&quot;,&quot;page&quot;:&quot;95-102&quot;,&quot;volume&quot;:&quot;213&quot;,&quot;source&quot;:&quot;ScienceDirect&quot;,&quot;abstract&quot;:&quot;The Zagros forest ecosystem is being threatened by increasing number of forest fires. These forests are generally in coppice form and oak sprout clumps occupy forest area like patches. We examined some microbial and physical–chemical properties of burned soil to understand the response of soil microbial activity to different fire severities one year after burning. Soil collected from areas subjected to different fire severities was visually classified as: unburned-inside of sprout clumps (UI), unburned-outside of sprout clumps (UO), burned with low severity-outside of sprout clumps (BLO), burned with moderate severity-inside of sprout clumps (BMI), and burned with high severity-inside of sprout clumps (BHI). Increases in soil pH and available P and decreases in soil N and C/N ratio occurred only at BHI. SOC decreased in BHI and BMI compared to UI but no change was observed in BLO compared to UO. The areas subjected to high severity burn contained the most bacterial and the least fungal colony forming units (CFUs). Basal respiration decreased in BMI and BHI while substrate-induced respiration (SIR), and alkaline and acid phosphatase activities were only decreased in BHI compared UI. Discriminate analysis showed that the linear combination of acid and alkaline phosphatase activity, fungal CFUs, and SIR were respectively the most effective variables to differentiate the treatments. We concluded that acid and alkaline phosphatase activities can efficiently represent the degree of fire impact on soil even one year after fire.&quot;,&quot;DOI&quot;:&quot;10.1016/j.geoderma.2013.07.024&quot;,&quot;ISSN&quot;:&quot;0016-7061&quot;,&quot;journalAbbreviation&quot;:&quot;Geoderma&quot;,&quot;author&quot;:[{&quot;family&quot;:&quot;Pourreza&quot;,&quot;given&quot;:&quot;Morteza&quot;},{&quot;family&quot;:&quot;Hosseini&quot;,&quot;given&quot;:&quot;Seyed Mohsen&quot;},{&quot;family&quot;:&quot;Safari Sinegani&quot;,&quot;given&quot;:&quot;Ali Akbar&quot;},{&quot;family&quot;:&quot;Matinizadeh&quot;,&quot;given&quot;:&quot;Mohammad&quot;},{&quot;family&quot;:&quot;Dick&quot;,&quot;given&quot;:&quot;Warren A.&quot;}],&quot;issued&quot;:{&quot;date-parts&quot;:[[&quot;2014&quot;,1,1]]}}}],&quot;schema&quot;:&quot;https://github.com/citation-style-language/schema/raw/master/csl-citation.json&quot;} RND2FeBe01gNM"/>.</text:p>
      <text:p text:style-name="P11"><text:span text:style-name="T37"><text:tab/></text:span><text:span text:style-name="T35">The factors that shape recovery times for below-ground fungal communities are still not well-defined, </text:span><text:span text:style-name="T38">but f</text:span><text:span text:style-name="T35">ungal recovery appears to be influenced by ecosystem type, fire intensity, and fire frequency. For example, in grassland systems, f</text:span><text:span text:style-name="T37">ire regime (frequency) </text:span><text:span text:style-name="T35">has been found to be</text:span><text:span text:style-name="T37"> more important than time since fire </text:span><text:reference-mark-start text:name="ZOTERO_ITEM CSL_CITATION {&quot;citationID&quot;:&quot;l5lvUa5X&quot;,&quot;properties&quot;:{&quot;formattedCitation&quot;:&quot;(Egidi et al., 2016)&quot;,&quot;plainCitation&quot;:&quot;(Egidi et al., 2016)&quot;,&quot;noteIndex&quot;:0},&quot;citationItems&quot;:[{&quot;id&quot;:5875,&quot;uris&quot;:[&quot;http://zotero.org/groups/1889055/items/B5ERLP25&quot;],&quot;uri&quot;:[&quot;http://zotero.org/groups/1889055/items/B5ERLP25&quot;],&quot;itemData&quot;:{&quot;id&quot;:5875,&quot;type&quot;:&quot;article-journal&quot;,&quot;title&quot;:&quot;Fire regime, not time-since-fire, affects soil fungal community diversity and composition in temperate grasslands&quot;,&quot;container-title&quot;:&quot;FEMS microbiology letters&quot;,&quot;volume&quot;:&quot;363&quot;,&quot;issue&quot;:&quot;17&quot;,&quot;source&quot;:&quot;Google Scholar&quot;,&quot;author&quot;:[{&quot;family&quot;:&quot;Egidi&quot;,&quot;given&quot;:&quot;Eleonora&quot;},{&quot;family&quot;:&quot;McMullan-Fisher&quot;,&quot;given&quot;:&quot;Sapphire&quot;},{&quot;family&quot;:&quot;Morgan&quot;,&quot;given&quot;:&quot;John W.&quot;},{&quot;family&quot;:&quot;May&quot;,&quot;given&quot;:&quot;Tom&quot;},{&quot;family&quot;:&quot;Zeeman&quot;,&quot;given&quot;:&quot;Ben&quot;},{&quot;family&quot;:&quot;Franks&quot;,&quot;given&quot;:&quot;Ashley E.&quot;}],&quot;issued&quot;:{&quot;date-parts&quot;:[[&quot;2016&quot;]]}}}],&quot;schema&quot;:&quot;https://github.com/citation-style-language/schema/raw/master/csl-citation.json&quot;} RND6tv5pxm7wz"/><text:span text:style-name="T37">(Egidi et al., 2016)</text:span><text:reference-mark-end text:name="ZOTERO_ITEM CSL_CITATION {&quot;citationID&quot;:&quot;l5lvUa5X&quot;,&quot;properties&quot;:{&quot;formattedCitation&quot;:&quot;(Egidi et al., 2016)&quot;,&quot;plainCitation&quot;:&quot;(Egidi et al., 2016)&quot;,&quot;noteIndex&quot;:0},&quot;citationItems&quot;:[{&quot;id&quot;:5875,&quot;uris&quot;:[&quot;http://zotero.org/groups/1889055/items/B5ERLP25&quot;],&quot;uri&quot;:[&quot;http://zotero.org/groups/1889055/items/B5ERLP25&quot;],&quot;itemData&quot;:{&quot;id&quot;:5875,&quot;type&quot;:&quot;article-journal&quot;,&quot;title&quot;:&quot;Fire regime, not time-since-fire, affects soil fungal community diversity and composition in temperate grasslands&quot;,&quot;container-title&quot;:&quot;FEMS microbiology letters&quot;,&quot;volume&quot;:&quot;363&quot;,&quot;issue&quot;:&quot;17&quot;,&quot;source&quot;:&quot;Google Scholar&quot;,&quot;author&quot;:[{&quot;family&quot;:&quot;Egidi&quot;,&quot;given&quot;:&quot;Eleonora&quot;},{&quot;family&quot;:&quot;McMullan-Fisher&quot;,&quot;given&quot;:&quot;Sapphire&quot;},{&quot;family&quot;:&quot;Morgan&quot;,&quot;given&quot;:&quot;John W.&quot;},{&quot;family&quot;:&quot;May&quot;,&quot;given&quot;:&quot;Tom&quot;},{&quot;family&quot;:&quot;Zeeman&quot;,&quot;given&quot;:&quot;Ben&quot;},{&quot;family&quot;:&quot;Franks&quot;,&quot;given&quot;:&quot;Ashley E.&quot;}],&quot;issued&quot;:{&quot;date-parts&quot;:[[&quot;2016&quot;]]}}}],&quot;schema&quot;:&quot;https://github.com/citation-style-language/schema/raw/master/csl-citation.json&quot;} RND6tv5pxm7wz"/><text:span text:style-name="T23"> </text:span><text:span text:style-name="T35">for predicting fungal community structure. </text:span><text:span text:style-name="T36">And fire intensity has been shown to sharply alter fungal (and bacterial) responses to burns </text:span><text:reference-mark-start text:name="ZOTERO_ITEM CSL_CITATION {&quot;citationID&quot;:&quot;LYhNlu4C&quot;,&quot;properties&quot;:{&quot;formattedCitation&quot;:&quot;(B\\uc0\\u225{}rcenas-Moreno &amp; B\\uc0\\u229{}\\uc0\\u229{}th, 2009; Holden et al., 2016; Smith et al., 2016)&quot;,&quot;plainCitation&quot;:&quot;(Bárcenas-Moreno &amp; Bååth, 2009; Holden et al., 2016; Smith et al., 2016)&quot;,&quot;noteIndex&quot;:0},&quot;citationItems&quot;:[{&quot;id&quot;:5863,&quot;uris&quot;:[&quot;http://zotero.org/groups/1889055/items/558MQWRT&quot;],&quot;uri&quot;:[&quot;http://zotero.org/groups/1889055/items/558MQWRT&quot;],&quot;itemData&quot;:{&quot;id&quot;:5863,&quot;type&quot;:&quot;article-journal&quot;,&quot;title&quot;:&quot;Bacterial and fungal growth in soil heated at different temperatures to simulate a range of fire intensities&quot;,&quot;container-title&quot;:&quot;Soil Biology and Biochemistry&quot;,&quot;page&quot;:&quot;2517–2526&quot;,&quot;volume&quot;:&quot;41&quot;,&quot;issue&quot;:&quot;12&quot;,&quot;source&quot;:&quot;Google Scholar&quot;,&quot;author&quot;:[{&quot;family&quot;:&quot;Bárcenas-Moreno&quot;,&quot;given&quot;:&quot;Gema&quot;},{&quot;family&quot;:&quot;Bååth&quot;,&quot;given&quot;:&quot;Erland&quot;}],&quot;issued&quot;:{&quot;date-parts&quot;:[[&quot;2009&quot;]]}}},{&quot;id&quot;:5873,&quot;uris&quot;:[&quot;http://zotero.org/groups/1889055/items/25G6QFSU&quot;],&quot;uri&quot;:[&quot;http://zotero.org/groups/1889055/items/25G6QFSU&quot;],&quot;itemData&quot;:{&quot;id&quot;:5873,&quot;type&quot;:&quot;article-journal&quot;,&quot;title&quot;:&quot;Fire severity influences the response of soil microbes to a boreal forest fire&quot;,&quot;container-title&quot;:&quot;Environmental Research Letters&quot;,&quot;page&quot;:&quot;035004&quot;,&quot;volume&quot;:&quot;11&quot;,&quot;issue&quot;:&quot;3&quot;,&quot;source&quot;:&quot;Google Scholar&quot;,&quot;author&quot;:[{&quot;family&quot;:&quot;Holden&quot;,&quot;given&quot;:&quot;Sandra R.&quot;},{&quot;family&quot;:&quot;Rogers&quot;,&quot;given&quot;:&quot;Brendan M.&quot;},{&quot;family&quot;:&quot;Treseder&quot;,&quot;given&quot;:&quot;Kathleen K.&quot;},{&quot;family&quot;:&quot;Randerson&quot;,&quot;given&quot;:&quot;James T.&quot;}],&quot;issued&quot;:{&quot;date-parts&quot;:[[&quot;2016&quot;]]}}},{&quot;id&quot;:5874,&quot;uris&quot;:[&quot;http://zotero.org/groups/1889055/items/3ARERVEB&quot;],&quot;uri&quot;:[&quot;http://zotero.org/groups/1889055/items/3ARERVEB&quot;],&quot;itemData&quot;:{&quot;id&quot;:5874,&quot;type&quot;:&quot;paper-conference&quot;,&quot;title&quot;:&quot;Rapid response of soil fungal communities to low and high intensity fire&quot;,&quot;container-title&quot;:&quot;EGU General Assembly Conference Abstracts&quot;,&quot;volume&quot;:&quot;18&quot;,&quot;source&quot;:&quot;Google Scholar&quot;,&quot;author&quot;:[{&quot;family&quot;:&quot;Smith&quot;,&quot;given&quot;:&quot;Jane E.&quot;},{&quot;family&quot;:&quot;Cowan&quot;,&quot;given&quot;:&quot;Ariel D.&quot;},{&quot;family&quot;:&quot;Reazin&quot;,&quot;given&quot;:&quot;Chris&quot;},{&quot;family&quot;:&quot;Jumpponen&quot;,&quot;given&quot;:&quot;Ari&quot;}],&quot;issued&quot;:{&quot;date-parts&quot;:[[&quot;2016&quot;]]}}}],&quot;schema&quot;:&quot;https://github.com/citation-style-language/schema/raw/master/csl-citation.json&quot;} RNDgWjpJc2mOx"/><text:span text:style-name="T17">(B</text:span><text:span text:style-name="T18">árcenas-Moreno &amp; Bååth, 2009; Holden et al., 2016; Smith et al., 2016)</text:span><text:reference-mark-end text:name="ZOTERO_ITEM CSL_CITATION {&quot;citationID&quot;:&quot;LYhNlu4C&quot;,&quot;properties&quot;:{&quot;formattedCitation&quot;:&quot;(B\\uc0\\u225{}rcenas-Moreno &amp; B\\uc0\\u229{}\\uc0\\u229{}th, 2009; Holden et al., 2016; Smith et al., 2016)&quot;,&quot;plainCitation&quot;:&quot;(Bárcenas-Moreno &amp; Bååth, 2009; Holden et al., 2016; Smith et al., 2016)&quot;,&quot;noteIndex&quot;:0},&quot;citationItems&quot;:[{&quot;id&quot;:5863,&quot;uris&quot;:[&quot;http://zotero.org/groups/1889055/items/558MQWRT&quot;],&quot;uri&quot;:[&quot;http://zotero.org/groups/1889055/items/558MQWRT&quot;],&quot;itemData&quot;:{&quot;id&quot;:5863,&quot;type&quot;:&quot;article-journal&quot;,&quot;title&quot;:&quot;Bacterial and fungal growth in soil heated at different temperatures to simulate a range of fire intensities&quot;,&quot;container-title&quot;:&quot;Soil Biology and Biochemistry&quot;,&quot;page&quot;:&quot;2517–2526&quot;,&quot;volume&quot;:&quot;41&quot;,&quot;issue&quot;:&quot;12&quot;,&quot;source&quot;:&quot;Google Scholar&quot;,&quot;author&quot;:[{&quot;family&quot;:&quot;Bárcenas-Moreno&quot;,&quot;given&quot;:&quot;Gema&quot;},{&quot;family&quot;:&quot;Bååth&quot;,&quot;given&quot;:&quot;Erland&quot;}],&quot;issued&quot;:{&quot;date-parts&quot;:[[&quot;2009&quot;]]}}},{&quot;id&quot;:5873,&quot;uris&quot;:[&quot;http://zotero.org/groups/1889055/items/25G6QFSU&quot;],&quot;uri&quot;:[&quot;http://zotero.org/groups/1889055/items/25G6QFSU&quot;],&quot;itemData&quot;:{&quot;id&quot;:5873,&quot;type&quot;:&quot;article-journal&quot;,&quot;title&quot;:&quot;Fire severity influences the response of soil microbes to a boreal forest fire&quot;,&quot;container-title&quot;:&quot;Environmental Research Letters&quot;,&quot;page&quot;:&quot;035004&quot;,&quot;volume&quot;:&quot;11&quot;,&quot;issue&quot;:&quot;3&quot;,&quot;source&quot;:&quot;Google Scholar&quot;,&quot;author&quot;:[{&quot;family&quot;:&quot;Holden&quot;,&quot;given&quot;:&quot;Sandra R.&quot;},{&quot;family&quot;:&quot;Rogers&quot;,&quot;given&quot;:&quot;Brendan M.&quot;},{&quot;family&quot;:&quot;Treseder&quot;,&quot;given&quot;:&quot;Kathleen K.&quot;},{&quot;family&quot;:&quot;Randerson&quot;,&quot;given&quot;:&quot;James T.&quot;}],&quot;issued&quot;:{&quot;date-parts&quot;:[[&quot;2016&quot;]]}}},{&quot;id&quot;:5874,&quot;uris&quot;:[&quot;http://zotero.org/groups/1889055/items/3ARERVEB&quot;],&quot;uri&quot;:[&quot;http://zotero.org/groups/1889055/items/3ARERVEB&quot;],&quot;itemData&quot;:{&quot;id&quot;:5874,&quot;type&quot;:&quot;paper-conference&quot;,&quot;title&quot;:&quot;Rapid response of soil fungal communities to low and high intensity fire&quot;,&quot;container-title&quot;:&quot;EGU General Assembly Conference Abstracts&quot;,&quot;volume&quot;:&quot;18&quot;,&quot;source&quot;:&quot;Google Scholar&quot;,&quot;author&quot;:[{&quot;family&quot;:&quot;Smith&quot;,&quot;given&quot;:&quot;Jane E.&quot;},{&quot;family&quot;:&quot;Cowan&quot;,&quot;given&quot;:&quot;Ariel D.&quot;},{&quot;family&quot;:&quot;Reazin&quot;,&quot;given&quot;:&quot;Chris&quot;},{&quot;family&quot;:&quot;Jumpponen&quot;,&quot;given&quot;:&quot;Ari&quot;}],&quot;issued&quot;:{&quot;date-parts&quot;:[[&quot;2016&quot;]]}}}],&quot;schema&quot;:&quot;https://github.com/citation-style-language/schema/raw/master/csl-citation.json&quot;} RNDgWjpJc2mOx"/>. <text:span text:style-name="T37">In high latitude or high elevation forests, fire intensity varies much more than in grasslands due to more variance in total fuel availability and fire duration </text:span><text:reference-mark-start text:name="ZOTERO_ITEM CSL_CITATION {&quot;citationID&quot;:&quot;EUTal4B7&quot;,&quot;properties&quot;:{&quot;formattedCitation&quot;:&quot;(McArthur &amp; Cheney, 2015)&quot;,&quot;plainCitation&quot;:&quot;(McArthur &amp; Cheney, 2015)&quot;,&quot;noteIndex&quot;:0},&quot;citationItems&quot;:[{&quot;id&quot;:5905,&quot;uris&quot;:[&quot;http://zotero.org/groups/1889055/items/PMYNUH3F&quot;],&quot;uri&quot;:[&quot;http://zotero.org/groups/1889055/items/PMYNUH3F&quot;],&quot;itemData&quot;:{&quot;id&quot;:5905,&quot;type&quot;:&quot;article-journal&quot;,&quot;title&quot;:&quot;The Characterization of Fires in Relation to Ecological Studies&quot;,&quot;container-title&quot;:&quot;Fire Ecology&quot;,&quot;page&quot;:&quot;3-9&quot;,&quot;volume&quot;:&quot;11&quot;,&quot;issue&quot;:&quot;1&quot;,&quot;source&quot;:&quot;Springer Link&quot;,&quot;DOI&quot;:&quot;10.1007/BF03400629&quot;,&quot;ISSN&quot;:&quot;1933-9747&quot;,&quot;journalAbbreviation&quot;:&quot;fire ecol&quot;,&quot;language&quot;:&quot;en&quot;,&quot;author&quot;:[{&quot;family&quot;:&quot;McArthur&quot;,&quot;given&quot;:&quot;A. G.&quot;},{&quot;family&quot;:&quot;Cheney&quot;,&quot;given&quot;:&quot;N. P.&quot;}],&quot;issued&quot;:{&quot;date-parts&quot;:[[&quot;2015&quot;,4,1]]}}}],&quot;schema&quot;:&quot;https://github.com/citation-style-language/schema/raw/master/csl-citation.json&quot;} RNDqzmKwaXEV6"/><text:span text:style-name="T37">(McArthur &amp; Cheney, 2015)</text:span><text:reference-mark-end text:name="ZOTERO_ITEM CSL_CITATION {&quot;citationID&quot;:&quot;EUTal4B7&quot;,&quot;properties&quot;:{&quot;formattedCitation&quot;:&quot;(McArthur &amp; Cheney, 2015)&quot;,&quot;plainCitation&quot;:&quot;(McArthur &amp; Cheney, 2015)&quot;,&quot;noteIndex&quot;:0},&quot;citationItems&quot;:[{&quot;id&quot;:5905,&quot;uris&quot;:[&quot;http://zotero.org/groups/1889055/items/PMYNUH3F&quot;],&quot;uri&quot;:[&quot;http://zotero.org/groups/1889055/items/PMYNUH3F&quot;],&quot;itemData&quot;:{&quot;id&quot;:5905,&quot;type&quot;:&quot;article-journal&quot;,&quot;title&quot;:&quot;The Characterization of Fires in Relation to Ecological Studies&quot;,&quot;container-title&quot;:&quot;Fire Ecology&quot;,&quot;page&quot;:&quot;3-9&quot;,&quot;volume&quot;:&quot;11&quot;,&quot;issue&quot;:&quot;1&quot;,&quot;source&quot;:&quot;Springer Link&quot;,&quot;DOI&quot;:&quot;10.1007/BF03400629&quot;,&quot;ISSN&quot;:&quot;1933-9747&quot;,&quot;journalAbbreviation&quot;:&quot;fire ecol&quot;,&quot;language&quot;:&quot;en&quot;,&quot;author&quot;:[{&quot;family&quot;:&quot;McArthur&quot;,&quot;given&quot;:&quot;A. G.&quot;},{&quot;family&quot;:&quot;Cheney&quot;,&quot;given&quot;:&quot;N. P.&quot;}],&quot;issued&quot;:{&quot;date-parts&quot;:[[&quot;2015&quot;,4,1]]}}}],&quot;schema&quot;:&quot;https://github.com/citation-style-language/schema/raw/master/csl-citation.json&quot;} RNDqzmKwaXEV6"/><text:span text:style-name="T37">, </text:span><text:span text:style-name="T39">and c</text:span><text:span text:style-name="T34">limate change is predicted to </text:span><text:span text:style-name="T36">decrease this variability and increase overall the</text:span><text:span text:style-name="T34"> burn frequency and intensity </text:span><text:reference-mark-start text:name="ZOTERO_ITEM CSL_CITATION {&quot;citationID&quot;:&quot;zRFlPJTu&quot;,&quot;properties&quot;:{&quot;formattedCitation&quot;:&quot;(Wang et al., 2015; Gergel et al., 2017)&quot;,&quot;plainCitation&quot;:&quot;(Wang et al., 2015; Gergel et al., 2017)&quot;,&quot;noteIndex&quot;:0},&quot;citationItems&quot;:[{&quot;id&quot;:5883,&quot;uris&quot;:[&quot;http://zotero.org/groups/1889055/items/9V3BX4IX&quot;],&quot;uri&quot;:[&quot;http://zotero.org/groups/1889055/items/9V3BX4IX&quot;],&quot;itemData&quot;:{&quot;id&quot;:5883,&quot;type&quot;:&quot;article-journal&quot;,&quot;title&quot;:&quot;Increasing frequency of extreme fire weather in Canada with climate change&quot;,&quot;container-title&quot;:&quot;Climatic Change&quot;,&quot;page&quot;:&quot;573–586&quot;,&quot;volume&quot;:&quot;130&quot;,&quot;issue&quot;:&quot;4&quot;,&quot;source&quot;:&quot;Google Scholar&quot;,&quot;author&quot;:[{&quot;family&quot;:&quot;Wang&quot;,&quot;given&quot;:&quot;Xianli&quot;},{&quot;family&quot;:&quot;Thompson&quot;,&quot;given&quot;:&quot;Dan K.&quot;},{&quot;family&quot;:&quot;Marshall&quot;,&quot;given&quot;:&quot;Ginny A.&quot;},{&quot;family&quot;:&quot;Tymstra&quot;,&quot;given&quot;:&quot;Cordy&quot;},{&quot;family&quot;:&quot;Carr&quot;,&quot;given&quot;:&quot;Richard&quot;},{&quot;family&quot;:&quot;Flannigan&quot;,&quot;given&quot;:&quot;Mike D.&quot;}],&quot;issued&quot;:{&quot;date-parts&quot;:[[&quot;2015&quot;]]}}},{&quot;id&quot;:5884,&quot;uris&quot;:[&quot;http://zotero.org/groups/1889055/items/DKX3JRYZ&quot;],&quot;uri&quot;:[&quot;http://zotero.org/groups/1889055/items/DKX3JRYZ&quot;],&quot;itemData&quot;:{&quot;id&quot;:5884,&quot;type&quot;:&quot;article-journal&quot;,&quot;title&quot;:&quot;Effects of climate change on snowpack and fire potential in the western USA&quot;,&quot;container-title&quot;:&quot;Climatic Change&quot;,&quot;page&quot;:&quot;287–299&quot;,&quot;volume&quot;:&quot;141&quot;,&quot;issue&quot;:&quot;2&quot;,&quot;source&quot;:&quot;Google Scholar&quot;,&quot;author&quot;:[{&quot;family&quot;:&quot;Gergel&quot;,&quot;given&quot;:&quot;Diana R.&quot;},{&quot;family&quot;:&quot;Nijssen&quot;,&quot;given&quot;:&quot;Bart&quot;},{&quot;family&quot;:&quot;Abatzoglou&quot;,&quot;given&quot;:&quot;John T.&quot;},{&quot;family&quot;:&quot;Lettenmaier&quot;,&quot;given&quot;:&quot;Dennis P.&quot;},{&quot;family&quot;:&quot;Stumbaugh&quot;,&quot;given&quot;:&quot;Matt R.&quot;}],&quot;issued&quot;:{&quot;date-parts&quot;:[[&quot;2017&quot;]]}}}],&quot;schema&quot;:&quot;https://github.com/citation-style-language/schema/raw/master/csl-citation.json&quot;} RNDzosKRhXeaY"/><text:span text:style-name="T34">(Wang et al., 2015; Gergel et al., 2017)</text:span><text:reference-mark-end text:name="ZOTERO_ITEM CSL_CITATION {&quot;citationID&quot;:&quot;zRFlPJTu&quot;,&quot;properties&quot;:{&quot;formattedCitation&quot;:&quot;(Wang et al., 2015; Gergel et al., 2017)&quot;,&quot;plainCitation&quot;:&quot;(Wang et al., 2015; Gergel et al., 2017)&quot;,&quot;noteIndex&quot;:0},&quot;citationItems&quot;:[{&quot;id&quot;:5883,&quot;uris&quot;:[&quot;http://zotero.org/groups/1889055/items/9V3BX4IX&quot;],&quot;uri&quot;:[&quot;http://zotero.org/groups/1889055/items/9V3BX4IX&quot;],&quot;itemData&quot;:{&quot;id&quot;:5883,&quot;type&quot;:&quot;article-journal&quot;,&quot;title&quot;:&quot;Increasing frequency of extreme fire weather in Canada with climate change&quot;,&quot;container-title&quot;:&quot;Climatic Change&quot;,&quot;page&quot;:&quot;573–586&quot;,&quot;volume&quot;:&quot;130&quot;,&quot;issue&quot;:&quot;4&quot;,&quot;source&quot;:&quot;Google Scholar&quot;,&quot;author&quot;:[{&quot;family&quot;:&quot;Wang&quot;,&quot;given&quot;:&quot;Xianli&quot;},{&quot;family&quot;:&quot;Thompson&quot;,&quot;given&quot;:&quot;Dan K.&quot;},{&quot;family&quot;:&quot;Marshall&quot;,&quot;given&quot;:&quot;Ginny A.&quot;},{&quot;family&quot;:&quot;Tymstra&quot;,&quot;given&quot;:&quot;Cordy&quot;},{&quot;family&quot;:&quot;Carr&quot;,&quot;given&quot;:&quot;Richard&quot;},{&quot;family&quot;:&quot;Flannigan&quot;,&quot;given&quot;:&quot;Mike D.&quot;}],&quot;issued&quot;:{&quot;date-parts&quot;:[[&quot;2015&quot;]]}}},{&quot;id&quot;:5884,&quot;uris&quot;:[&quot;http://zotero.org/groups/1889055/items/DKX3JRYZ&quot;],&quot;uri&quot;:[&quot;http://zotero.org/groups/1889055/items/DKX3JRYZ&quot;],&quot;itemData&quot;:{&quot;id&quot;:5884,&quot;type&quot;:&quot;article-journal&quot;,&quot;title&quot;:&quot;Effects of climate change on snowpack and fire potential in the western USA&quot;,&quot;container-title&quot;:&quot;Climatic Change&quot;,&quot;page&quot;:&quot;287–299&quot;,&quot;volume&quot;:&quot;141&quot;,&quot;issue&quot;:&quot;2&quot;,&quot;source&quot;:&quot;Google Scholar&quot;,&quot;author&quot;:[{&quot;family&quot;:&quot;Gergel&quot;,&quot;given&quot;:&quot;Diana R.&quot;},{&quot;family&quot;:&quot;Nijssen&quot;,&quot;given&quot;:&quot;Bart&quot;},{&quot;family&quot;:&quot;Abatzoglou&quot;,&quot;given&quot;:&quot;John T.&quot;},{&quot;family&quot;:&quot;Lettenmaier&quot;,&quot;given&quot;:&quot;Dennis P.&quot;},{&quot;family&quot;:&quot;Stumbaugh&quot;,&quot;given&quot;:&quot;Matt R.&quot;}],&quot;issued&quot;:{&quot;date-parts&quot;:[[&quot;2017&quot;]]}}}],&quot;schema&quot;:&quot;https://github.com/citation-style-language/schema/raw/master/csl-citation.json&quot;} RNDzosKRhXeaY"/><text:span text:style-name="T37">. </text:span><text:span text:style-name="T39">Thus, it is important </text:span><text:span text:style-name="T38">that we better understand </text:span><text:span text:style-name="T36">how fung</text:span><text:span text:style-name="T38">al communities</text:span><text:span text:style-name="T36"> respond to fires under changing conditions.</text:span></text:p>
      <text:p text:style-name="P10"><text:span text:style-name="T23"><text:tab/></text:span><text:span text:style-name="T36">Due to an interest in microbially-mediated plant recruitment, most fungi-centered </text:span><text:span text:style-name="T1">research on post-fire recovery has looked exclusively at mycorrizal fungi </text:span><text:reference-mark-start text:name="ZOTERO_ITEM CSL_CITATION {&quot;citationID&quot;:&quot;xWTeFxrn&quot;,&quot;properties&quot;:{&quot;formattedCitation&quot;:&quot;(Pattinson et al., 1999; Dahlberg, 2002; Glassman et al., 2016)&quot;,&quot;plainCitation&quot;:&quot;(Pattinson et al., 1999; Dahlberg, 2002; Glassman et al., 2016)&quot;,&quot;noteIndex&quot;:0},&quot;citationItems&quot;:[{&quot;id&quot;:5844,&quot;uris&quot;:[&quot;http://zotero.org/groups/1889055/items/T8AJZQWS&quot;],&quot;uri&quot;:[&quot;http://zotero.org/groups/1889055/items/T8AJZQWS&quot;],&quot;itemData&quot;:{&quot;id&quot;:5844,&quot;type&quot;:&quot;article-journal&quot;,&quot;title&quot;:&quot;Simulated fire reduces the density of arbuscular mycorrhizal fungi at the soil surface&quot;,&quot;container-title&quot;:&quot;Mycological Research&quot;,&quot;page&quot;:&quot;491–496&quot;,&quot;volume&quot;:&quot;103&quot;,&quot;issue&quot;:&quot;4&quot;,&quot;source&quot;:&quot;Google Scholar&quot;,&quot;author&quot;:[{&quot;family&quot;:&quot;Pattinson&quot;,&quot;given&quot;:&quot;G. S.&quot;},{&quot;family&quot;:&quot;Hammill&quot;,&quot;given&quot;:&quot;K. A.&quot;},{&quot;family&quot;:&quot;Sutton&quot;,&quot;given&quot;:&quot;B. G.&quot;},{&quot;family&quot;:&quot;McGee&quot;,&quot;given&quot;:&quot;P. A.&quot;}],&quot;issued&quot;:{&quot;date-parts&quot;:[[&quot;1999&quot;]]}}},{&quot;id&quot;:5845,&quot;uris&quot;:[&quot;http://zotero.org/groups/1889055/items/7GL98NE6&quot;],&quot;uri&quot;:[&quot;http://zotero.org/groups/1889055/items/7GL98NE6&quot;],&quot;itemData&quot;:{&quot;id&quot;:5845,&quot;type&quot;:&quot;article-journal&quot;,&quot;title&quot;:&quot;Effects of fire on ectomycorrhizal fungi in Fennoscandian boreal forests&quot;,&quot;container-title&quot;:&quot;Silva Fennica&quot;,&quot;page&quot;:&quot;69–80&quot;,&quot;volume&quot;:&quot;36&quot;,&quot;issue&quot;:&quot;1&quot;,&quot;source&quot;:&quot;Google Scholar&quot;,&quot;author&quot;:[{&quot;family&quot;:&quot;Dahlberg&quot;,&quot;given&quot;:&quot;Anders&quot;}],&quot;issued&quot;:{&quot;date-parts&quot;:[[&quot;2002&quot;]]}}},{&quot;id&quot;:5256,&quot;uris&quot;:[&quot;http://zotero.org/groups/1889055/items/64G7ZNQ7&quot;],&quot;uri&quot;:[&quot;http://zotero.org/groups/1889055/items/64G7ZNQ7&quot;],&quot;itemData&quot;:{&quot;id&quot;:5256,&quot;type&quot;:&quot;article-journal&quot;,&quot;title&quot;:&quot;Ectomycorrhizal fungal spore bank recovery after a severe forest fire: some like it hot&quot;,&quot;container-title&quot;:&quot;The ISME Journal&quot;,&quot;page&quot;:&quot;1228-1239&quot;,&quot;volume&quot;:&quot;10&quot;,&quot;issue&quot;:&quot;5&quot;,&quot;source&quot;:&quot;PubMed Central&quot;,&quot;abstract&quot;:&quot;After severe wildfires, pine recovery depends on ectomycorrhizal (ECM) fungal spores surviving and serving as partners for regenerating forest trees. We took advantage of a large, severe natural forest fire that burned our long-term study plots to test the response of ECM fungi to fire. We sampled the ECM spore bank using pine seedling bioassays and high-throughput sequencing before and after the California Rim Fire. We found that ECM spore bank fungi survived the fire and dominated the colonization of in situ and bioassay seedlings, but there were specific fire adapted fungi such as Rhizopogon olivaceotinctus that increased in abundance after the fire. The frequency of ECM fungal species colonizing pre-fire bioassay seedlings, post-fire bioassay seedlings and in situ seedlings were strongly positively correlated. However, fire reduced the ECM spore bank richness by eliminating some of the rare species, and the density of the spore bank was reduced as evidenced by a larger number of soil samples that yielded uncolonized seedlings. Our results show that although there is a reduction in ECM inoculum, the ECM spore bank community largely remains intact, even after a high-intensity fire. We used advanced techniques for data quality control with Illumina and found consistent results among varying methods. Furthermore, simple greenhouse bioassays can be used to determine which fungi will colonize after fires. Similar to plant seed banks, a specific suite of ruderal, spore bank fungi take advantage of open niche space after fires.&quot;,&quot;DOI&quot;:&quot;10.1038/ismej.2015.182&quot;,&quot;ISSN&quot;:&quot;1751-7362&quot;,&quot;note&quot;:&quot;PMID: 26473720\nPMCID: PMC5029211&quot;,&quot;title-short&quot;:&quot;Ectomycorrhizal fungal spore bank recovery after a severe forest fire&quot;,&quot;journalAbbreviation&quot;:&quot;ISME J&quot;,&quot;author&quot;:[{&quot;family&quot;:&quot;Glassman&quot;,&quot;given&quot;:&quot;Sydney I&quot;},{&quot;family&quot;:&quot;Levine&quot;,&quot;given&quot;:&quot;Carrie R&quot;},{&quot;family&quot;:&quot;DiRocco&quot;,&quot;given&quot;:&quot;Angela M&quot;},{&quot;family&quot;:&quot;Battles&quot;,&quot;given&quot;:&quot;John J&quot;},{&quot;family&quot;:&quot;Bruns&quot;,&quot;given&quot;:&quot;Thomas D&quot;}],&quot;issued&quot;:{&quot;date-parts&quot;:[[&quot;2016&quot;,5]]}}}],&quot;schema&quot;:&quot;https://github.com/citation-style-language/schema/raw/master/csl-citation.json&quot;} RNDzp4eqBl1mN"/><text:span text:style-name="T1">(</text:span><text:span text:style-name="T22">e.g.</text:span><text:span text:style-name="T1">, Pattinson et al., 1999; Dahlberg, 2002; Glassman et al., 2016)</text:span><text:reference-mark-end text:name="ZOTERO_ITEM CSL_CITATION {&quot;citationID&quot;:&quot;xWTeFxrn&quot;,&quot;properties&quot;:{&quot;formattedCitation&quot;:&quot;(Pattinson et al., 1999; Dahlberg, 2002; Glassman et al., 2016)&quot;,&quot;plainCitation&quot;:&quot;(Pattinson et al., 1999; Dahlberg, 2002; Glassman et al., 2016)&quot;,&quot;noteIndex&quot;:0},&quot;citationItems&quot;:[{&quot;id&quot;:5844,&quot;uris&quot;:[&quot;http://zotero.org/groups/1889055/items/T8AJZQWS&quot;],&quot;uri&quot;:[&quot;http://zotero.org/groups/1889055/items/T8AJZQWS&quot;],&quot;itemData&quot;:{&quot;id&quot;:5844,&quot;type&quot;:&quot;article-journal&quot;,&quot;title&quot;:&quot;Simulated fire reduces the density of arbuscular mycorrhizal fungi at the soil surface&quot;,&quot;container-title&quot;:&quot;Mycological Research&quot;,&quot;page&quot;:&quot;491–496&quot;,&quot;volume&quot;:&quot;103&quot;,&quot;issue&quot;:&quot;4&quot;,&quot;source&quot;:&quot;Google Scholar&quot;,&quot;author&quot;:[{&quot;family&quot;:&quot;Pattinson&quot;,&quot;given&quot;:&quot;G. S.&quot;},{&quot;family&quot;:&quot;Hammill&quot;,&quot;given&quot;:&quot;K. A.&quot;},{&quot;family&quot;:&quot;Sutton&quot;,&quot;given&quot;:&quot;B. G.&quot;},{&quot;family&quot;:&quot;McGee&quot;,&quot;given&quot;:&quot;P. A.&quot;}],&quot;issued&quot;:{&quot;date-parts&quot;:[[&quot;1999&quot;]]}}},{&quot;id&quot;:5845,&quot;uris&quot;:[&quot;http://zotero.org/groups/1889055/items/7GL98NE6&quot;],&quot;uri&quot;:[&quot;http://zotero.org/groups/1889055/items/7GL98NE6&quot;],&quot;itemData&quot;:{&quot;id&quot;:5845,&quot;type&quot;:&quot;article-journal&quot;,&quot;title&quot;:&quot;Effects of fire on ectomycorrhizal fungi in Fennoscandian boreal forests&quot;,&quot;container-title&quot;:&quot;Silva Fennica&quot;,&quot;page&quot;:&quot;69–80&quot;,&quot;volume&quot;:&quot;36&quot;,&quot;issue&quot;:&quot;1&quot;,&quot;source&quot;:&quot;Google Scholar&quot;,&quot;author&quot;:[{&quot;family&quot;:&quot;Dahlberg&quot;,&quot;given&quot;:&quot;Anders&quot;}],&quot;issued&quot;:{&quot;date-parts&quot;:[[&quot;2002&quot;]]}}},{&quot;id&quot;:5256,&quot;uris&quot;:[&quot;http://zotero.org/groups/1889055/items/64G7ZNQ7&quot;],&quot;uri&quot;:[&quot;http://zotero.org/groups/1889055/items/64G7ZNQ7&quot;],&quot;itemData&quot;:{&quot;id&quot;:5256,&quot;type&quot;:&quot;article-journal&quot;,&quot;title&quot;:&quot;Ectomycorrhizal fungal spore bank recovery after a severe forest fire: some like it hot&quot;,&quot;container-title&quot;:&quot;The ISME Journal&quot;,&quot;page&quot;:&quot;1228-1239&quot;,&quot;volume&quot;:&quot;10&quot;,&quot;issue&quot;:&quot;5&quot;,&quot;source&quot;:&quot;PubMed Central&quot;,&quot;abstract&quot;:&quot;After severe wildfires, pine recovery depends on ectomycorrhizal (ECM) fungal spores surviving and serving as partners for regenerating forest trees. We took advantage of a large, severe natural forest fire that burned our long-term study plots to test the response of ECM fungi to fire. We sampled the ECM spore bank using pine seedling bioassays and high-throughput sequencing before and after the California Rim Fire. We found that ECM spore bank fungi survived the fire and dominated the colonization of in situ and bioassay seedlings, but there were specific fire adapted fungi such as Rhizopogon olivaceotinctus that increased in abundance after the fire. The frequency of ECM fungal species colonizing pre-fire bioassay seedlings, post-fire bioassay seedlings and in situ seedlings were strongly positively correlated. However, fire reduced the ECM spore bank richness by eliminating some of the rare species, and the density of the spore bank was reduced as evidenced by a larger number of soil samples that yielded uncolonized seedlings. Our results show that although there is a reduction in ECM inoculum, the ECM spore bank community largely remains intact, even after a high-intensity fire. We used advanced techniques for data quality control with Illumina and found consistent results among varying methods. Furthermore, simple greenhouse bioassays can be used to determine which fungi will colonize after fires. Similar to plant seed banks, a specific suite of ruderal, spore bank fungi take advantage of open niche space after fires.&quot;,&quot;DOI&quot;:&quot;10.1038/ismej.2015.182&quot;,&quot;ISSN&quot;:&quot;1751-7362&quot;,&quot;note&quot;:&quot;PMID: 26473720\nPMCID: PMC5029211&quot;,&quot;title-short&quot;:&quot;Ectomycorrhizal fungal spore bank recovery after a severe forest fire&quot;,&quot;journalAbbreviation&quot;:&quot;ISME J&quot;,&quot;author&quot;:[{&quot;family&quot;:&quot;Glassman&quot;,&quot;given&quot;:&quot;Sydney I&quot;},{&quot;family&quot;:&quot;Levine&quot;,&quot;given&quot;:&quot;Carrie R&quot;},{&quot;family&quot;:&quot;DiRocco&quot;,&quot;given&quot;:&quot;Angela M&quot;},{&quot;family&quot;:&quot;Battles&quot;,&quot;given&quot;:&quot;John J&quot;},{&quot;family&quot;:&quot;Bruns&quot;,&quot;given&quot;:&quot;Thomas D&quot;}],&quot;issued&quot;:{&quot;date-parts&quot;:[[&quot;2016&quot;,5]]}}}],&quot;schema&quot;:&quot;https://github.com/citation-style-language/schema/raw/master/csl-citation.json&quot;} RNDzp4eqBl1mN"/><text:span text:style-name="T23">, </text:span><text:span text:style-name="T36">and </text:span><text:span text:style-name="T39">p</text:span><text:span text:style-name="T1">revious work examining the influence of climate change on microbial responses to fires has been indirect. For example, increased drought frequency and temperature have been shown to affect fire frequency and intensity </text:span><text:reference-mark-start text:name="ZOTERO_ITEM CSL_CITATION {&quot;citationID&quot;:&quot;fMNiFGwt&quot;,&quot;properties&quot;:{&quot;formattedCitation&quot;:&quot;(Barbero et al., 2015; Abatzoglou &amp; Williams, 2016; Seidl et al., 2017)&quot;,&quot;plainCitation&quot;:&quot;(Barbero et al., 2015; Abatzoglou &amp; Williams, 2016; Seidl et al., 2017)&quot;,&quot;noteIndex&quot;:0},&quot;citationItems&quot;:[{&quot;id&quot;:5892,&quot;uris&quot;:[&quot;http://zotero.org/groups/1889055/items/5G4H8EDI&quot;],&quot;uri&quot;:[&quot;http://zotero.org/groups/1889055/items/5G4H8EDI&quot;],&quot;itemData&quot;:{&quot;id&quot;:5892,&quot;type&quot;:&quot;article-journal&quot;,&quot;title&quot;:&quot;Climate change presents increased potential for very large fires in the contiguous United States&quot;,&quot;container-title&quot;:&quot;International Journal of Wildland Fire&quot;,&quot;page&quot;:&quot;892–899&quot;,&quot;volume&quot;:&quot;24&quot;,&quot;issue&quot;:&quot;7&quot;,&quot;source&quot;:&quot;Google Scholar&quot;,&quot;author&quot;:[{&quot;family&quot;:&quot;Barbero&quot;,&quot;given&quot;:&quot;R.&quot;},{&quot;family&quot;:&quot;Abatzoglou&quot;,&quot;given&quot;:&quot;John T.&quot;},{&quot;family&quot;:&quot;Larkin&quot;,&quot;given&quot;:&quot;N. K.&quot;},{&quot;family&quot;:&quot;Kolden&quot;,&quot;given&quot;:&quot;C. A.&quot;},{&quot;family&quot;:&quot;Stocks&quot;,&quot;given&quot;:&quot;B.&quot;}],&quot;issued&quot;:{&quot;date-parts&quot;:[[&quot;2015&quot;]]}}},{&quot;id&quot;:5891,&quot;uris&quot;:[&quot;http://zotero.org/groups/1889055/items/MV6FIQHP&quot;],&quot;uri&quot;:[&quot;http://zotero.org/groups/1889055/items/MV6FIQHP&quot;],&quot;itemData&quot;:{&quot;id&quot;:5891,&quot;type&quot;:&quot;article-journal&quot;,&quot;title&quot;:&quot;Impact of anthropogenic climate change on wildfire across western US forests&quot;,&quot;container-title&quot;:&quot;Proceedings of the National Academy of Sciences&quot;,&quot;page&quot;:&quot;11770–11775&quot;,&quot;volume&quot;:&quot;113&quot;,&quot;issue&quot;:&quot;42&quot;,&quot;source&quot;:&quot;Google Scholar&quot;,&quot;author&quot;:[{&quot;family&quot;:&quot;Abatzoglou&quot;,&quot;given&quot;:&quot;John T.&quot;},{&quot;family&quot;:&quot;Williams&quot;,&quot;given&quot;:&quot;A. Park&quot;}],&quot;issued&quot;:{&quot;date-parts&quot;:[[&quot;2016&quot;]]}}},{&quot;id&quot;:5893,&quot;uris&quot;:[&quot;http://zotero.org/groups/1889055/items/P7VHVYRS&quot;],&quot;uri&quot;:[&quot;http://zotero.org/groups/1889055/items/P7VHVYRS&quot;],&quot;itemData&quot;:{&quot;id&quot;:5893,&quot;type&quot;:&quot;article-journal&quot;,&quot;title&quot;:&quot;Forest disturbances under climate change&quot;,&quot;container-title&quot;:&quot;Nature climate change&quot;,&quot;page&quot;:&quot;395&quot;,&quot;volume&quot;:&quot;7&quot;,&quot;issue&quot;:&quot;6&quot;,&quot;source&quot;:&quot;Google Scholar&quot;,&quot;author&quot;:[{&quot;family&quot;:&quot;Seidl&quot;,&quot;given&quot;:&quot;Rupert&quot;},{&quot;family&quot;:&quot;Thom&quot;,&quot;given&quot;:&quot;Dominik&quot;},{&quot;family&quot;:&quot;Kautz&quot;,&quot;given&quot;:&quot;Markus&quot;},{&quot;family&quot;:&quot;Martin-Benito&quot;,&quot;given&quot;:&quot;Dario&quot;},{&quot;family&quot;:&quot;Peltoniemi&quot;,&quot;given&quot;:&quot;Mikko&quot;},{&quot;family&quot;:&quot;Vacchiano&quot;,&quot;given&quot;:&quot;Giorgio&quot;},{&quot;family&quot;:&quot;Wild&quot;,&quot;given&quot;:&quot;Jan&quot;},{&quot;family&quot;:&quot;Ascoli&quot;,&quot;given&quot;:&quot;Davide&quot;},{&quot;family&quot;:&quot;Petr&quot;,&quot;given&quot;:&quot;Michal&quot;},{&quot;family&quot;:&quot;Honkaniemi&quot;,&quot;given&quot;:&quot;Juha&quot;}],&quot;issued&quot;:{&quot;date-parts&quot;:[[&quot;2017&quot;]]}}}],&quot;schema&quot;:&quot;https://github.com/citation-style-language/schema/raw/master/csl-citation.json&quot;} RNDeYFOGvujI4"/><text:span text:style-name="T1">(Barbero et al., 2015; Abatzoglou &amp; Williams, 2016; Seidl et al., 2017)</text:span><text:reference-mark-end text:name="ZOTERO_ITEM CSL_CITATION {&quot;citationID&quot;:&quot;fMNiFGwt&quot;,&quot;properties&quot;:{&quot;formattedCitation&quot;:&quot;(Barbero et al., 2015; Abatzoglou &amp; Williams, 2016; Seidl et al., 2017)&quot;,&quot;plainCitation&quot;:&quot;(Barbero et al., 2015; Abatzoglou &amp; Williams, 2016; Seidl et al., 2017)&quot;,&quot;noteIndex&quot;:0},&quot;citationItems&quot;:[{&quot;id&quot;:5892,&quot;uris&quot;:[&quot;http://zotero.org/groups/1889055/items/5G4H8EDI&quot;],&quot;uri&quot;:[&quot;http://zotero.org/groups/1889055/items/5G4H8EDI&quot;],&quot;itemData&quot;:{&quot;id&quot;:5892,&quot;type&quot;:&quot;article-journal&quot;,&quot;title&quot;:&quot;Climate change presents increased potential for very large fires in the contiguous United States&quot;,&quot;container-title&quot;:&quot;International Journal of Wildland Fire&quot;,&quot;page&quot;:&quot;892–899&quot;,&quot;volume&quot;:&quot;24&quot;,&quot;issue&quot;:&quot;7&quot;,&quot;source&quot;:&quot;Google Scholar&quot;,&quot;author&quot;:[{&quot;family&quot;:&quot;Barbero&quot;,&quot;given&quot;:&quot;R.&quot;},{&quot;family&quot;:&quot;Abatzoglou&quot;,&quot;given&quot;:&quot;John T.&quot;},{&quot;family&quot;:&quot;Larkin&quot;,&quot;given&quot;:&quot;N. K.&quot;},{&quot;family&quot;:&quot;Kolden&quot;,&quot;given&quot;:&quot;C. A.&quot;},{&quot;family&quot;:&quot;Stocks&quot;,&quot;given&quot;:&quot;B.&quot;}],&quot;issued&quot;:{&quot;date-parts&quot;:[[&quot;2015&quot;]]}}},{&quot;id&quot;:5891,&quot;uris&quot;:[&quot;http://zotero.org/groups/1889055/items/MV6FIQHP&quot;],&quot;uri&quot;:[&quot;http://zotero.org/groups/1889055/items/MV6FIQHP&quot;],&quot;itemData&quot;:{&quot;id&quot;:5891,&quot;type&quot;:&quot;article-journal&quot;,&quot;title&quot;:&quot;Impact of anthropogenic climate change on wildfire across western US forests&quot;,&quot;container-title&quot;:&quot;Proceedings of the National Academy of Sciences&quot;,&quot;page&quot;:&quot;11770–11775&quot;,&quot;volume&quot;:&quot;113&quot;,&quot;issue&quot;:&quot;42&quot;,&quot;source&quot;:&quot;Google Scholar&quot;,&quot;author&quot;:[{&quot;family&quot;:&quot;Abatzoglou&quot;,&quot;given&quot;:&quot;John T.&quot;},{&quot;family&quot;:&quot;Williams&quot;,&quot;given&quot;:&quot;A. Park&quot;}],&quot;issued&quot;:{&quot;date-parts&quot;:[[&quot;2016&quot;]]}}},{&quot;id&quot;:5893,&quot;uris&quot;:[&quot;http://zotero.org/groups/1889055/items/P7VHVYRS&quot;],&quot;uri&quot;:[&quot;http://zotero.org/groups/1889055/items/P7VHVYRS&quot;],&quot;itemData&quot;:{&quot;id&quot;:5893,&quot;type&quot;:&quot;article-journal&quot;,&quot;title&quot;:&quot;Forest disturbances under climate change&quot;,&quot;container-title&quot;:&quot;Nature climate change&quot;,&quot;page&quot;:&quot;395&quot;,&quot;volume&quot;:&quot;7&quot;,&quot;issue&quot;:&quot;6&quot;,&quot;source&quot;:&quot;Google Scholar&quot;,&quot;author&quot;:[{&quot;family&quot;:&quot;Seidl&quot;,&quot;given&quot;:&quot;Rupert&quot;},{&quot;family&quot;:&quot;Thom&quot;,&quot;given&quot;:&quot;Dominik&quot;},{&quot;family&quot;:&quot;Kautz&quot;,&quot;given&quot;:&quot;Markus&quot;},{&quot;family&quot;:&quot;Martin-Benito&quot;,&quot;given&quot;:&quot;Dario&quot;},{&quot;family&quot;:&quot;Peltoniemi&quot;,&quot;given&quot;:&quot;Mikko&quot;},{&quot;family&quot;:&quot;Vacchiano&quot;,&quot;given&quot;:&quot;Giorgio&quot;},{&quot;family&quot;:&quot;Wild&quot;,&quot;given&quot;:&quot;Jan&quot;},{&quot;family&quot;:&quot;Ascoli&quot;,&quot;given&quot;:&quot;Davide&quot;},{&quot;family&quot;:&quot;Petr&quot;,&quot;given&quot;:&quot;Michal&quot;},{&quot;family&quot;:&quot;Honkaniemi&quot;,&quot;given&quot;:&quot;Juha&quot;}],&quot;issued&quot;:{&quot;date-parts&quot;:[[&quot;2017&quot;]]}}}],&quot;schema&quot;:&quot;https://github.com/citation-style-language/schema/raw/master/csl-citation.json&quot;} RNDeYFOGvujI4"/><text:span text:style-name="T1">, and these factors, in turn, have been shown to influence microbial recovery times </text:span><text:reference-mark-start text:name="ZOTERO_ITEM CSL_CITATION {&quot;citationID&quot;:&quot;a76XxhjL&quot;,&quot;properties&quot;:{&quot;formattedCitation&quot;:&quot;(B\\uc0\\u225{}rcenas-Moreno &amp; B\\uc0\\u229{}\\uc0\\u229{}th, 2009; Egidi et al., 2016)&quot;,&quot;plainCitation&quot;:&quot;(Bárcenas-Moreno &amp; Bååth, 2009; Egidi et al., 2016)&quot;,&quot;noteIndex&quot;:0},&quot;citationItems&quot;:[{&quot;id&quot;:5863,&quot;uris&quot;:[&quot;http://zotero.org/groups/1889055/items/558MQWRT&quot;],&quot;uri&quot;:[&quot;http://zotero.org/groups/1889055/items/558MQWRT&quot;],&quot;itemData&quot;:{&quot;id&quot;:5863,&quot;type&quot;:&quot;article-journal&quot;,&quot;title&quot;:&quot;Bacterial and fungal growth in soil heated at different temperatures to simulate a range of fire intensities&quot;,&quot;container-title&quot;:&quot;Soil Biology and Biochemistry&quot;,&quot;page&quot;:&quot;2517–2526&quot;,&quot;volume&quot;:&quot;41&quot;,&quot;issue&quot;:&quot;12&quot;,&quot;source&quot;:&quot;Google Scholar&quot;,&quot;author&quot;:[{&quot;family&quot;:&quot;Bárcenas-Moreno&quot;,&quot;given&quot;:&quot;Gema&quot;},{&quot;family&quot;:&quot;Bååth&quot;,&quot;given&quot;:&quot;Erland&quot;}],&quot;issued&quot;:{&quot;date-parts&quot;:[[&quot;2009&quot;]]}}},{&quot;id&quot;:5875,&quot;uris&quot;:[&quot;http://zotero.org/groups/1889055/items/B5ERLP25&quot;],&quot;uri&quot;:[&quot;http://zotero.org/groups/1889055/items/B5ERLP25&quot;],&quot;itemData&quot;:{&quot;id&quot;:5875,&quot;type&quot;:&quot;article-journal&quot;,&quot;title&quot;:&quot;Fire regime, not time-since-fire, affects soil fungal community diversity and composition in temperate grasslands&quot;,&quot;container-title&quot;:&quot;FEMS microbiology letters&quot;,&quot;volume&quot;:&quot;363&quot;,&quot;issue&quot;:&quot;17&quot;,&quot;source&quot;:&quot;Google Scholar&quot;,&quot;author&quot;:[{&quot;family&quot;:&quot;Egidi&quot;,&quot;given&quot;:&quot;Eleonora&quot;},{&quot;family&quot;:&quot;McMullan-Fisher&quot;,&quot;given&quot;:&quot;Sapphire&quot;},{&quot;family&quot;:&quot;Morgan&quot;,&quot;given&quot;:&quot;John W.&quot;},{&quot;family&quot;:&quot;May&quot;,&quot;given&quot;:&quot;Tom&quot;},{&quot;family&quot;:&quot;Zeeman&quot;,&quot;given&quot;:&quot;Ben&quot;},{&quot;family&quot;:&quot;Franks&quot;,&quot;given&quot;:&quot;Ashley E.&quot;}],&quot;issued&quot;:{&quot;date-parts&quot;:[[&quot;2016&quot;]]}}}],&quot;schema&quot;:&quot;https://github.com/citation-style-language/schema/raw/master/csl-citation.json&quot;} RNDgiGVcSHt9l"/><text:span text:style-name="T18">(Bárcenas-Moreno &amp; Bååth, 2009; Egidi et al., 2016)</text:span><text:reference-mark-end text:name="ZOTERO_ITEM CSL_CITATION {&quot;citationID&quot;:&quot;a76XxhjL&quot;,&quot;properties&quot;:{&quot;formattedCitation&quot;:&quot;(B\\uc0\\u225{}rcenas-Moreno &amp; B\\uc0\\u229{}\\uc0\\u229{}th, 2009; Egidi et al., 2016)&quot;,&quot;plainCitation&quot;:&quot;(Bárcenas-Moreno &amp; Bååth, 2009; Egidi et al., 2016)&quot;,&quot;noteIndex&quot;:0},&quot;citationItems&quot;:[{&quot;id&quot;:5863,&quot;uris&quot;:[&quot;http://zotero.org/groups/1889055/items/558MQWRT&quot;],&quot;uri&quot;:[&quot;http://zotero.org/groups/1889055/items/558MQWRT&quot;],&quot;itemData&quot;:{&quot;id&quot;:5863,&quot;type&quot;:&quot;article-journal&quot;,&quot;title&quot;:&quot;Bacterial and fungal growth in soil heated at different temperatures to simulate a range of fire intensities&quot;,&quot;container-title&quot;:&quot;Soil Biology and Biochemistry&quot;,&quot;page&quot;:&quot;2517–2526&quot;,&quot;volume&quot;:&quot;41&quot;,&quot;issue&quot;:&quot;12&quot;,&quot;source&quot;:&quot;Google Scholar&quot;,&quot;author&quot;:[{&quot;family&quot;:&quot;Bárcenas-Moreno&quot;,&quot;given&quot;:&quot;Gema&quot;},{&quot;family&quot;:&quot;Bååth&quot;,&quot;given&quot;:&quot;Erland&quot;}],&quot;issued&quot;:{&quot;date-parts&quot;:[[&quot;2009&quot;]]}}},{&quot;id&quot;:5875,&quot;uris&quot;:[&quot;http://zotero.org/groups/1889055/items/B5ERLP25&quot;],&quot;uri&quot;:[&quot;http://zotero.org/groups/1889055/items/B5ERLP25&quot;],&quot;itemData&quot;:{&quot;id&quot;:5875,&quot;type&quot;:&quot;article-journal&quot;,&quot;title&quot;:&quot;Fire regime, not time-since-fire, affects soil fungal community diversity and composition in temperate grasslands&quot;,&quot;container-title&quot;:&quot;FEMS microbiology letters&quot;,&quot;volume&quot;:&quot;363&quot;,&quot;issue&quot;:&quot;17&quot;,&quot;source&quot;:&quot;Google Scholar&quot;,&quot;author&quot;:[{&quot;family&quot;:&quot;Egidi&quot;,&quot;given&quot;:&quot;Eleonora&quot;},{&quot;family&quot;:&quot;McMullan-Fisher&quot;,&quot;given&quot;:&quot;Sapphire&quot;},{&quot;family&quot;:&quot;Morgan&quot;,&quot;given&quot;:&quot;John W.&quot;},{&quot;family&quot;:&quot;May&quot;,&quot;given&quot;:&quot;Tom&quot;},{&quot;family&quot;:&quot;Zeeman&quot;,&quot;given&quot;:&quot;Ben&quot;},{&quot;family&quot;:&quot;Franks&quot;,&quot;given&quot;:&quot;Ashley E.&quot;}],&quot;issued&quot;:{&quot;date-parts&quot;:[[&quot;2016&quot;]]}}}],&quot;schema&quot;:&quot;https://github.com/citation-style-language/schema/raw/master/csl-citation.json&quot;} RNDgiGVcSHt9l"/><text:span text:style-name="T1">. But how will changes in mean annual temperature and precipitation affect microbial recovery times?</text:span></text:p>
      <text:p text:style-name="P9"><text:span text:style-name="T25"><text:tab/>Here, we </text:span><text:span text:style-name="T33">use</text:span><text:span text:style-name="T25"> a </text:span><text:span text:style-name="T33">19-year </text:span><text:span text:style-name="T25">chronosequence of </text:span><text:span text:style-name="T33">historical </text:span><text:span text:style-name="T25">alpine forest fires in Utah to examine the recovery time of soil fungi after burns, and link this process to broader environmental variables </text:span><text:span text:style-name="T26">predicted to change under anthropogenic climate change </text:span><text:span text:style-name="T25">such as </text:span><text:span text:style-name="T26">mean annual </text:span><text:span text:style-name="T25">precipitation and mean annual temperature.</text:span></text:p>
      <text:p text:style-name="P4"/>
      <text:p text:style-name="P5"/>
      <text:p text:style-name="P14"><text:bookmark text:name="docs-internal-guid-18f463c8-7fff-59d3-12c0-19f587159fc0"/>Methods:</text:p>
      <text:p text:style-name="P16">Overview</text:p>
      <text:p text:style-name="P18"><text:tab/>A range of historic fire events was used to select 1<text:span text:style-name="T43">0</text:span></text:p>
      <text:p text:style-name="P18"><text:s/>forested regions of Utah that had burned between 1 and 20 years prior to our study. Each burned site was paired with an adjacent unburned site <text:span text:style-name="T40">(within 100 m) </text:span>to serve as controls. Sites were selected to maximize similarity across a range of environmental variables <text:span text:style-name="T40">(See SI for all site metadata)</text:span>. At each site-<text:span text:style-name="T40">pair</text:span>, burned and unburned soil <text:span text:style-name="T40">was collected </text:span>from the organic horizon of <text:span text:style-name="T40">3</text:span> <text:span text:style-name="T40">subplots. At each site, </text:span>canopy and ground cover vegetation <text:span text:style-name="T40">were recorded</text:span>, <text:span text:style-name="T40">and </text:span>vegetation samples <text:span text:style-name="T40">were collected </text:span>for <text:span text:style-name="T40">taxonomic </text:span>identification and herbarium curation. <text:span text:style-name="T40">Soil fungal communities were determined using </text:span>meta-amplicon sequencing <text:span text:style-name="T40">of the fungal ITS1 rDNA region for each subsample.</text:span></text:p>
      <text:p text:style-name="P19"><text:span text:style-name="T3"/></text:p>
      <text:p text:style-name="P19"><text:soft-page-break/><text:span text:style-name="T3">Site Selection </text:span></text:p>
      <text:p text:style-name="P20"><text:span text:style-name="T5"><text:tab/>The Utah Department of Natural Resources sourced Utah fire data for the previous 20 years. 300 GPS points 100 m inside of burn boundaries were used to compile national GIS layers including topography, land use and cover, human impacts, and climate data from GeoDataCrawler (</text:span><text:a xlink:type="simple" xlink:href="http://www.geodatacrawler.com/" text:style-name="Internet_20_link" text:visited-style-name="Visited_20_Internet_20_Link"><text:span text:style-name="T13">http://www.geodatacrawler.com</text:span></text:a><text:span text:style-name="T5">). Complete data sources are listed at </text:span><text:a xlink:type="simple" xlink:href="http://www.geodatacrawler.com/national_geodatabase.html" text:style-name="Internet_20_link" text:visited-style-name="Visited_20_Internet_20_Link"><text:span text:style-name="T13">http://www.geodatacrawler.com/national_geodatabase.html</text:span></text:a><text:span text:style-name="T5">. Using these detailed site characteristics, we built a pairwise distance matrix for every possible combination of variables, and selected a subset of </text:span><text:span text:style-name="T8">10</text:span><text:span text:style-name="T5"> </text:span><text:span text:style-name="T6">locations</text:span><text:span text:style-name="T5"> that had minimal </text:span><text:span text:style-name="T6">environmental </text:span><text:span text:style-name="T5">variation, but still maintained a large temporal range in burn history. All raw site data and full code for selecting study sites can be found at </text:span><text:a xlink:type="simple" xlink:href="https://github.com/gzahn/Utah_Fires/tree/master/Site_Selection" text:style-name="Internet_20_link" text:visited-style-name="Visited_20_Internet_20_Link"><text:span text:style-name="T13">https://github.com/gzahn/Utah_Fires/tree/master/Site_Selection</text:span></text:a><text:span text:style-name="T5">. </text:span></text:p>
      <text:p text:style-name="P19"><text:span text:style-name="T3"/></text:p>
      <text:p text:style-name="P19"><text:span text:style-name="T3">Field Collection</text:span><text:span text:style-name="T2"> </text:span></text:p>
      <text:p text:style-name="P17"><text:tab/>Photography, site marking, and sample cataloging protocols were designed for soil and plant sample collection. Soil samples were extracted with sterile utensils from each site at a depth of 5 to 10 cm. Four soil samples were collected at a one sample collected in the center of each GPS marker, followed by samples taken <text:span text:style-name="T40">0.5</text:span> m in the North, East, and West directions. Soils were frozen at -80° within 6 hours of collection. Local plant cover was recorded and photographed and representative plant samples were collected for <text:span text:style-name="T40">taxonomic identification and herbarium curation</text:span>. International Field Collection Forms were filled out and filed for each plant collection and all specimens are housed in the Utah Valley University Herbarium. </text:p>
      <text:p text:style-name="P19"><text:span text:style-name="T3"/></text:p>
      <text:p text:style-name="P19"><text:span text:style-name="T3">DNA Extraction and Library Preparation</text:span></text:p>
      <text:p text:style-name="P23"><text:span text:style-name="T5"><text:tab/>Genomic DNA from 0.25g of soil was extracted from each sample using DN</text:span><text:span text:style-name="T6">E</text:span><text:span text:style-name="T5">asy PowerSoil Kits (QIAGEN, Venlo, The Netherlands). Fungal DNA was amplified with the ITS1F (CTTGGTCATTTAGAGGAAGTAA; </text:span><text:reference-mark-start text:name="ZOTERO_ITEM CSL_CITATION {&quot;citationID&quot;:&quot;u4ziL8gg&quot;,&quot;properties&quot;:{&quot;formattedCitation&quot;:&quot;(Gardes &amp; Bruns, 1993)&quot;,&quot;plainCitation&quot;:&quot;(Gardes &amp; Bruns, 1993)&quot;,&quot;noteIndex&quot;:0},&quot;citationItems&quot;:[{&quot;id&quot;:1933,&quot;uris&quot;:[&quot;http://zotero.org/users/1282237/items/7AGEITJ5&quot;],&quot;uri&quot;:[&quot;http://zotero.org/users/1282237/items/7AGEITJ5&quot;],&quot;itemData&quot;:{&quot;id&quot;:1933,&quot;type&quot;:&quot;article-journal&quot;,&quot;title&quot;:&quot;ITS primers with enhanced specificity for basidiomycetes-application to the identification of mycorrhizae and rusts&quot;,&quot;container-title&quot;:&quot;Molecular ecology&quot;,&quot;page&quot;:&quot;113–118&quot;,&quot;volume&quot;:&quot;2&quot;,&quot;issue&quot;:&quot;2&quot;,&quot;source&quot;:&quot;Google Scholar&quot;,&quot;author&quot;:[{&quot;family&quot;:&quot;Gardes&quot;,&quot;given&quot;:&quot;Monique&quot;},{&quot;family&quot;:&quot;Bruns&quot;,&quot;given&quot;:&quot;Thomas D.&quot;}],&quot;issued&quot;:{&quot;date-parts&quot;:[[&quot;1993&quot;]]}}}],&quot;schema&quot;:&quot;https://github.com/citation-style-language/schema/raw/master/csl-citation.json&quot;} RNDYG4CdFUAQh"/><text:span text:style-name="T5">Gardes &amp; Bruns, 1993</text:span><text:reference-mark-end text:name="ZOTERO_ITEM CSL_CITATION {&quot;citationID&quot;:&quot;u4ziL8gg&quot;,&quot;properties&quot;:{&quot;formattedCitation&quot;:&quot;(Gardes &amp; Bruns, 1993)&quot;,&quot;plainCitation&quot;:&quot;(Gardes &amp; Bruns, 1993)&quot;,&quot;noteIndex&quot;:0},&quot;citationItems&quot;:[{&quot;id&quot;:1933,&quot;uris&quot;:[&quot;http://zotero.org/users/1282237/items/7AGEITJ5&quot;],&quot;uri&quot;:[&quot;http://zotero.org/users/1282237/items/7AGEITJ5&quot;],&quot;itemData&quot;:{&quot;id&quot;:1933,&quot;type&quot;:&quot;article-journal&quot;,&quot;title&quot;:&quot;ITS primers with enhanced specificity for basidiomycetes-application to the identification of mycorrhizae and rusts&quot;,&quot;container-title&quot;:&quot;Molecular ecology&quot;,&quot;page&quot;:&quot;113–118&quot;,&quot;volume&quot;:&quot;2&quot;,&quot;issue&quot;:&quot;2&quot;,&quot;source&quot;:&quot;Google Scholar&quot;,&quot;author&quot;:[{&quot;family&quot;:&quot;Gardes&quot;,&quot;given&quot;:&quot;Monique&quot;},{&quot;family&quot;:&quot;Bruns&quot;,&quot;given&quot;:&quot;Thomas D.&quot;}],&quot;issued&quot;:{&quot;date-parts&quot;:[[&quot;1993&quot;]]}}}],&quot;schema&quot;:&quot;https://github.com/citation-style-language/schema/raw/master/csl-citation.json&quot;} RNDYG4CdFUAQh"/><text:span text:style-name="T5">)</text:span><text:span text:style-name="T12"> </text:span><text:span text:style-name="T5">and ITS2 (GCTGCGTTCTTCATCGATGC; </text:span><text:reference-mark-start text:name="ZOTERO_ITEM CSL_CITATION {&quot;citationID&quot;:&quot;jI0y7inY&quot;,&quot;properties&quot;:{&quot;formattedCitation&quot;:&quot;(White et al., 1990)&quot;,&quot;plainCitation&quot;:&quot;(White et al., 1990)&quot;,&quot;noteIndex&quot;:0},&quot;citationItems&quot;:[{&quot;id&quot;:1934,&quot;uris&quot;:[&quot;http://zotero.org/users/1282237/items/R8G329V7&quot;],&quot;uri&quot;:[&quot;http://zotero.org/users/1282237/items/R8G329V7&quot;],&quot;itemData&quot;:{&quot;id&quot;:1934,&quot;type&quot;:&quot;article-journal&quot;,&quot;title&quot;:&quot;Amplification and direct sequencing of fungal ribosomal RNA genes for phylogenetics&quot;,&quot;container-title&quot;:&quot;PCR protocols: a guide to methods and applications&quot;,&quot;page&quot;:&quot;315–322&quot;,&quot;volume&quot;:&quot;18&quot;,&quot;issue&quot;:&quot;1&quot;,&quot;source&quot;:&quot;Google Scholar&quot;,&quot;author&quot;:[{&quot;family&quot;:&quot;White&quot;,&quot;given&quot;:&quot;Thomas J.&quot;},{&quot;family&quot;:&quot;Bruns&quot;,&quot;given&quot;:&quot;T.&quot;},{&quot;family&quot;:&quot;Lee&quot;,&quot;given&quot;:&quot;SJWT&quot;},{&quot;family&quot;:&quot;Taylor&quot;,&quot;given&quot;:&quot;J. W.&quot;},{&quot;literal&quot;:&quot;others&quot;}],&quot;issued&quot;:{&quot;date-parts&quot;:[[&quot;1990&quot;]]}}}],&quot;schema&quot;:&quot;https://github.com/citation-style-language/schema/raw/master/csl-citation.json&quot;} RNDxk7FYt8yAT"/><text:span text:style-name="T5">White et al., 1990</text:span><text:reference-mark-end text:name="ZOTERO_ITEM CSL_CITATION {&quot;citationID&quot;:&quot;jI0y7inY&quot;,&quot;properties&quot;:{&quot;formattedCitation&quot;:&quot;(White et al., 1990)&quot;,&quot;plainCitation&quot;:&quot;(White et al., 1990)&quot;,&quot;noteIndex&quot;:0},&quot;citationItems&quot;:[{&quot;id&quot;:1934,&quot;uris&quot;:[&quot;http://zotero.org/users/1282237/items/R8G329V7&quot;],&quot;uri&quot;:[&quot;http://zotero.org/users/1282237/items/R8G329V7&quot;],&quot;itemData&quot;:{&quot;id&quot;:1934,&quot;type&quot;:&quot;article-journal&quot;,&quot;title&quot;:&quot;Amplification and direct sequencing of fungal ribosomal RNA genes for phylogenetics&quot;,&quot;container-title&quot;:&quot;PCR protocols: a guide to methods and applications&quot;,&quot;page&quot;:&quot;315–322&quot;,&quot;volume&quot;:&quot;18&quot;,&quot;issue&quot;:&quot;1&quot;,&quot;source&quot;:&quot;Google Scholar&quot;,&quot;author&quot;:[{&quot;family&quot;:&quot;White&quot;,&quot;given&quot;:&quot;Thomas J.&quot;},{&quot;family&quot;:&quot;Bruns&quot;,&quot;given&quot;:&quot;T.&quot;},{&quot;family&quot;:&quot;Lee&quot;,&quot;given&quot;:&quot;SJWT&quot;},{&quot;family&quot;:&quot;Taylor&quot;,&quot;given&quot;:&quot;J. W.&quot;},{&quot;literal&quot;:&quot;others&quot;}],&quot;issued&quot;:{&quot;date-parts&quot;:[[&quot;1990&quot;]]}}}],&quot;schema&quot;:&quot;https://github.com/citation-style-language/schema/raw/master/csl-citation.json&quot;} RNDxk7FYt8yAT"/><text:span text:style-name="T5">) primers, modified with the addition of Illumina adaptors </text:span><text:reference-mark-start text:name="ZOTERO_ITEM CSL_CITATION {&quot;citationID&quot;:&quot;htNNtcN4&quot;,&quot;properties&quot;:{&quot;formattedCitation&quot;:&quot;(Caporaso et al., 2011)&quot;,&quot;plainCitation&quot;:&quot;(Caporaso et al., 2011)&quot;,&quot;noteIndex&quot;:0},&quot;citationItems&quot;:[{&quot;id&quot;:531,&quot;uris&quot;:[&quot;http://zotero.org/users/1282237/items/6EMGEC7J&quot;],&quot;uri&quot;:[&quot;http://zotero.org/users/1282237/items/6EMGEC7J&quot;],&quot;itemData&quot;:{&quot;id&quot;:531,&quot;type&quot;:&quot;article-journal&quot;,&quot;title&quot;:&quot;Global patterns of 16S rRNA diversity at a depth of millions of sequences per sample&quot;,&quot;container-title&quot;:&quot;Proceedings of the National Academy of Sciences&quot;,&quot;page&quot;:&quot;4516-4522&quot;,&quot;volume&quot;:&quot;108&quot;,&quot;issue&quot;:&quot;Supplement 1&quot;,&quot;source&quot;:&quot;www.pnas.org&quot;,&quot;abstract&quot;:&quot;The ongoing revolution in high-throughput sequencing continues to democratize the ability of small groups of investigators to map the microbial component of the biosphere. In particular, the coevolution of new sequencing platforms and new software tools allows data acquisition and analysis on an unprecedented scale. Here we report the next stage in this coevolutionary arms race, using the Illumina GAIIx platform to sequence a diverse array of 25 environmental samples and three known “mock communities” at a depth averaging 3.1 million reads per sample. We demonstrate excellent consistency in taxonomic recovery and recapture diversity patterns that were previously reported on the basis of metaanalysis of many studies from the literature (notably, the saline/nonsaline split in environmental samples and the split between host-associated and free-living communities). We also demonstrate that 2,000 Illumina single-end reads are sufficient to recapture the same relationships among samples that we observe with the full dataset. The results thus open up the possibility of conducting large-scale studies analyzing thousands of samples simultaneously to survey microbial communities at an unprecedented spatial and temporal resolution.&quot;,&quot;DOI&quot;:&quot;10.1073/pnas.1000080107&quot;,&quot;ISSN&quot;:&quot;0027-8424, 1091-6490&quot;,&quot;note&quot;:&quot;PMID: 20534432&quot;,&quot;journalAbbreviation&quot;:&quot;PNAS&quot;,&quot;language&quot;:&quot;en&quot;,&quot;author&quot;:[{&quot;family&quot;:&quot;Caporaso&quot;,&quot;given&quot;:&quot;J. Gregory&quot;},{&quot;family&quot;:&quot;Lauber&quot;,&quot;given&quot;:&quot;Christian L.&quot;},{&quot;family&quot;:&quot;Walters&quot;,&quot;given&quot;:&quot;William A.&quot;},{&quot;family&quot;:&quot;Berg-Lyons&quot;,&quot;given&quot;:&quot;Donna&quot;},{&quot;family&quot;:&quot;Lozupone&quot;,&quot;given&quot;:&quot;Catherine A.&quot;},{&quot;family&quot;:&quot;Turnbaugh&quot;,&quot;given&quot;:&quot;Peter J.&quot;},{&quot;family&quot;:&quot;Fierer&quot;,&quot;given&quot;:&quot;Noah&quot;},{&quot;family&quot;:&quot;Knight&quot;,&quot;given&quot;:&quot;Rob&quot;}],&quot;issued&quot;:{&quot;date-parts&quot;:[[&quot;2011&quot;,3,15]]}}}],&quot;schema&quot;:&quot;https://github.com/citation-style-language/schema/raw/master/csl-citation.json&quot;} RND1FUBp8efwP"/><text:span text:style-name="T5">(Caporaso et al., 2011)</text:span><text:reference-mark-end text:name="ZOTERO_ITEM CSL_CITATION {&quot;citationID&quot;:&quot;htNNtcN4&quot;,&quot;properties&quot;:{&quot;formattedCitation&quot;:&quot;(Caporaso et al., 2011)&quot;,&quot;plainCitation&quot;:&quot;(Caporaso et al., 2011)&quot;,&quot;noteIndex&quot;:0},&quot;citationItems&quot;:[{&quot;id&quot;:531,&quot;uris&quot;:[&quot;http://zotero.org/users/1282237/items/6EMGEC7J&quot;],&quot;uri&quot;:[&quot;http://zotero.org/users/1282237/items/6EMGEC7J&quot;],&quot;itemData&quot;:{&quot;id&quot;:531,&quot;type&quot;:&quot;article-journal&quot;,&quot;title&quot;:&quot;Global patterns of 16S rRNA diversity at a depth of millions of sequences per sample&quot;,&quot;container-title&quot;:&quot;Proceedings of the National Academy of Sciences&quot;,&quot;page&quot;:&quot;4516-4522&quot;,&quot;volume&quot;:&quot;108&quot;,&quot;issue&quot;:&quot;Supplement 1&quot;,&quot;source&quot;:&quot;www.pnas.org&quot;,&quot;abstract&quot;:&quot;The ongoing revolution in high-throughput sequencing continues to democratize the ability of small groups of investigators to map the microbial component of the biosphere. In particular, the coevolution of new sequencing platforms and new software tools allows data acquisition and analysis on an unprecedented scale. Here we report the next stage in this coevolutionary arms race, using the Illumina GAIIx platform to sequence a diverse array of 25 environmental samples and three known “mock communities” at a depth averaging 3.1 million reads per sample. We demonstrate excellent consistency in taxonomic recovery and recapture diversity patterns that were previously reported on the basis of metaanalysis of many studies from the literature (notably, the saline/nonsaline split in environmental samples and the split between host-associated and free-living communities). We also demonstrate that 2,000 Illumina single-end reads are sufficient to recapture the same relationships among samples that we observe with the full dataset. The results thus open up the possibility of conducting large-scale studies analyzing thousands of samples simultaneously to survey microbial communities at an unprecedented spatial and temporal resolution.&quot;,&quot;DOI&quot;:&quot;10.1073/pnas.1000080107&quot;,&quot;ISSN&quot;:&quot;0027-8424, 1091-6490&quot;,&quot;note&quot;:&quot;PMID: 20534432&quot;,&quot;journalAbbreviation&quot;:&quot;PNAS&quot;,&quot;language&quot;:&quot;en&quot;,&quot;author&quot;:[{&quot;family&quot;:&quot;Caporaso&quot;,&quot;given&quot;:&quot;J. Gregory&quot;},{&quot;family&quot;:&quot;Lauber&quot;,&quot;given&quot;:&quot;Christian L.&quot;},{&quot;family&quot;:&quot;Walters&quot;,&quot;given&quot;:&quot;William A.&quot;},{&quot;family&quot;:&quot;Berg-Lyons&quot;,&quot;given&quot;:&quot;Donna&quot;},{&quot;family&quot;:&quot;Lozupone&quot;,&quot;given&quot;:&quot;Catherine A.&quot;},{&quot;family&quot;:&quot;Turnbaugh&quot;,&quot;given&quot;:&quot;Peter J.&quot;},{&quot;family&quot;:&quot;Fierer&quot;,&quot;given&quot;:&quot;Noah&quot;},{&quot;family&quot;:&quot;Knight&quot;,&quot;given&quot;:&quot;Rob&quot;}],&quot;issued&quot;:{&quot;date-parts&quot;:[[&quot;2011&quot;,3,15]]}}}],&quot;schema&quot;:&quot;https://github.com/citation-style-language/schema/raw/master/csl-citation.json&quot;} RND1FUBp8efwP"/><text:span text:style-name="T5"> using the following protocol: 98 2 min; 22 cycles of: 98 15 s, 52 30 s, 72 30 s; 72 2 min). After 22 cycles, the PCR product was diluted 1:12 and 1 μL of this was used as a template for 8 more rounds of PCR with a 60 deg annealing temperature in which bi-directional barcodes bound to reverse complimented Illumina adaptors acted as primers. Resulting barcoded libraries were cleaned, normalized, and sequenced with the Illumina MiSeq platform (V3 chemistry, 2 × 300 bp).</text:span></text:p>
      <text:p text:style-name="P23"><text:span text:style-name="T9">Bioinformatics</text:span></text:p>
      <text:p><text:span text:style-name="T5"><text:tab/>Reads were demultiplexed and barcode sequences were removed by the sequencing center. Quality filtration and bioinformatics were performed in R. Briefly, we extracted the ITS1 region, filtered forward reads based on quality, utilized a clustering-free Divisive Amplicon Denoising Algorithm (DADA) to infer Exact Sequence Variants (ESVs) </text:span><text:reference-mark-start text:name="ZOTERO_ITEM CSL_CITATION {&quot;citationID&quot;:&quot;NFMEtdCM&quot;,&quot;properties&quot;:{&quot;formattedCitation&quot;:&quot;(Callahan et al., 2016)&quot;,&quot;plainCitation&quot;:&quot;(Callahan et al., 2016)&quot;,&quot;noteIndex&quot;:0},&quot;citationItems&quot;:[{&quot;id&quot;:28,&quot;uris&quot;:[&quot;http://zotero.org/users/1282237/items/FZT39WMJ&quot;],&quot;uri&quot;:[&quot;http://zotero.org/users/1282237/items/FZT39WMJ&quot;],&quot;itemData&quot;:{&quot;id&quot;:28,&quot;type&quot;:&quot;article-journal&quot;,&quot;title&quot;:&quot;DADA2: High resolution sample inference from Illumina amplicon data&quot;,&quot;container-title&quot;:&quot;Nature methods&quot;,&quot;page&quot;:&quot;581-583&quot;,&quot;volume&quot;:&quot;13&quot;,&quot;issue&quot;:&quot;7&quot;,&quot;source&quot;:&quot;PubMed Central&quot;,&quot;abstract&quot;:&quot;We present DADA2, a software package that models and corrects Illumina-sequenced amplicon errors. DADA2 infers sample sequences exactly, without coarse-graining into OTUs, and resolves differences of as little as one nucleotide. In several mock communities DADA2 identified more real variants and output fewer spurious sequences than other methods. We applied DADA2 to vaginal samples from a cohort of pregnant women, revealing a diversity of previously undetected Lactobacillus crispatus variants.&quot;,&quot;DOI&quot;:&quot;10.1038/nmeth.3869&quot;,&quot;ISSN&quot;:&quot;1548-7091&quot;,&quot;note&quot;:&quot;PMID: 27214047\nPMCID: PMC4927377&quot;,&quot;title-short&quot;:&quot;DADA2&quot;,&quot;journalAbbreviation&quot;:&quot;Nat Methods&quot;,&quot;author&quot;:[{&quot;family&quot;:&quot;Callahan&quot;,&quot;given&quot;:&quot;Benjamin J&quot;},{&quot;family&quot;:&quot;McMurdie&quot;,&quot;given&quot;:&quot;Paul J&quot;},{&quot;family&quot;:&quot;Rosen&quot;,&quot;given&quot;:&quot;Michael J&quot;},{&quot;family&quot;:&quot;Han&quot;,&quot;given&quot;:&quot;Andrew W&quot;},{&quot;family&quot;:&quot;Johnson&quot;,&quot;given&quot;:&quot;Amy Jo A&quot;},{&quot;family&quot;:&quot;Holmes&quot;,&quot;given&quot;:&quot;Susan P&quot;}],&quot;issued&quot;:{&quot;date-parts&quot;:[[&quot;2016&quot;,7]]}}}],&quot;schema&quot;:&quot;https://github.com/citation-style-language/schema/raw/master/csl-citation.json&quot;} RNDbX58CB2ul4"/><text:span text:style-name="T5">(Callahan et al., 2016)</text:span><text:reference-mark-end text:name="ZOTERO_ITEM CSL_CITATION {&quot;citationID&quot;:&quot;NFMEtdCM&quot;,&quot;properties&quot;:{&quot;formattedCitation&quot;:&quot;(Callahan et al., 2016)&quot;,&quot;plainCitation&quot;:&quot;(Callahan et al., 2016)&quot;,&quot;noteIndex&quot;:0},&quot;citationItems&quot;:[{&quot;id&quot;:28,&quot;uris&quot;:[&quot;http://zotero.org/users/1282237/items/FZT39WMJ&quot;],&quot;uri&quot;:[&quot;http://zotero.org/users/1282237/items/FZT39WMJ&quot;],&quot;itemData&quot;:{&quot;id&quot;:28,&quot;type&quot;:&quot;article-journal&quot;,&quot;title&quot;:&quot;DADA2: High resolution sample inference from Illumina amplicon data&quot;,&quot;container-title&quot;:&quot;Nature methods&quot;,&quot;page&quot;:&quot;581-583&quot;,&quot;volume&quot;:&quot;13&quot;,&quot;issue&quot;:&quot;7&quot;,&quot;source&quot;:&quot;PubMed Central&quot;,&quot;abstract&quot;:&quot;We present DADA2, a software package that models and corrects Illumina-sequenced amplicon errors. DADA2 infers sample sequences exactly, without coarse-graining into OTUs, and resolves differences of as little as one nucleotide. In several mock communities DADA2 identified more real variants and output fewer spurious sequences than other methods. We applied DADA2 to vaginal samples from a cohort of pregnant women, revealing a diversity of previously undetected Lactobacillus crispatus variants.&quot;,&quot;DOI&quot;:&quot;10.1038/nmeth.3869&quot;,&quot;ISSN&quot;:&quot;1548-7091&quot;,&quot;note&quot;:&quot;PMID: 27214047\nPMCID: PMC4927377&quot;,&quot;title-short&quot;:&quot;DADA2&quot;,&quot;journalAbbreviation&quot;:&quot;Nat Methods&quot;,&quot;author&quot;:[{&quot;family&quot;:&quot;Callahan&quot;,&quot;given&quot;:&quot;Benjamin J&quot;},{&quot;family&quot;:&quot;McMurdie&quot;,&quot;given&quot;:&quot;Paul J&quot;},{&quot;family&quot;:&quot;Rosen&quot;,&quot;given&quot;:&quot;Michael J&quot;},{&quot;family&quot;:&quot;Han&quot;,&quot;given&quot;:&quot;Andrew W&quot;},{&quot;family&quot;:&quot;Johnson&quot;,&quot;given&quot;:&quot;Amy Jo A&quot;},{&quot;family&quot;:&quot;Holmes&quot;,&quot;given&quot;:&quot;Susan P&quot;}],&quot;issued&quot;:{&quot;date-parts&quot;:[[&quot;2016&quot;,7]]}}}],&quot;schema&quot;:&quot;https://github.com/citation-style-language/schema/raw/master/csl-citation.json&quot;} RNDbX58CB2ul4"/><text:span text:style-name="T5">, removed chimeras and potential contaminants and assigned taxonomy against a custom ITS1 database. </text:span></text:p>
      <text:p><text:span text:style-name="T5"><text:tab/>The ITS1 region of the rDNA was extracted from all raw reads using ITSxpress </text:span><text:reference-mark-start text:name="ZOTERO_ITEM CSL_CITATION {&quot;citationID&quot;:&quot;Xf5vshM5&quot;,&quot;properties&quot;:{&quot;formattedCitation&quot;:&quot;(Rivers et al., 2018)&quot;,&quot;plainCitation&quot;:&quot;(Rivers et al., 2018)&quot;,&quot;noteIndex&quot;:0},&quot;citationItems&quot;:[{&quot;id&quot;:5704,&quot;uris&quot;:[&quot;http://zotero.org/users/1282237/items/WYSB5WS8&quot;],&quot;uri&quot;:[&quot;http://zotero.org/users/1282237/items/WYSB5WS8&quot;],&quot;itemData&quot;:{&quot;id&quot;:5704,&quot;type&quot;:&quot;article-journal&quot;,&quot;title&quot;:&quot;ITSxpress: Software to rapidly trim internally transcribed spacer sequences with quality scores for marker gene analysis&quot;,&quot;container-title&quot;:&quot;F1000Research&quot;,&quot;volume&quot;:&quot;7&quot;,&quot;source&quot;:&quot;PubMed Central&quot;,&quot;abstract&quot;:&quot;The internally transcribed spacer (ITS) region between the small subunit ribosomal RNA gene and large subunit ribosomal RNA gene is a widely used phylogenetic marker for fungi and other taxa. The eukaryotic ITS contains the conserved 5.8S rRNA and is divided into the ITS1 and ITS2 hypervariable regions. These regions are variable in length and are amplified using primers complementary to the conserved regions of their flanking genes. Previous work has shown that removing the conserved regions results in more accurate taxonomic classification. An existing software program, ITSx, is capable of trimming FASTA sequences by matching hidden Markov model profiles to the ends of the conserved genes using the software suite HMMER. ITSxpress was developed to extend this technique from marker gene studies using Operational Taxonomic Units (OTU’s) to studies using exact sequence variants; a method used by the software packages Dada2, Deblur, QIIME 2, and Unoise. The sequence variant approach uses the quality scores of each read to identify sequences that are statistically likely to represent real sequences. ITSxpress enables this by processing FASTQ rather than FASTA files. The software also speeds up the trimming of reads by a factor of 14-23 times on a 4-core computer by temporarily clustering highly similar sequences that are common in amplicon data and utilizing optimized parameters for Hmmsearch. ITSxpress is available as a QIIME 2 plugin and a stand-alone application installable from the Python package index, Bioconda, and Github.&quot;,&quot;URL&quot;:&quot;https://www.ncbi.nlm.nih.gov/pmc/articles/PMC6206612/&quot;,&quot;DOI&quot;:&quot;10.12688/f1000research.15704.1&quot;,&quot;ISSN&quot;:&quot;2046-1402&quot;,&quot;note&quot;:&quot;PMID: 30416717\nPMCID: PMC6206612&quot;,&quot;title-short&quot;:&quot;ITSxpress&quot;,&quot;journalAbbreviation&quot;:&quot;F1000Res&quot;,&quot;author&quot;:[{&quot;family&quot;:&quot;Rivers&quot;,&quot;given&quot;:&quot;Adam R.&quot;},{&quot;family&quot;:&quot;Weber&quot;,&quot;given&quot;:&quot;Kyle C.&quot;},{&quot;family&quot;:&quot;Gardner&quot;,&quot;given&quot;:&quot;Terrence G.&quot;},{&quot;family&quot;:&quot;Liu&quot;,&quot;given&quot;:&quot;Shuang&quot;},{&quot;family&quot;:&quot;Armstrong&quot;,&quot;given&quot;:&quot;Shalamar D.&quot;}],&quot;issued&quot;:{&quot;date-parts&quot;:[[&quot;2018&quot;,9,6]]},&quot;accessed&quot;:{&quot;date-parts&quot;:[[&quot;2019&quot;,2,5]]}}}],&quot;schema&quot;:&quot;https://github.com/citation-style-language/schema/raw/master/csl-citation.json&quot;} RNDMm6lxfevQt"/><text:span text:style-name="T5">(Rivers et al., 2018)</text:span><text:reference-mark-end text:name="ZOTERO_ITEM CSL_CITATION {&quot;citationID&quot;:&quot;Xf5vshM5&quot;,&quot;properties&quot;:{&quot;formattedCitation&quot;:&quot;(Rivers et al., 2018)&quot;,&quot;plainCitation&quot;:&quot;(Rivers et al., 2018)&quot;,&quot;noteIndex&quot;:0},&quot;citationItems&quot;:[{&quot;id&quot;:5704,&quot;uris&quot;:[&quot;http://zotero.org/users/1282237/items/WYSB5WS8&quot;],&quot;uri&quot;:[&quot;http://zotero.org/users/1282237/items/WYSB5WS8&quot;],&quot;itemData&quot;:{&quot;id&quot;:5704,&quot;type&quot;:&quot;article-journal&quot;,&quot;title&quot;:&quot;ITSxpress: Software to rapidly trim internally transcribed spacer sequences with quality scores for marker gene analysis&quot;,&quot;container-title&quot;:&quot;F1000Research&quot;,&quot;volume&quot;:&quot;7&quot;,&quot;source&quot;:&quot;PubMed Central&quot;,&quot;abstract&quot;:&quot;The internally transcribed spacer (ITS) region between the small subunit ribosomal RNA gene and large subunit ribosomal RNA gene is a widely used phylogenetic marker for fungi and other taxa. The eukaryotic ITS contains the conserved 5.8S rRNA and is divided into the ITS1 and ITS2 hypervariable regions. These regions are variable in length and are amplified using primers complementary to the conserved regions of their flanking genes. Previous work has shown that removing the conserved regions results in more accurate taxonomic classification. An existing software program, ITSx, is capable of trimming FASTA sequences by matching hidden Markov model profiles to the ends of the conserved genes using the software suite HMMER. ITSxpress was developed to extend this technique from marker gene studies using Operational Taxonomic Units (OTU’s) to studies using exact sequence variants; a method used by the software packages Dada2, Deblur, QIIME 2, and Unoise. The sequence variant approach uses the quality scores of each read to identify sequences that are statistically likely to represent real sequences. ITSxpress enables this by processing FASTQ rather than FASTA files. The software also speeds up the trimming of reads by a factor of 14-23 times on a 4-core computer by temporarily clustering highly similar sequences that are common in amplicon data and utilizing optimized parameters for Hmmsearch. ITSxpress is available as a QIIME 2 plugin and a stand-alone application installable from the Python package index, Bioconda, and Github.&quot;,&quot;URL&quot;:&quot;https://www.ncbi.nlm.nih.gov/pmc/articles/PMC6206612/&quot;,&quot;DOI&quot;:&quot;10.12688/f1000research.15704.1&quot;,&quot;ISSN&quot;:&quot;2046-1402&quot;,&quot;note&quot;:&quot;PMID: 30416717\nPMCID: PMC6206612&quot;,&quot;title-short&quot;:&quot;ITSxpress&quot;,&quot;journalAbbreviation&quot;:&quot;F1000Res&quot;,&quot;author&quot;:[{&quot;family&quot;:&quot;Rivers&quot;,&quot;given&quot;:&quot;Adam R.&quot;},{&quot;family&quot;:&quot;Weber&quot;,&quot;given&quot;:&quot;Kyle C.&quot;},{&quot;family&quot;:&quot;Gardner&quot;,&quot;given&quot;:&quot;Terrence G.&quot;},{&quot;family&quot;:&quot;Liu&quot;,&quot;given&quot;:&quot;Shuang&quot;},{&quot;family&quot;:&quot;Armstrong&quot;,&quot;given&quot;:&quot;Shalamar D.&quot;}],&quot;issued&quot;:{&quot;date-parts&quot;:[[&quot;2018&quot;,9,6]]},&quot;accessed&quot;:{&quot;date-parts&quot;:[[&quot;2019&quot;,2,5]]}}}],&quot;schema&quot;:&quot;https://github.com/citation-style-language/schema/raw/master/csl-citation.json&quot;} RNDMm6lxfevQt"/><text:span text:style-name="T5">. Quality control on ITSxpress output consisted of removing reads with ambiguous base calls and those with a maxEE of &gt;2, truncating each read when quality scores dropped below 20. Due to lower quality, and to reduce false-positive detection, reverse reads were not used </text:span><text:reference-mark-start text:name="ZOTERO_ITEM CSL_CITATION {&quot;citationID&quot;:&quot;bV3kT0P7&quot;,&quot;properties&quot;:{&quot;formattedCitation&quot;:&quot;(Pauvert et al., 2019)&quot;,&quot;plainCitation&quot;:&quot;(Pauvert et al., 2019)&quot;,&quot;noteIndex&quot;:0},&quot;citationItems&quot;:[{&quot;id&quot;:5791,&quot;uris&quot;:[&quot;http://zotero.org/users/1282237/items/CR5BL2Q7&quot;],&quot;uri&quot;:[&quot;http://zotero.org/users/1282237/items/CR5BL2Q7&quot;],&quot;itemData&quot;:{&quot;id&quot;:5791,&quot;type&quot;:&quot;article-journal&quot;,&quot;title&quot;:&quot;Bioinformatics matters: The accuracy of plant and soil fungal community data is highly dependent on the metabarcoding pipeline&quot;,&quot;container-title&quot;:&quot;Fungal Ecology&quot;,&quot;page&quot;:&quot;23-33&quot;,&quot;volume&quot;:&quot;41&quot;,&quot;source&quot;:&quot;ScienceDirect&quot;,&quot;abstract&quot;:&quot;Fungal communities associated with plants and soil influence plant fitness and ecosystem functioning. They are frequently studied by metabarcoding approaches targeting the ribosomal internal transcribed spacer (ITS), but there is no consensus concerning the most appropriate bioinformatic approach for the analysis of these data. We sequenced an artificial fungal community composed of 189 strains covering a wide range of Ascomycota and Basidiomycota, to compare the performance of 360 software and parameter combinations. The most sensitive approaches, based on the USEARCH and VSEARCH clustering algorithms, detected almost all fungal strains but greatly overestimated the total number of strains. By contrast, approaches using DADA2 to detect amplicon sequence variants were the most effective for recovering the richness and composition of the fungal community. Our results suggest that analyzing single forward (R1) sequences with DADA2 and no filter other than the removal of low-quality and chimeric sequences is a good option for fungal community characterization.&quot;,&quot;DOI&quot;:&quot;10.1016/j.funeco.2019.03.005&quot;,&quot;ISSN&quot;:&quot;1754-5048&quot;,&quot;title-short&quot;:&quot;Bioinformatics matters&quot;,&quot;journalAbbreviation&quot;:&quot;Fungal Ecology&quot;,&quot;author&quot;:[{&quot;family&quot;:&quot;Pauvert&quot;,&quot;given&quot;:&quot;Charlie&quot;},{&quot;family&quot;:&quot;Buée&quot;,&quot;given&quot;:&quot;Marc&quot;},{&quot;family&quot;:&quot;Laval&quot;,&quot;given&quot;:&quot;Valérie&quot;},{&quot;family&quot;:&quot;Edel-Hermann&quot;,&quot;given&quot;:&quot;Véronique&quot;},{&quot;family&quot;:&quot;Fauchery&quot;,&quot;given&quot;:&quot;Laure&quot;},{&quot;family&quot;:&quot;Gautier&quot;,&quot;given&quot;:&quot;Angélique&quot;},{&quot;family&quot;:&quot;Lesur&quot;,&quot;given&quot;:&quot;Isabelle&quot;},{&quot;family&quot;:&quot;Vallance&quot;,&quot;given&quot;:&quot;Jessica&quot;},{&quot;family&quot;:&quot;Vacher&quot;,&quot;given&quot;:&quot;Corinne&quot;}],&quot;issued&quot;:{&quot;date-parts&quot;:[[&quot;2019&quot;,10,1]]}}}],&quot;schema&quot;:&quot;https://github.com/citation-style-language/schema/raw/master/csl-citation.json&quot;} RNDOCnYpgKw6F"/><text:span text:style-name="T5">(Pauvert et al., 2019)</text:span><text:reference-mark-end text:name="ZOTERO_ITEM CSL_CITATION {&quot;citationID&quot;:&quot;bV3kT0P7&quot;,&quot;properties&quot;:{&quot;formattedCitation&quot;:&quot;(Pauvert et al., 2019)&quot;,&quot;plainCitation&quot;:&quot;(Pauvert et al., 2019)&quot;,&quot;noteIndex&quot;:0},&quot;citationItems&quot;:[{&quot;id&quot;:5791,&quot;uris&quot;:[&quot;http://zotero.org/users/1282237/items/CR5BL2Q7&quot;],&quot;uri&quot;:[&quot;http://zotero.org/users/1282237/items/CR5BL2Q7&quot;],&quot;itemData&quot;:{&quot;id&quot;:5791,&quot;type&quot;:&quot;article-journal&quot;,&quot;title&quot;:&quot;Bioinformatics matters: The accuracy of plant and soil fungal community data is highly dependent on the metabarcoding pipeline&quot;,&quot;container-title&quot;:&quot;Fungal Ecology&quot;,&quot;page&quot;:&quot;23-33&quot;,&quot;volume&quot;:&quot;41&quot;,&quot;source&quot;:&quot;ScienceDirect&quot;,&quot;abstract&quot;:&quot;Fungal communities associated with plants and soil influence plant fitness and ecosystem functioning. They are frequently studied by metabarcoding approaches targeting the ribosomal internal transcribed spacer (ITS), but there is no consensus concerning the most appropriate bioinformatic approach for the analysis of these data. We sequenced an artificial fungal community composed of 189 strains covering a wide range of Ascomycota and Basidiomycota, to compare the performance of 360 software and parameter combinations. The most sensitive approaches, based on the USEARCH and VSEARCH clustering algorithms, detected almost all fungal strains but greatly overestimated the total number of strains. By contrast, approaches using DADA2 to detect amplicon sequence variants were the most effective for recovering the richness and composition of the fungal community. Our results suggest that analyzing single forward (R1) sequences with DADA2 and no filter other than the removal of low-quality and chimeric sequences is a good option for fungal community characterization.&quot;,&quot;DOI&quot;:&quot;10.1016/j.funeco.2019.03.005&quot;,&quot;ISSN&quot;:&quot;1754-5048&quot;,&quot;title-short&quot;:&quot;Bioinformatics matters&quot;,&quot;journalAbbreviation&quot;:&quot;Fungal Ecology&quot;,&quot;author&quot;:[{&quot;family&quot;:&quot;Pauvert&quot;,&quot;given&quot;:&quot;Charlie&quot;},{&quot;family&quot;:&quot;Buée&quot;,&quot;given&quot;:&quot;Marc&quot;},{&quot;family&quot;:&quot;Laval&quot;,&quot;given&quot;:&quot;Valérie&quot;},{&quot;family&quot;:&quot;Edel-Hermann&quot;,&quot;given&quot;:&quot;Véronique&quot;},{&quot;family&quot;:&quot;Fauchery&quot;,&quot;given&quot;:&quot;Laure&quot;},{&quot;family&quot;:&quot;Gautier&quot;,&quot;given&quot;:&quot;Angélique&quot;},{&quot;family&quot;:&quot;Lesur&quot;,&quot;given&quot;:&quot;Isabelle&quot;},{&quot;family&quot;:&quot;Vallance&quot;,&quot;given&quot;:&quot;Jessica&quot;},{&quot;family&quot;:&quot;Vacher&quot;,&quot;given&quot;:&quot;Corinne&quot;}],&quot;issued&quot;:{&quot;date-parts&quot;:[[&quot;2019&quot;,10,1]]}}}],&quot;schema&quot;:&quot;https://github.com/citation-style-language/schema/raw/master/csl-citation.json&quot;} RNDOCnYpgKw6F"/><text:span text:style-name="T5">. Filtered forward reads were subjected to </text:span><text:span text:style-name="T10">de novo</text:span><text:span text:style-name="T12"> </text:span><text:span text:style-name="T5">chimera detection and removal in DADA2 and potential contaminants were inferred from extraction negatives and removed from all samples using the prevalence method in the </text:span><text:span text:style-name="T10">decontam</text:span><text:span text:style-name="T12"> </text:span><text:span text:style-name="T5">package </text:span><text:reference-mark-start text:name="ZOTERO_ITEM CSL_CITATION {&quot;citationID&quot;:&quot;dqWaB5gX&quot;,&quot;properties&quot;:{&quot;formattedCitation&quot;:&quot;(Davis et al., 2018)&quot;,&quot;plainCitation&quot;:&quot;(Davis et al., 2018)&quot;,&quot;noteIndex&quot;:0},&quot;citationItems&quot;:[{&quot;id&quot;:5707,&quot;uris&quot;:[&quot;http://zotero.org/users/1282237/items/6GCTPFPR&quot;],&quot;uri&quot;:[&quot;http://zotero.org/users/1282237/items/6GCTPFPR&quot;],&quot;itemData&quot;:{&quot;id&quot;:5707,&quot;type&quot;:&quot;article-journal&quot;,&quot;title&quot;:&quot;Simple statistical identification and removal of contaminant sequences in marker-gene and metagenomics data&quot;,&quot;container-title&quot;:&quot;Microbiome&quot;,&quot;page&quot;:&quot;226&quot;,&quot;volume&quot;:&quot;6&quot;,&quot;issue&quot;:&quot;1&quot;,&quot;source&quot;:&quot;BioMed Central&quot;,&quot;abstract&quot;:&quot;The accuracy of microbial community surveys based on marker-gene and metagenomic sequencing (MGS) suffers from the presence of contaminants—DNA sequences not truly present in the sample. Contaminants come from various sources, including reagents. Appropriate laboratory practices can reduce contamination, but do not eliminate it. Here we introduce decontam (https://github.com/benjjneb/decontam), an open-source R package that implements a statistical classification procedure that identifies contaminants in MGS data based on two widely reproduced patterns: contaminants appear at higher frequencies in low-concentration samples and are often found in negative controls.&quot;,&quot;DOI&quot;:&quot;10.1186/s40168-018-0605-2&quot;,&quot;ISSN&quot;:&quot;2049-2618&quot;,&quot;journalAbbreviation&quot;:&quot;Microbiome&quot;,&quot;author&quot;:[{&quot;family&quot;:&quot;Davis&quot;,&quot;given&quot;:&quot;Nicole M.&quot;},{&quot;family&quot;:&quot;Proctor&quot;,&quot;given&quot;:&quot;Diana M.&quot;},{&quot;family&quot;:&quot;Holmes&quot;,&quot;given&quot;:&quot;Susan P.&quot;},{&quot;family&quot;:&quot;Relman&quot;,&quot;given&quot;:&quot;David A.&quot;},{&quot;family&quot;:&quot;Callahan&quot;,&quot;given&quot;:&quot;Benjamin J.&quot;}],&quot;issued&quot;:{&quot;date-parts&quot;:[[&quot;2018&quot;,12,17]]}}}],&quot;schema&quot;:&quot;https://github.com/citation-style-language/schema/raw/master/csl-citation.json&quot;} RNDx1uoGR0wQS"/><text:span text:style-name="T5">(Davis et al., 2018)</text:span><text:reference-mark-end text:name="ZOTERO_ITEM CSL_CITATION {&quot;citationID&quot;:&quot;dqWaB5gX&quot;,&quot;properties&quot;:{&quot;formattedCitation&quot;:&quot;(Davis et al., 2018)&quot;,&quot;plainCitation&quot;:&quot;(Davis et al., 2018)&quot;,&quot;noteIndex&quot;:0},&quot;citationItems&quot;:[{&quot;id&quot;:5707,&quot;uris&quot;:[&quot;http://zotero.org/users/1282237/items/6GCTPFPR&quot;],&quot;uri&quot;:[&quot;http://zotero.org/users/1282237/items/6GCTPFPR&quot;],&quot;itemData&quot;:{&quot;id&quot;:5707,&quot;type&quot;:&quot;article-journal&quot;,&quot;title&quot;:&quot;Simple statistical identification and removal of contaminant sequences in marker-gene and metagenomics data&quot;,&quot;container-title&quot;:&quot;Microbiome&quot;,&quot;page&quot;:&quot;226&quot;,&quot;volume&quot;:&quot;6&quot;,&quot;issue&quot;:&quot;1&quot;,&quot;source&quot;:&quot;BioMed Central&quot;,&quot;abstract&quot;:&quot;The accuracy of microbial community surveys based on marker-gene and metagenomic sequencing (MGS) suffers from the presence of contaminants—DNA sequences not truly present in the sample. Contaminants come from various sources, including reagents. Appropriate laboratory practices can reduce contamination, but do not eliminate it. Here we introduce decontam (https://github.com/benjjneb/decontam), an open-source R package that implements a statistical classification procedure that identifies contaminants in MGS data based on two widely reproduced patterns: contaminants appear at higher frequencies in low-concentration samples and are often found in negative controls.&quot;,&quot;DOI&quot;:&quot;10.1186/s40168-018-0605-2&quot;,&quot;ISSN&quot;:&quot;2049-2618&quot;,&quot;journalAbbreviation&quot;:&quot;Microbiome&quot;,&quot;author&quot;:[{&quot;family&quot;:&quot;Davis&quot;,&quot;given&quot;:&quot;Nicole M.&quot;},{&quot;family&quot;:&quot;Proctor&quot;,&quot;given&quot;:&quot;Diana M.&quot;},{&quot;family&quot;:&quot;Holmes&quot;,&quot;given&quot;:&quot;Susan P.&quot;},{&quot;family&quot;:&quot;Relman&quot;,&quot;given&quot;:&quot;David A.&quot;},{&quot;family&quot;:&quot;Callahan&quot;,&quot;given&quot;:&quot;Benjamin J.&quot;}],&quot;issued&quot;:{&quot;date-parts&quot;:[[&quot;2018&quot;,12,17]]}}}],&quot;schema&quot;:&quot;https://github.com/citation-style-language/schema/raw/master/csl-citation.json&quot;} RNDx1uoGR0wQS"/><text:span text:style-name="T5">. Cleaned and filtered ESVs were assigned taxonomy with the RDP Classifier algorithm against a custom database consisting of the UNITE database (v. 1.12.2017) and a custom set of outgroups including ITS1 sequences from metazoans and archaeplastids taken from NCBI. The outgroups added to UNITE can be found at </text:span><text:a xlink:type="simple" xlink:href="https://github.com/gzahn/Utah_Fires/tree/master/taxonomy" text:style-name="Internet_20_link" text:visited-style-name="Visited_20_Internet_20_Link"><text:span text:style-name="T13">https://github.com/gzahn/Utah_Fires/tree/master/taxonomy</text:span></text:a><text:span text:style-name="T5">. Any sequences matching non-fungal taxa were removed. The remaining ESVs that were taxonomically assigned as fungi were used in all downstream analyses </text:span><text:soft-page-break/><text:span text:style-name="T5">within the </text:span><text:span text:style-name="T10">phyloseq</text:span><text:span text:style-name="T12"> </text:span><text:span text:style-name="T5">R package </text:span><text:reference-mark-start text:name="ZOTERO_ITEM CSL_CITATION {&quot;citationID&quot;:&quot;QxMFZEul&quot;,&quot;properties&quot;:{&quot;formattedCitation&quot;:&quot;(McMurdie &amp; Holmes, 2013)&quot;,&quot;plainCitation&quot;:&quot;(McMurdie &amp; Holmes, 2013)&quot;,&quot;noteIndex&quot;:0},&quot;citationItems&quot;:[{&quot;id&quot;:5525,&quot;uris&quot;:[&quot;http://zotero.org/users/1282237/items/DQPVU8ME&quot;],&quot;uri&quot;:[&quot;http://zotero.org/users/1282237/items/DQPVU8ME&quot;],&quot;itemData&quot;:{&quot;id&quot;:5525,&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title-short&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cqwzNzJ9yh"/><text:span text:style-name="T5">(McMurdie &amp; Holmes, 2013)</text:span><text:reference-mark-end text:name="ZOTERO_ITEM CSL_CITATION {&quot;citationID&quot;:&quot;QxMFZEul&quot;,&quot;properties&quot;:{&quot;formattedCitation&quot;:&quot;(McMurdie &amp; Holmes, 2013)&quot;,&quot;plainCitation&quot;:&quot;(McMurdie &amp; Holmes, 2013)&quot;,&quot;noteIndex&quot;:0},&quot;citationItems&quot;:[{&quot;id&quot;:5525,&quot;uris&quot;:[&quot;http://zotero.org/users/1282237/items/DQPVU8ME&quot;],&quot;uri&quot;:[&quot;http://zotero.org/users/1282237/items/DQPVU8ME&quot;],&quot;itemData&quot;:{&quot;id&quot;:5525,&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title-short&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cqwzNzJ9yh"/><text:span text:style-name="T5">. All sequences have been deposited in the NCBI Sequence Read Archive under the accession PRJNA550446.</text:span></text:p>
      <text:p text:style-name="P19"><text:span text:style-name="T4">Statistical </text:span><text:span text:style-name="T3">Analyses</text:span></text:p>
      <text:p text:style-name="P22"><text:span text:style-name="T5"><text:tab/>All analyses were performed in R (Version 3.4.4). </text:span><text:span text:style-name="T6">Prior to downstream analysis, ESVs were normalized to relative abundance. Alpha- and Beta- diveristy measures were calculated with the </text:span><text:span text:style-name="T11">vegan </text:span><text:span text:style-name="T7">package Version 2.5-4 </text:span><text:reference-mark-start text:name="ZOTERO_ITEM CSL_CITATION {&quot;citationID&quot;:&quot;cNi06EZM&quot;,&quot;properties&quot;:{&quot;formattedCitation&quot;:&quot;(Okansen et al., 2016)&quot;,&quot;plainCitation&quot;:&quot;(Okansen et al., 2016)&quot;,&quot;noteIndex&quot;:0},&quot;citationItems&quot;:[{&quot;id&quot;:2018,&quot;uris&quot;:[&quot;http://zotero.org/users/1282237/items/SMMKJ682&quot;],&quot;uri&quot;:[&quot;http://zotero.org/users/1282237/items/SMMKJ682&quot;],&quot;itemData&quot;:{&quot;id&quot;:2018,&quot;type&quot;:&quot;book&quot;,&quot;title&quot;:&quot;vegan: Community   Ecology Package.&quot;,&quot;version&quot;:&quot;2.4-0&quot;,&quot;URL&quot;:&quot;https://CRAN.R-project.org/package=vegan&quot;,&quot;author&quot;:[{&quot;family&quot;:&quot;Okansen&quot;,&quot;given&quot;:&quot;Jari&quot;},{&quot;family&quot;:&quot;Blanchet&quot;,&quot;given&quot;:&quot;F. Guillaume&quot;},{&quot;family&quot;:&quot;Friendly&quot;,&quot;given&quot;:&quot;Michael&quot;},{&quot;family&quot;:&quot;Kindt&quot;,&quot;given&quot;:&quot;Roland&quot;},{&quot;family&quot;:&quot;Legendre&quot;,&quot;given&quot;:&quot;Pierre&quot;},{&quot;family&quot;:&quot;McGlinn&quot;,&quot;given&quot;:&quot;Dan&quot;},{&quot;family&quot;:&quot;Minchin&quot;,&quot;given&quot;:&quot;Peter R.&quot;},{&quot;family&quot;:&quot;O'Hara&quot;,&quot;given&quot;:&quot;R.B.&quot;},{&quot;family&quot;:&quot;Simpson&quot;,&quot;given&quot;:&quot;Gavin L.&quot;},{&quot;family&quot;:&quot;Solymos&quot;,&quot;given&quot;:&quot;Peter&quot;},{&quot;family&quot;:&quot;Stevens&quot;,&quot;given&quot;:&quot;M. Henry H.&quot;},{&quot;family&quot;:&quot;Szoecs&quot;,&quot;given&quot;:&quot;Eduard&quot;},{&quot;family&quot;:&quot;Wagner&quot;,&quot;given&quot;:&quot;Helene&quot;}],&quot;issued&quot;:{&quot;date-parts&quot;:[[&quot;2016&quot;]]}}}],&quot;schema&quot;:&quot;https://github.com/citation-style-language/schema/raw/master/csl-citation.json&quot;} RNDPO8J92od27"/>(Okansen et al., 2016)<text:reference-mark-end text:name="ZOTERO_ITEM CSL_CITATION {&quot;citationID&quot;:&quot;cNi06EZM&quot;,&quot;properties&quot;:{&quot;formattedCitation&quot;:&quot;(Okansen et al., 2016)&quot;,&quot;plainCitation&quot;:&quot;(Okansen et al., 2016)&quot;,&quot;noteIndex&quot;:0},&quot;citationItems&quot;:[{&quot;id&quot;:2018,&quot;uris&quot;:[&quot;http://zotero.org/users/1282237/items/SMMKJ682&quot;],&quot;uri&quot;:[&quot;http://zotero.org/users/1282237/items/SMMKJ682&quot;],&quot;itemData&quot;:{&quot;id&quot;:2018,&quot;type&quot;:&quot;book&quot;,&quot;title&quot;:&quot;vegan: Community   Ecology Package.&quot;,&quot;version&quot;:&quot;2.4-0&quot;,&quot;URL&quot;:&quot;https://CRAN.R-project.org/package=vegan&quot;,&quot;author&quot;:[{&quot;family&quot;:&quot;Okansen&quot;,&quot;given&quot;:&quot;Jari&quot;},{&quot;family&quot;:&quot;Blanchet&quot;,&quot;given&quot;:&quot;F. Guillaume&quot;},{&quot;family&quot;:&quot;Friendly&quot;,&quot;given&quot;:&quot;Michael&quot;},{&quot;family&quot;:&quot;Kindt&quot;,&quot;given&quot;:&quot;Roland&quot;},{&quot;family&quot;:&quot;Legendre&quot;,&quot;given&quot;:&quot;Pierre&quot;},{&quot;family&quot;:&quot;McGlinn&quot;,&quot;given&quot;:&quot;Dan&quot;},{&quot;family&quot;:&quot;Minchin&quot;,&quot;given&quot;:&quot;Peter R.&quot;},{&quot;family&quot;:&quot;O'Hara&quot;,&quot;given&quot;:&quot;R.B.&quot;},{&quot;family&quot;:&quot;Simpson&quot;,&quot;given&quot;:&quot;Gavin L.&quot;},{&quot;family&quot;:&quot;Solymos&quot;,&quot;given&quot;:&quot;Peter&quot;},{&quot;family&quot;:&quot;Stevens&quot;,&quot;given&quot;:&quot;M. Henry H.&quot;},{&quot;family&quot;:&quot;Szoecs&quot;,&quot;given&quot;:&quot;Eduard&quot;},{&quot;family&quot;:&quot;Wagner&quot;,&quot;given&quot;:&quot;Helene&quot;}],&quot;issued&quot;:{&quot;date-parts&quot;:[[&quot;2016&quot;]]}}}],&quot;schema&quot;:&quot;https://github.com/citation-style-language/schema/raw/master/csl-citation.json&quot;} RNDPO8J92od27"/><text:span text:style-name="T5">. </text:span><text:span text:style-name="T6">Bray-Curtis </text:span><text:span text:style-name="T5">community distance</text:span><text:span text:style-name="T6">s</text:span><text:span text:style-name="T5"> between </text:span><text:span text:style-name="T6">paired </text:span><text:span text:style-name="T5">burned and unburned sites at the same location was regressed against time since burn, </text:span><text:span text:style-name="T6">with mean annual temperature and mean annual precipitation as random factors, nested within Site ID in a mixed-effect model using the </text:span><text:span text:style-name="T11">lme4</text:span><text:span text:style-name="T7"> R package </text:span><text:reference-mark-start text:name="ZOTERO_ITEM CSL_CITATION {&quot;citationID&quot;:&quot;1Ng6Lzq4&quot;,&quot;properties&quot;:{&quot;formattedCitation&quot;:&quot;(Bates et al., 2014)&quot;,&quot;plainCitation&quot;:&quot;(Bates et al., 2014)&quot;,&quot;noteIndex&quot;:0},&quot;citationItems&quot;:[{&quot;id&quot;:5902,&quot;uris&quot;:[&quot;http://zotero.org/groups/1889055/items/KTVUJVGE&quot;],&quot;uri&quot;:[&quot;http://zotero.org/groups/1889055/items/KTVUJVGE&quot;],&quot;itemData&quot;:{&quot;id&quot;:5902,&quot;type&quot;:&quot;article-journal&quot;,&quot;title&quot;:&quot;Fitting linear mixed-effects models using lme4&quot;,&quot;container-title&quot;:&quot;arXiv preprint arXiv:1406.5823&quot;,&quot;source&quot;:&quot;Google Scholar&quot;,&quot;author&quot;:[{&quot;family&quot;:&quot;Bates&quot;,&quot;given&quot;:&quot;Douglas&quot;},{&quot;family&quot;:&quot;Mächler&quot;,&quot;given&quot;:&quot;Martin&quot;},{&quot;family&quot;:&quot;Bolker&quot;,&quot;given&quot;:&quot;Ben&quot;},{&quot;family&quot;:&quot;Walker&quot;,&quot;given&quot;:&quot;Steve&quot;}],&quot;issued&quot;:{&quot;date-parts&quot;:[[&quot;2014&quot;]]}}}],&quot;schema&quot;:&quot;https://github.com/citation-style-language/schema/raw/master/csl-citation.json&quot;} RND9L2daYmZu3"/><text:span text:style-name="T7">(Bates et al., 2014)</text:span><text:reference-mark-end text:name="ZOTERO_ITEM CSL_CITATION {&quot;citationID&quot;:&quot;1Ng6Lzq4&quot;,&quot;properties&quot;:{&quot;formattedCitation&quot;:&quot;(Bates et al., 2014)&quot;,&quot;plainCitation&quot;:&quot;(Bates et al., 2014)&quot;,&quot;noteIndex&quot;:0},&quot;citationItems&quot;:[{&quot;id&quot;:5902,&quot;uris&quot;:[&quot;http://zotero.org/groups/1889055/items/KTVUJVGE&quot;],&quot;uri&quot;:[&quot;http://zotero.org/groups/1889055/items/KTVUJVGE&quot;],&quot;itemData&quot;:{&quot;id&quot;:5902,&quot;type&quot;:&quot;article-journal&quot;,&quot;title&quot;:&quot;Fitting linear mixed-effects models using lme4&quot;,&quot;container-title&quot;:&quot;arXiv preprint arXiv:1406.5823&quot;,&quot;source&quot;:&quot;Google Scholar&quot;,&quot;author&quot;:[{&quot;family&quot;:&quot;Bates&quot;,&quot;given&quot;:&quot;Douglas&quot;},{&quot;family&quot;:&quot;Mächler&quot;,&quot;given&quot;:&quot;Martin&quot;},{&quot;family&quot;:&quot;Bolker&quot;,&quot;given&quot;:&quot;Ben&quot;},{&quot;family&quot;:&quot;Walker&quot;,&quot;given&quot;:&quot;Steve&quot;}],&quot;issued&quot;:{&quot;date-parts&quot;:[[&quot;2014&quot;]]}}}],&quot;schema&quot;:&quot;https://github.com/citation-style-language/schema/raw/master/csl-citation.json&quot;} RND9L2daYmZu3"/>.</text:p>
      <text:p/>
      <text:p text:style-name="P15"/>
      <text:p text:style-name="P3"/>
      <text:p text:style-name="P1"/>
      <text:p text:style-name="P1"/>
      <text:p text:style-name="P1">Resul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8"><draw:frame draw:style-name="fr1" draw:name="Object1" text:anchor-type="paragraph" svg:x="0.0528in" svg:y="0.0193in" svg:width="7.4291in" svg:height="1.8799in" draw:z-index="0"><draw:object xlink:href="./Object 1" xlink:type="simple" xlink:show="embed" xlink:actuate="onLoad"/><draw:image xlink:href="./ObjectReplacements/Object 1" xlink:type="simple" xlink:show="embed" xlink:actuate="onLoad"/></draw:frame>Table 1 – Site information</text:p>
      <text:p text:style-name="P12"/>
      <text:p text:style-name="P1"/>
      <text:p text:style-name="P1"/>
      <text:p text:style-name="P1"/>
      <text:p text:style-name="P1"/>
      <text:p text:style-name="P1">Discussion</text:p>
      <text:p text:style-name="P1"/>
      <text:p text:style-name="P1"/>
      <text:p text:style-name="P13">References:</text:p>
      <text:p text:style-name="P7"/>
      <text:section text:style-name="Sect1" text:name="ZOTERO_BIBL {&quot;uncited&quot;:[],&quot;omitted&quot;:[],&quot;custom&quot;:[]} CSL_BIBLIOGRAPHY RNDsnjCkAVlNL">
        <text:p text:style-name="Bibliography_20_1">Abatzoglou JT, Williams AP. 2016. Impact of anthropogenic climate change on wildfire across western US forests. <text:span text:style-name="T21">Proceedings of the National Academy of Sciences</text:span> 113:11770–11775.</text:p>
        <text:p text:style-name="Bibliography_20_1">Barbero R, Abatzoglou JT, Larkin NK, Kolden CA, Stocks B. 2015. Climate change presents increased potential for very large fires in the contiguous United States. <text:span text:style-name="T21">International Journal of Wildland Fire</text:span> 24:892–899.</text:p>
        <text:p text:style-name="Bibliography_20_1">Bárcenas-Moreno G, Bååth E. 2009. Bacterial and fungal growth in soil heated at different temperatures to simulate a range of fire intensities. <text:span text:style-name="T21">Soil Biology and Biochemistry</text:span> 41:2517–2526.</text:p>
        <text:p text:style-name="Bibliography_20_1">Bárcenas-Moreno G, García-Orenes F, Mataix-Solera J, Mataix-Beneyto J, Bååth E. 2011. Soil microbial recolonisation after a fire in a Mediterranean forest. <text:span text:style-name="T21">Biology and Fertility of Soils</text:span> 47:261–272. DOI: 10.1007/s00374-010-0532-2.</text:p>
        <text:p text:style-name="Bibliography_20_1">Barreiro A, Martín A, Carballas T, Díaz-Raviña M. 2016. Long-term response of soil microbial communities to fire and fire-fighting chemicals. <text:span text:style-name="T21">Biology and Fertility of Soils</text:span> 52:963–975.</text:p>
        <text:p text:style-name="Bibliography_20_1">Bates D, Mächler M, Bolker B, Walker S. 2014. Fitting linear mixed-effects models using lme4. <text:span text:style-name="T21">arXiv preprint arXiv:1406.5823</text:span>.</text:p>
        <text:p text:style-name="Bibliography_20_1">Bearden BN, Petersen L. 2000. Influence of arbuscular mycorrhizal fungi on soil structure and aggregate stability of a vertisol. <text:span text:style-name="T21">Plant and Soil</text:span> 218:173–183. DOI: 10.1023/A:1014923911324.</text:p>
        <text:p text:style-name="Bibliography_20_1">Callahan BJ, McMurdie PJ, Rosen MJ, Han AW, Johnson AJA, Holmes SP. 2016. DADA2: High resolution sample inference from Illumina amplicon data. <text:span text:style-name="T21">Nature methods</text:span> 13:581–583. DOI: 10.1038/nmeth.3869.</text:p>
        <text:p text:style-name="Bibliography_20_1">Caporaso JG, Lauber CL, Walters WA, Berg-Lyons D, Lozupone CA, Turnbaugh PJ, Fierer N, Knight R. 2011. Global patterns of 16S rRNA diversity at a depth of millions of sequences per sample. <text:span text:style-name="T21">Proceedings of the National Academy of Sciences</text:span> 108:4516–4522. DOI: 10.1073/pnas.1000080107.</text:p>
        <text:p text:style-name="Bibliography_20_1">Dahlberg A. 2002. Effects of fire on ectomycorrhizal fungi in Fennoscandian boreal forests. <text:span text:style-name="T21">Silva Fennica</text:span> 36:69–80.</text:p>
        <text:p text:style-name="Bibliography_20_1"><text:soft-page-break/>Davis NM, Proctor DM, Holmes SP, Relman DA, Callahan BJ. 2018. Simple statistical identification and removal of contaminant sequences in marker-gene and metagenomics data. <text:span text:style-name="T21">Microbiome</text:span> 6:226. DOI: 10.1186/s40168-018-0605-2.</text:p>
        <text:p text:style-name="Bibliography_20_1">Egidi E, McMullan-Fisher S, Morgan JW, May T, Zeeman B, Franks AE. 2016. Fire regime, not time-since-fire, affects soil fungal community diversity and composition in temperate grasslands. <text:span text:style-name="T21">FEMS microbiology letters</text:span> 363.</text:p>
        <text:p text:style-name="Bibliography_20_1">Gardes M, Bruns TD. 1993. ITS primers with enhanced specificity for basidiomycetes-application to the identification of mycorrhizae and rusts. <text:span text:style-name="T21">Molecular ecology</text:span> 2:113–118.</text:p>
        <text:p text:style-name="Bibliography_20_1">Gergel DR, Nijssen B, Abatzoglou JT, Lettenmaier DP, Stumbaugh MR. 2017. Effects of climate change on snowpack and fire potential in the western USA. <text:span text:style-name="T21">Climatic Change</text:span> 141:287–299.</text:p>
        <text:p text:style-name="Bibliography_20_1">Glassman SI, Levine CR, DiRocco AM, Battles JJ, Bruns TD. 2016. Ectomycorrhizal fungal spore bank recovery after a severe forest fire: some like it hot. <text:span text:style-name="T21">The ISME Journal</text:span> 10:1228–1239. DOI: 10.1038/ismej.2015.182.</text:p>
        <text:p text:style-name="Bibliography_20_1">Holden SR, Rogers BM, Treseder KK, Randerson JT. 2016. Fire severity influences the response of soil microbes to a boreal forest fire. <text:span text:style-name="T21">Environmental Research Letters</text:span> 11:035004.</text:p>
        <text:p text:style-name="Bibliography_20_1">Koziol L, Bever JD. 2017. The missing link in grassland restoration: arbuscular mycorrhizal fungi inoculation increases plant diversity and accelerates succession. <text:span text:style-name="T21">Journal of applied ecology</text:span> 54:1301–1309.</text:p>
        <text:p text:style-name="Bibliography_20_1">Llado S, López-Mondéjar R, Baldrian P. 2017. Forest soil bacteria: diversity, involvement in ecosystem processes, and response to global change. <text:span text:style-name="T21">Microbiol. Mol. Biol. Rev.</text:span> 81:e00063–16.</text:p>
        <text:p text:style-name="Bibliography_20_1">McArthur AG, Cheney NP. 2015. The Characterization of Fires in Relation to Ecological Studies. <text:span text:style-name="T21">Fire Ecology</text:span> 11:3–9. DOI: 10.1007/BF03400629.</text:p>
        <text:p text:style-name="Bibliography_20_1">McMurdie PJ, Holmes S. 2013. phyloseq: An R Package for Reproducible Interactive Analysis and Graphics of Microbiome Census Data. <text:span text:style-name="T21">PLOS ONE</text:span> 8:e61217. DOI: 10.1371/journal.pone.0061217.</text:p>
        <text:p text:style-name="Bibliography_20_1">Okansen J, Blanchet FG, Friendly M, Kindt R, Legendre P, McGlinn D, Minchin PR, O’Hara RB, Simpson GL, Solymos P, Stevens MHH, Szoecs E, Wagner H. 2016. <text:span text:style-name="T21">vegan: Community <text:s text:c="2"/>Ecology Package.</text:span></text:p>
        <text:p text:style-name="Bibliography_20_1"><text:soft-page-break/>Pattinson GS, Hammill KA, Sutton BG, McGee PA. 1999. Simulated fire reduces the density of arbuscular mycorrhizal fungi at the soil surface. <text:span text:style-name="T21">Mycological Research</text:span> 103:491–496.</text:p>
        <text:p text:style-name="Bibliography_20_1">Pauvert C, Buée M, Laval V, Edel-Hermann V, Fauchery L, Gautier A, Lesur I, Vallance J, Vacher C. 2019. Bioinformatics matters: The accuracy of plant and soil fungal community data is highly dependent on the metabarcoding pipeline. <text:span text:style-name="T21">Fungal Ecology</text:span> 41:23–33. DOI: 10.1016/j.funeco.2019.03.005.</text:p>
        <text:p text:style-name="Bibliography_20_1">Pourreza M, Hosseini SM, Safari Sinegani AA, Matinizadeh M, Dick WA. 2014. Soil microbial activity in response to fire severity in Zagros oak (Quercus brantii Lindl.) forests, Iran, after one year. <text:span text:style-name="T21">Geoderma</text:span> 213:95–102. DOI: 10.1016/j.geoderma.2013.07.024.</text:p>
        <text:p text:style-name="Bibliography_20_1">Pressler Y, Moore JC, Cotrufo MF. 2019. Belowground community responses to fire: meta-analysis reveals contrasting responses of soil microorganisms and mesofauna. <text:span text:style-name="T21">Oikos</text:span> 0. DOI: 10.1111/oik.05738.</text:p>
        <text:p text:style-name="Bibliography_20_1">Rivers AR, Weber KC, Gardner TG, Liu S, Armstrong SD. 2018. ITSxpress: Software to rapidly trim internally transcribed spacer sequences with quality scores for marker gene analysis. <text:span text:style-name="T21">F1000Research</text:span> 7. DOI: 10.12688/f1000research.15704.1.</text:p>
        <text:p text:style-name="Bibliography_20_1">Seidl R, Thom D, Kautz M, Martin-Benito D, Peltoniemi M, Vacchiano G, Wild J, Ascoli D, Petr M, Honkaniemi J. 2017. Forest disturbances under climate change. <text:span text:style-name="T21">Nature climate change</text:span> 7:395.</text:p>
        <text:p text:style-name="Bibliography_20_1">Smith JE, Cowan AD, Reazin C, Jumpponen A. 2016. Rapid response of soil fungal communities to low and high intensity fire. In: <text:span text:style-name="T21">EGU General Assembly Conference Abstracts</text:span>.</text:p>
        <text:p text:style-name="Bibliography_20_1">Sun S, Li S, Avera BN, Strahm BD, Badgley BD. 2017. Soil Bacterial and Fungal Communities Show Distinct Recovery Patterns during Forest Ecosystem Restoration. <text:span text:style-name="T21">Applied and Environmental Microbiology</text:span> 83:e00966-17. DOI: 10.1128/AEM.00966-17.</text:p>
        <text:p text:style-name="Bibliography_20_1">Tobias TB, Farrer EC, Rosales A, Sinsabaugh RL, Suding KN, Porras-Alfaro A. 2017. Seed-associated fungi in the alpine tundra: Both mutualists and pathogens could impact plant recruitment. <text:span text:style-name="T21">Fungal ecology</text:span> 30:10–18.</text:p>
        <text:p text:style-name="Bibliography_20_1">Tonn N, Ibáñez I. 2017. Plant-mycorrhizal fungi associations along an urbanization gradient: implications for tree seedling survival. <text:span text:style-name="T21">Urban ecosystems</text:span> 20:823–837.</text:p>
        <text:p text:style-name="Bibliography_20_1"><text:soft-page-break/>Wang X, Thompson DK, Marshall GA, Tymstra C, Carr R, Flannigan MD. 2015. Increasing frequency of extreme fire weather in Canada with climate change. <text:span text:style-name="T21">Climatic Change</text:span> 130:573–586.</text:p>
        <text:p text:style-name="Bibliography_20_1">Watts A, Smith JE, Cowan AD, Jumpponen A. 2018. The recovery of soil fungi following a fire. <text:span text:style-name="T21">Science Findings 207. Portland, OR: U.S. Department of Agriculture, Forest Service, Pacific Northwest Research Station. 5 p.</text:span> 207:1–5.</text:p>
        <text:p text:style-name="Bibliography_20_1">White TJ, Bruns T, Lee S, Taylor JW, others. 1990. Amplification and direct sequencing of fungal ribosomal RNA genes for phylogenetics. <text:span text:style-name="T21">PCR protocols: a guide to methods and applications</text:span> 18:315–32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11:21:30.372354710</meta:creation-date>
    <dc:date>2019-08-14T14:34:37.796649502</dc:date>
    <meta:editing-duration>PT1H10M32S</meta:editing-duration>
    <meta:editing-cycles>8</meta:editing-cycles>
    <meta:generator>LibreOffice/5.1.6.2$Linux_X86_64 LibreOffice_project/10m0$Build-2</meta:generator>
    <meta:document-statistic meta:table-count="0" meta:image-count="0" meta:object-count="1" meta:page-count="9" meta:paragraph-count="58" meta:word-count="2320" meta:character-count="15685" meta:non-whitespace-character-count="13426"/>
    <meta:user-defined meta:name="ZOTERO_PREF_1">&lt;data data-version="3" zotero-version="5.0.73"&gt;&lt;session id="crgnNtBl"/&gt;&lt;style id="http://www.zotero.org/styles/peerj"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8.24pt"/>
    </style:style>
    <style:style style:name="co2" style:family="table-column">
      <style:table-column-properties fo:break-before="auto" style:column-width="48.9pt"/>
    </style:style>
    <style:style style:name="co3" style:family="table-column">
      <style:table-column-properties fo:break-before="auto" style:column-width="55.3pt"/>
    </style:style>
    <style:style style:name="co4" style:family="table-column">
      <style:table-column-properties fo:break-before="auto" style:column-width="50.4pt"/>
    </style:style>
    <style:style style:name="co5" style:family="table-column">
      <style:table-column-properties fo:break-before="auto" style:column-width="70.44pt"/>
    </style:style>
    <style:style style:name="co6" style:family="table-column">
      <style:table-column-properties fo:break-before="auto" style:column-width="60.21pt"/>
    </style:style>
    <style:style style:name="co7" style:family="table-column">
      <style:table-column-properties fo:break-before="auto" style:column-width="116.96pt"/>
    </style:style>
    <style:style style:name="co8" style:family="table-column">
      <style:table-column-properties fo:break-before="auto" style:column-width="120.16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2" style:family="table-cell" style:parent-style-name="Default">
      <style:table-cell-properties fo:border-bottom="0.74pt solid #000000" fo:border-left="0.74pt solid #000000" fo:border-right="none" fo:border-top="0.74pt solid #000000"/>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end" fo:margin-left="0pt"/>
      <style:text-properties fo:font-weight="bold" style:font-weight-asian="bold" style:font-weight-complex="bold"/>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fo:border-bottom="0.74pt solid #000000" fo:border-left="none" fo:border-right="none" fo:border-top="0.74pt solid #000000"/>
      <style:text-properties fo:font-weight="bold" style:font-weight-asian="bold" style:font-weight-complex="bold"/>
    </style:style>
    <style:style style:name="ce6" style:family="table-cell" style:parent-style-name="Default">
      <style:table-cell-properties fo:border-bottom="0.74pt solid #000000" style:text-align-source="fix" style:repeat-content="false" fo:border-left="none" fo:border-right="0.74pt solid #000000" fo:border-top="0.74pt solid #000000"/>
      <style:paragraph-properties fo:text-align="end" fo:margin-left="0pt"/>
      <style:text-properties fo:font-weight="bold" style:font-weight-asian="bold" style:font-weight-complex="bold"/>
    </style:style>
    <style:style style:name="ce7"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table table:name="site_info"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7"/>
        <table:table-row table:style-name="ro1">
          <table:table-cell table:style-name="ce1" office:value-type="string" calcext:value-type="string">
            <text:p>SiteID</text:p>
          </table:table-cell>
          <table:table-cell table:style-name="ce3" office:value-type="string" calcext:value-type="string">
            <text:p>Latitude</text:p>
          </table:table-cell>
          <table:table-cell table:style-name="ce3" office:value-type="string" calcext:value-type="string">
            <text:p>Longitude</text:p>
          </table:table-cell>
          <table:table-cell table:style-name="ce3" office:value-type="string" calcext:value-type="string">
            <text:p>Elevation</text:p>
          </table:table-cell>
          <table:table-cell table:style-name="ce5" office:value-type="string" calcext:value-type="string">
            <text:p>FireTreatment</text:p>
          </table:table-cell>
          <table:table-cell table:style-name="ce5" office:value-type="string" calcext:value-type="string">
            <text:p>BurnDate</text:p>
          </table:table-cell>
          <table:table-cell table:style-name="ce3" office:value-type="string" calcext:value-type="string">
            <text:p>ANNUAL_MEAN_TEMP</text:p>
          </table:table-cell>
          <table:table-cell table:style-name="ce6" office:value-type="string" calcext:value-type="string">
            <text:p>ANNUAL_PRECIP(mm)</text:p>
          </table:table-cell>
        </table:table-row>
        <table:table-row table:style-name="ro1">
          <table:table-cell office:value-type="string" calcext:value-type="string">
            <text:p>Burn_1</text:p>
          </table:table-cell>
          <table:table-cell office:value-type="float" office:value="38.5261" calcext:value-type="float">
            <text:p>38.5261</text:p>
          </table:table-cell>
          <table:table-cell office:value-type="float" office:value="-111.77282" calcext:value-type="float">
            <text:p>-111.77282</text:p>
          </table:table-cell>
          <table:table-cell office:value-type="float" office:value="2965" calcext:value-type="float">
            <text:p>2965</text:p>
          </table:table-cell>
          <table:table-cell office:value-type="string" calcext:value-type="string">
            <text:p>Burn</text:p>
          </table:table-cell>
          <table:table-cell office:value-type="string" calcext:value-type="string">
            <text:p>2015-4-14</text:p>
          </table:table-cell>
          <table:table-cell office:value-type="float" office:value="-7.9" calcext:value-type="float">
            <text:p>-7.9</text:p>
          </table:table-cell>
          <table:table-cell office:value-type="float" office:value="524" calcext:value-type="float">
            <text:p>524</text:p>
          </table:table-cell>
        </table:table-row>
        <table:table-row table:style-name="ro1">
          <table:table-cell office:value-type="string" calcext:value-type="string">
            <text:p>Burn_2</text:p>
          </table:table-cell>
          <table:table-cell office:value-type="float" office:value="40.01663" calcext:value-type="float">
            <text:p>40.01663</text:p>
          </table:table-cell>
          <table:table-cell office:value-type="float" office:value="-111.49936" calcext:value-type="float">
            <text:p>-111.49936</text:p>
          </table:table-cell>
          <table:table-cell office:value-type="float" office:value="1501" calcext:value-type="float">
            <text:p>1501</text:p>
          </table:table-cell>
          <table:table-cell office:value-type="string" calcext:value-type="string">
            <text:p>Burn</text:p>
          </table:table-cell>
          <table:table-cell office:value-type="string" calcext:value-type="string">
            <text:p>2007-6-24</text:p>
          </table:table-cell>
          <table:table-cell office:value-type="float" office:value="-4.1" calcext:value-type="float">
            <text:p>-4.1</text:p>
          </table:table-cell>
          <table:table-cell office:value-type="float" office:value="504" calcext:value-type="float">
            <text:p>504</text:p>
          </table:table-cell>
        </table:table-row>
        <table:table-row table:style-name="ro1">
          <table:table-cell office:value-type="string" calcext:value-type="string">
            <text:p>Burn_3</text:p>
          </table:table-cell>
          <table:table-cell office:value-type="float" office:value="40.1191" calcext:value-type="float">
            <text:p>40.1191</text:p>
          </table:table-cell>
          <table:table-cell office:value-type="float" office:value="-111.33832" calcext:value-type="float">
            <text:p>-111.33832</text:p>
          </table:table-cell>
          <table:table-cell office:value-type="float" office:value="1819" calcext:value-type="float">
            <text:p>1819</text:p>
          </table:table-cell>
          <table:table-cell office:value-type="string" calcext:value-type="string">
            <text:p>Burn</text:p>
          </table:table-cell>
          <table:table-cell office:value-type="string" calcext:value-type="string">
            <text:p>2012-8-19</text:p>
          </table:table-cell>
          <table:table-cell office:value-type="float" office:value="-6.2" calcext:value-type="float">
            <text:p>-6.2</text:p>
          </table:table-cell>
          <table:table-cell office:value-type="float" office:value="493" calcext:value-type="float">
            <text:p>493</text:p>
          </table:table-cell>
        </table:table-row>
        <table:table-row table:style-name="ro1">
          <table:table-cell office:value-type="string" calcext:value-type="string">
            <text:p>Burn_4</text:p>
          </table:table-cell>
          <table:table-cell office:value-type="float" office:value="40.15595" calcext:value-type="float">
            <text:p>40.15595</text:p>
          </table:table-cell>
          <table:table-cell office:value-type="float" office:value="-111.54119" calcext:value-type="float">
            <text:p>-111.54119</text:p>
          </table:table-cell>
          <table:table-cell office:value-type="float" office:value="1572" calcext:value-type="float">
            <text:p>1572</text:p>
          </table:table-cell>
          <table:table-cell office:value-type="string" calcext:value-type="string">
            <text:p>Burn</text:p>
          </table:table-cell>
          <table:table-cell office:value-type="string" calcext:value-type="string">
            <text:p>2006-6-5</text:p>
          </table:table-cell>
          <table:table-cell office:value-type="float" office:value="-3.4" calcext:value-type="float">
            <text:p>-3.4</text:p>
          </table:table-cell>
          <table:table-cell office:value-type="float" office:value="562" calcext:value-type="float">
            <text:p>562</text:p>
          </table:table-cell>
        </table:table-row>
        <table:table-row table:style-name="ro1">
          <table:table-cell office:value-type="string" calcext:value-type="string">
            <text:p>Burn_5</text:p>
          </table:table-cell>
          <table:table-cell office:value-type="float" office:value="40.2865" calcext:value-type="float">
            <text:p>40.2865</text:p>
          </table:table-cell>
          <table:table-cell office:value-type="float" office:value="-111.63195" calcext:value-type="float">
            <text:p>-111.63195</text:p>
          </table:table-cell>
          <table:table-cell office:value-type="float" office:value="1682" calcext:value-type="float">
            <text:p>1682</text:p>
          </table:table-cell>
          <table:table-cell office:value-type="string" calcext:value-type="string">
            <text:p>Burn</text:p>
          </table:table-cell>
          <table:table-cell office:value-type="string" calcext:value-type="string">
            <text:p>2003-8-15</text:p>
          </table:table-cell>
          <table:table-cell office:value-type="float" office:value="-3.4" calcext:value-type="float">
            <text:p>-3.4</text:p>
          </table:table-cell>
          <table:table-cell office:value-type="float" office:value="536" calcext:value-type="float">
            <text:p>536</text:p>
          </table:table-cell>
        </table:table-row>
        <table:table-row table:style-name="ro1">
          <table:table-cell office:value-type="string" calcext:value-type="string">
            <text:p>Burn_6</text:p>
          </table:table-cell>
          <table:table-cell office:value-type="float" office:value="40.34851" calcext:value-type="float">
            <text:p>40.34851</text:p>
          </table:table-cell>
          <table:table-cell office:value-type="float" office:value="-111.54983" calcext:value-type="float">
            <text:p>-111.54983</text:p>
          </table:table-cell>
          <table:table-cell office:value-type="float" office:value="1655" calcext:value-type="float">
            <text:p>1655</text:p>
          </table:table-cell>
          <table:table-cell office:value-type="string" calcext:value-type="string">
            <text:p>Burn</text:p>
          </table:table-cell>
          <table:table-cell office:value-type="string" calcext:value-type="string">
            <text:p>2000-7-26</text:p>
          </table:table-cell>
          <table:table-cell office:value-type="float" office:value="-4.5" calcext:value-type="float">
            <text:p>-4.5</text:p>
          </table:table-cell>
          <table:table-cell office:value-type="float" office:value="576" calcext:value-type="float">
            <text:p>576</text:p>
          </table:table-cell>
        </table:table-row>
        <table:table-row table:style-name="ro1">
          <table:table-cell office:value-type="string" calcext:value-type="string">
            <text:p>Burn_7</text:p>
          </table:table-cell>
          <table:table-cell office:value-type="float" office:value="40.42356" calcext:value-type="float">
            <text:p>40.42356</text:p>
          </table:table-cell>
          <table:table-cell office:value-type="float" office:value="-111.53493" calcext:value-type="float">
            <text:p>-111.53493</text:p>
          </table:table-cell>
          <table:table-cell office:value-type="float" office:value="1922" calcext:value-type="float">
            <text:p>1922</text:p>
          </table:table-cell>
          <table:table-cell office:value-type="string" calcext:value-type="string">
            <text:p>Burn</text:p>
          </table:table-cell>
          <table:table-cell office:value-type="string" calcext:value-type="string">
            <text:p>2003-9-23</text:p>
          </table:table-cell>
          <table:table-cell office:value-type="float" office:value="-5" calcext:value-type="float">
            <text:p>-5</text:p>
          </table:table-cell>
          <table:table-cell office:value-type="float" office:value="587" calcext:value-type="float">
            <text:p>587</text:p>
          </table:table-cell>
        </table:table-row>
        <table:table-row table:style-name="ro1">
          <table:table-cell office:value-type="string" calcext:value-type="string">
            <text:p>Burn_8</text:p>
          </table:table-cell>
          <table:table-cell office:value-type="float" office:value="40.633" calcext:value-type="float">
            <text:p>40.633</text:p>
          </table:table-cell>
          <table:table-cell office:value-type="float" office:value="-111.18538" calcext:value-type="float">
            <text:p>-111.18538</text:p>
          </table:table-cell>
          <table:table-cell office:value-type="float" office:value="2176" calcext:value-type="float">
            <text:p>2176</text:p>
          </table:table-cell>
          <table:table-cell office:value-type="string" calcext:value-type="string">
            <text:p>Burn</text:p>
          </table:table-cell>
          <table:table-cell office:value-type="string" calcext:value-type="string">
            <text:p>2000-6-18</text:p>
          </table:table-cell>
          <table:table-cell office:value-type="float" office:value="-6.2" calcext:value-type="float">
            <text:p>-6.2</text:p>
          </table:table-cell>
          <table:table-cell office:value-type="float" office:value="495" calcext:value-type="float">
            <text:p>495</text:p>
          </table:table-cell>
        </table:table-row>
        <table:table-row table:style-name="ro1">
          <table:table-cell office:value-type="string" calcext:value-type="string">
            <text:p>Burn_9</text:p>
          </table:table-cell>
          <table:table-cell office:value-type="float" office:value="41.48998" calcext:value-type="float">
            <text:p>41.48998</text:p>
          </table:table-cell>
          <table:table-cell office:value-type="float" office:value="-111.99606" calcext:value-type="float">
            <text:p>-111.99606</text:p>
          </table:table-cell>
          <table:table-cell office:value-type="float" office:value="1483" calcext:value-type="float">
            <text:p>1483</text:p>
          </table:table-cell>
          <table:table-cell office:value-type="string" calcext:value-type="string">
            <text:p>Burn</text:p>
          </table:table-cell>
          <table:table-cell office:value-type="string" calcext:value-type="string">
            <text:p>2006-8-23</text:p>
          </table:table-cell>
          <table:table-cell office:value-type="float" office:value="-5.1" calcext:value-type="float">
            <text:p>-5.1</text:p>
          </table:table-cell>
          <table:table-cell office:value-type="float" office:value="540" calcext:value-type="float">
            <text:p>540</text:p>
          </table:table-cell>
        </table:table-row>
        <table:table-row table:style-name="ro1">
          <table:table-cell office:value-type="string" calcext:value-type="string">
            <text:p>Burn_10</text:p>
          </table:table-cell>
          <table:table-cell office:value-type="float" office:value="41.60692" calcext:value-type="float">
            <text:p>41.60692</text:p>
          </table:table-cell>
          <table:table-cell office:value-type="float" office:value="-111.60789" calcext:value-type="float">
            <text:p>-111.60789</text:p>
          </table:table-cell>
          <table:table-cell office:value-type="float" office:value="1644" calcext:value-type="float">
            <text:p>1644</text:p>
          </table:table-cell>
          <table:table-cell office:value-type="string" calcext:value-type="string">
            <text:p>Burn</text:p>
          </table:table-cell>
          <table:table-cell office:value-type="string" calcext:value-type="string">
            <text:p>2015-9-25</text:p>
          </table:table-cell>
          <table:table-cell office:value-type="float" office:value="-6.9" calcext:value-type="float">
            <text:p>-6.9</text:p>
          </table:table-cell>
          <table:table-cell office:value-type="float" office:value="464" calcext:value-type="float">
            <text:p>46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19">00/00/0000</text:date>, <text:time style:data-style-name="N2" text:time-value="14:32:32.304226914">00:00:00</text:time></text:p>
        </style:region-right>
      </style:header>
      <style:header-left style:display="false"/>
      <style:footer>
        <text:p>Page <text:page-number>1</text:page-number> / <text:page-count>99</text:page-count></text:p>
      </style:footer>
      <style:footer-left style:display="false"/>
    </style:master-page>
  </office:master-styles>
</office:document-styles>
</file>